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ira Code" svg:font-family="'Fira Code', SFMono-Regular, Consolas, Menlo, monospace"/>
    <style:font-face style:name="Google Sans" svg:font-family="'Google Sans', Roboto, Arial, sans-serif"/>
    <style:font-face style:name="Google Sans1" svg:font-family="'Google Sans', arial, sans-serif"/>
    <style:font-face style:name="JetBrains Mono" svg:font-family="'JetBrains Mono', ui-monospace, 'Roboto Mono', SFMono-Regular, Menlo, Monaco, Consolas, 'Liberation Mon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apple-system1" svg:font-family="apple-system, system-ui, BlinkMacSystemFont, 'Segoe UI', Roboto, 'Helvetica Neue', Arial, sans-serif"/>
    <style:font-face style:name="ui-monospace" svg:font-family="ui-monospace, SFMono-Regular, 'SF Mono', Menlo, Consolas, 'Liberation Mono', monospace"/>
    <style:font-face style:name="var font-family-monospace" svg:font-family="'var font-family-monospace'"/>
  </office:font-face-decls>
  <office:automatic-styles>
    <style:style style:name="P1"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164ee4"/>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164ee4"/>
    </style:style>
    <style:style style:name="P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2e7796"/>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179c7f" officeooo:paragraph-rsid="00179c7f"/>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179c7f" officeooo:paragraph-rsid="00375fb5"/>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c9713"/>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e7796"/>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eed30"/>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305410"/>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307d2a"/>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41db" officeooo:paragraph-rsid="002e41db"/>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7796" style:font-weight-asian="normal" style:font-weight-complex="normal"/>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7796"/>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ed30"/>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4ab0e0"/>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305410" officeooo:paragraph-rsid="00305410"/>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307d2a" officeooo:paragraph-rsid="00307d2a"/>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8b4ef5" officeooo:paragraph-rsid="008b4ef5"/>
    </style:style>
    <style:style style:name="P1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2e7796" style:font-weight-asian="bold" style:font-weight-complex="bold"/>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2e7796" style:font-weight-asian="bold" style:font-weight-complex="bold"/>
    </style:style>
    <style:style style:name="P2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c81b2" style:font-weight-asian="bold" style:font-weight-complex="bold"/>
    </style:style>
    <style:style style:name="P2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c81b2" style:font-weight-asian="bold" style:font-weight-complex="bold"/>
    </style:style>
    <style:style style:name="P2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eb6f2" style:font-weight-asian="bold" style:font-weight-complex="bold"/>
    </style:style>
    <style:style style:name="P2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fabd5" style:font-weight-asian="bold" style:font-weight-complex="bold"/>
    </style:style>
    <style:style style:name="P2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fabd5" style:font-weight-asian="bold" style:font-weight-complex="bold"/>
    </style:style>
    <style:style style:name="P2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08eb6" style:font-weight-asian="bold" style:font-weight-complex="bold"/>
    </style:style>
    <style:style style:name="P2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0f0f2" style:font-weight-asian="bold" style:font-weight-complex="bold"/>
    </style:style>
    <style:style style:name="P2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71b6c" style:font-weight-asian="bold" style:font-weight-complex="bold"/>
    </style:style>
    <style:style style:name="P2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c1fbf" style:font-weight-asian="bold" style:font-weight-complex="bold"/>
    </style:style>
    <style:style style:name="P3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daa9b" style:font-weight-asian="bold" style:font-weight-complex="bold"/>
    </style:style>
    <style:style style:name="P3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4324b5" style:font-weight-asian="bold" style:font-weight-complex="bold"/>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4324b5" style:font-weight-asian="bold" style:font-weight-complex="bold"/>
    </style:style>
    <style:style style:name="P3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53e53b" style:font-weight-asian="bold" style:font-weight-complex="bold"/>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79c45" style:font-weight-asian="bold" style:font-weight-complex="bold"/>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88712" style:font-weight-asian="bold" style:font-weight-complex="bold"/>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c94e9" style:font-weight-asian="bold" style:font-weight-complex="bold"/>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598a3d" officeooo:paragraph-rsid="00598a3d" style:font-weight-asian="bold" style:font-weight-complex="bold"/>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598a3d" officeooo:paragraph-rsid="0085005f" style:font-weight-asian="bold" style:font-weight-complex="bold"/>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8b4ef5" officeooo:paragraph-rsid="008b4ef5" style:font-weight-asian="bold" style:font-weight-complex="bold"/>
    </style:style>
    <style:style style:name="P4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3034" style:font-weight-asian="bold" style:font-weight-complex="bold"/>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3034" style:font-weight-asian="bold" style:font-weight-complex="bold"/>
    </style:style>
    <style:style style:name="P4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0be90" style:font-weight-asian="bold" style:font-weight-complex="bold"/>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4324b5" style:font-weight-asian="bold" style:font-weight-complex="bold"/>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3e53b" style:font-weight-asian="bold" style:font-weight-complex="bold"/>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3e53b" style:font-weight-asian="bold" style:font-weight-complex="bold"/>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56418" style:font-weight-asian="bold" style:font-weight-complex="bold"/>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70f39" style:font-weight-asian="bold" style:font-weight-complex="bold"/>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78f78" style:font-weight-asian="bold" style:font-weight-complex="bold"/>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df87" style:font-weight-asian="bold" style:font-weight-complex="bold"/>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e0cc5" style:font-weight-asian="bold" style:font-weight-complex="bold"/>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bdc5" style:font-weight-asian="bold" style:font-weight-complex="bold"/>
    </style:style>
    <style:style style:name="P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2dfed" style:font-weight-asian="bold" style:font-weight-complex="bold"/>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36ba0" style:font-weight-asian="bold" style:font-weight-complex="bold"/>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7b1cd" style:font-weight-asian="bold" style:font-weight-complex="bold"/>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7e2260" style:font-weight-asian="bold" style:font-weight-complex="bold"/>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7f87d6" style:font-weight-asian="bold" style:font-weight-complex="bold"/>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815a55" style:font-weight-asian="bold" style:font-weight-complex="bold"/>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82c95a" style:font-weight-asian="bold" style:font-weight-complex="bold"/>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1853e" style:font-weight-asian="bold" style:font-weight-complex="bold"/>
    </style:style>
    <style:style style:name="P6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5d032" style:font-weight-asian="bold" style:font-weight-complex="bold"/>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5d032" style:font-weight-asian="bold" style:font-weight-complex="bold"/>
    </style:style>
    <style:style style:name="P6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2d649" style:font-weight-asian="bold" style:font-weight-complex="bold"/>
    </style:style>
    <style:style style:name="P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9c45" style:font-weight-asian="bold" style:font-weight-complex="bold"/>
    </style:style>
    <style:style style:name="P71"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f8c0c" style:font-weight-asian="bold" style:font-weight-complex="bold"/>
    </style:style>
    <style:style style:name="P72"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0581b" style:font-weight-asian="bold" style:font-weight-complex="bold"/>
    </style:style>
    <style:style style:name="P73"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12891" style:font-weight-asian="bold" style:font-weight-complex="bold"/>
    </style:style>
    <style:style style:name="P74"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16223" style:font-weight-asian="bold" style:font-weight-complex="bold"/>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c9713" officeooo:paragraph-rsid="002c9713" style:font-weight-asian="bold" style:font-weight-complex="bold"/>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e41db" officeooo:paragraph-rsid="002e41db" style:font-weight-asian="bold" style:font-weight-complex="bold"/>
    </style:style>
    <style:style style:name="P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e7796" officeooo:paragraph-rsid="002e7796" style:font-weight-asian="bold" style:font-weight-complex="bold"/>
    </style:style>
    <style:style style:name="P78" style:family="paragraph" style:parent-style-name="Text_20_body">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c9713" officeooo:paragraph-rsid="002c9713" fo:background-color="transparent" style:font-size-asian="12pt" style:font-weight-asian="bold" style:font-size-complex="12pt" style:font-weight-complex="bold"/>
    </style:style>
    <style:style style:name="P7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408eb6" officeooo:paragraph-rsid="00408eb6"/>
    </style:style>
    <style:style style:name="P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31816b" officeooo:paragraph-rsid="0031816b" style:font-weight-asian="normal" style:font-weight-complex="normal"/>
    </style:style>
    <style:style style:name="P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31816b" officeooo:paragraph-rsid="003a866f" style:font-weight-asian="normal" style:font-weight-complex="normal"/>
    </style:style>
    <style:style style:name="P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bold" officeooo:rsid="0031816b" officeooo:paragraph-rsid="0031816b" style:font-weight-asian="bold" style:font-weight-complex="bold"/>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style:text-underline-style="solid" style:text-underline-width="auto" style:text-underline-color="font-color" fo:font-weight="bold" officeooo:rsid="00375fb5" officeooo:paragraph-rsid="00375fb5" style:font-weight-asian="bold" style:font-weight-complex="bold"/>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37ce7" officeooo:paragraph-rsid="00337ce7" style:font-weight-asian="normal" style:font-weight-complex="normal"/>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37ce7" officeooo:paragraph-rsid="00408eb6" style:font-weight-asian="normal" style:font-weight-complex="normal"/>
    </style:style>
    <style:style style:name="P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eb6f2" officeooo:paragraph-rsid="003eb6f2" style:font-weight-asian="normal" style:font-weight-complex="normal"/>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337ce7" officeooo:paragraph-rsid="00556418" style:font-weight-asian="normal" style:font-weight-complex="normal"/>
    </style:style>
    <style:style style:name="P88"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style:font-name="ui-monospace" fo:font-size="9.75pt" fo:letter-spacing="normal" fo:font-style="normal" fo:font-weight="normal"/>
    </style:style>
    <style:style style:name="P89"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fo:letter-spacing="normal"/>
    </style:style>
    <style:style style:name="P90" style:family="paragraph" style:parent-style-name="Text_20_body">
      <style:text-properties officeooo:paragraph-rsid="00164ee4"/>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e7796"/>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56760"/>
    </style:style>
    <style:style style:name="P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75df9"/>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officeooo:paragraph-rsid="00675df9"/>
    </style:style>
    <style:style style:name="P9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84ab86"/>
    </style:style>
    <style:style style:name="P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4324b5"/>
    </style:style>
    <style:style style:name="P10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8ea4d1"/>
    </style:style>
    <style:style style:name="P1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ea4d1"/>
    </style:style>
    <style:style style:name="P1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36ba0"/>
    </style:style>
    <style:style style:name="P1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91c1b9"/>
    </style:style>
    <style:style style:name="P10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aad144"/>
    </style:style>
    <style:style style:name="P10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ad144"/>
    </style:style>
    <style:style style:name="P10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5703c"/>
    </style:style>
    <style:style style:name="P1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5703c"/>
    </style:style>
    <style:style style:name="P11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59c1d"/>
    </style:style>
    <style:style style:name="P11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e4a13"/>
    </style:style>
    <style:style style:name="P1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e4a13"/>
    </style:style>
    <style:style style:name="P11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b09b9b"/>
    </style:style>
    <style:style style:name="P1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09b9b"/>
    </style:style>
    <style:style style:name="P11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b13478"/>
    </style:style>
    <style:style style:name="P1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13478"/>
    </style:style>
    <style:style style:name="P12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31bc4"/>
    </style:style>
    <style:style style:name="P1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1bc4"/>
    </style:style>
    <style:style style:name="P12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2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5876c"/>
    </style:style>
    <style:style style:name="P1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f7690"/>
    </style:style>
    <style:style style:name="P1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385a1"/>
    </style:style>
    <style:style style:name="P1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45200"/>
    </style:style>
    <style:style style:name="P1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551fe"/>
    </style:style>
    <style:style style:name="P1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5e7ab"/>
    </style:style>
    <style:style style:name="P1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aeaea"/>
    </style:style>
    <style:style style:name="P1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b320c"/>
    </style:style>
    <style:style style:name="P1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c30c5"/>
    </style:style>
    <style:style style:name="P1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e1945"/>
    </style:style>
    <style:style style:name="P1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1006a"/>
    </style:style>
    <style:style style:name="P1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1fe82"/>
    </style:style>
    <style:style style:name="P1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114b"/>
    </style:style>
    <style:style style:name="P1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3833"/>
    </style:style>
    <style:style style:name="P1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a332b"/>
    </style:style>
    <style:style style:name="P139" style:family="paragraph" style:parent-style-name="Standard">
      <style:paragraph-properties style:line-height-at-least="0.503cm"/>
      <style:text-properties fo:color="#d4d4d4" loext:opacity="100%" style:font-name="Droid Sans Mono" fo:font-size="10.5pt" fo:font-weight="normal" fo:background-color="#1e1e1e"/>
    </style:style>
    <style:style style:name="P140" style:family="paragraph" style:parent-style-name="Standard">
      <style:paragraph-properties style:line-height-at-least="0.503cm"/>
      <style:text-properties fo:color="#d4d4d4" loext:opacity="100%" style:font-name="Droid Sans Mono" fo:font-size="10.5pt" fo:font-weight="normal" officeooo:paragraph-rsid="009eeeed" fo:background-color="#1e1e1e"/>
    </style:style>
    <style:style style:name="P141" style:family="paragraph" style:parent-style-name="Standard">
      <style:paragraph-properties style:line-height-at-least="0.503cm"/>
      <style:text-properties fo:color="#d4d4d4" loext:opacity="100%" style:font-name="Droid Sans Mono" fo:font-size="10.5pt" fo:font-weight="normal" officeooo:paragraph-rsid="00a24099" fo:background-color="#1e1e1e"/>
    </style:style>
    <style:style style:name="P142" style:family="paragraph" style:parent-style-name="Standard">
      <style:paragraph-properties style:line-height-at-least="0.503cm"/>
      <style:text-properties fo:color="#d4d4d4" loext:opacity="100%" style:font-name="Droid Sans Mono" fo:font-size="10.5pt" fo:font-weight="normal" officeooo:paragraph-rsid="00a34018" fo:background-color="#1e1e1e"/>
    </style:style>
    <style:style style:name="P143" style:family="paragraph" style:parent-style-name="Standard">
      <style:paragraph-properties style:line-height-at-least="0.503cm"/>
      <style:text-properties fo:color="#d4d4d4" loext:opacity="100%" style:font-name="Droid Sans Mono" fo:font-size="10.5pt" fo:font-weight="normal" officeooo:paragraph-rsid="00a53389" fo:background-color="#1e1e1e"/>
    </style:style>
    <style:style style:name="P144" style:family="paragraph" style:parent-style-name="Standard">
      <style:paragraph-properties style:line-height-at-least="0.503cm"/>
      <style:text-properties fo:color="#d4d4d4" loext:opacity="100%" style:font-name="Droid Sans Mono" fo:font-size="10.5pt" fo:font-weight="normal" officeooo:paragraph-rsid="00b6110f" fo:background-color="#1e1e1e"/>
    </style:style>
    <style:style style:name="P14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d4d4d4" loext:opacity="100%" style:font-name="Droid Sans Mono" fo:font-size="10.5pt" fo:font-weight="normal" officeooo:paragraph-rsid="008ea4d1" fo:background-color="#1e1e1e"/>
    </style:style>
    <style:style style:name="P146" style:family="paragraph" style:parent-style-name="Standard">
      <style:paragraph-properties style:line-height-at-least="0.503cm"/>
      <style:text-properties fo:color="#d4d4d4" loext:opacity="100%" style:font-name="Droid Sans Mono" fo:font-size="10.5pt" fo:font-weight="normal" officeooo:rsid="0091c1b9" officeooo:paragraph-rsid="0091c1b9" fo:background-color="#1e1e1e"/>
    </style:style>
    <style:style style:name="P147" style:family="paragraph" style:parent-style-name="Standard">
      <style:paragraph-properties style:line-height-at-least="0.503cm"/>
      <style:text-properties fo:color="#d4d4d4" loext:opacity="100%" style:font-name="Droid Sans Mono" fo:font-size="10.5pt" fo:font-weight="normal" officeooo:rsid="0095d032" officeooo:paragraph-rsid="0095d032" fo:background-color="#1e1e1e"/>
    </style:style>
    <style:style style:name="P148" style:family="paragraph" style:parent-style-name="Standard">
      <style:paragraph-properties style:line-height-at-least="0.503cm"/>
      <style:text-properties fo:color="#d4d4d4" loext:opacity="100%" style:font-name="Droid Sans Mono" fo:font-size="10.5pt" fo:font-weight="normal" officeooo:rsid="009f8c0c" officeooo:paragraph-rsid="009f8c0c" fo:background-color="#1e1e1e"/>
    </style:style>
    <style:style style:name="P149" style:family="paragraph" style:parent-style-name="Standard">
      <style:paragraph-properties style:line-height-at-least="0.503cm"/>
    </style:style>
    <style:style style:name="P150" style:family="paragraph" style:parent-style-name="Preformatted_20_Text">
      <style:paragraph-properties fo:margin-top="0cm" fo:margin-bottom="0cm" style:contextual-spacing="false" fo:line-height="145%" fo:orphans="2" fo:widows="2" fo:padding="0cm" fo:border="none"/>
    </style:style>
    <style:style style:name="P151" style:family="paragraph" style:parent-style-name="Preformatted_20_Text">
      <style:paragraph-properties fo:margin-top="0cm" fo:margin-bottom="0cm" style:contextual-spacing="false" fo:line-height="145%" fo:orphans="2" fo:widows="2" fo:padding="0cm" fo:border="none"/>
      <style:text-properties officeooo:paragraph-rsid="00aad144"/>
    </style:style>
    <style:style style:name="P152" style:family="paragraph" style:parent-style-name="Preformatted_20_Text">
      <style:paragraph-properties fo:margin-top="0cm" fo:margin-bottom="0cm" style:contextual-spacing="false" fo:line-height="145%" fo:orphans="2" fo:widows="2" fo:padding="0cm" fo:border="none"/>
      <style:text-properties officeooo:paragraph-rsid="00add620"/>
    </style:style>
    <style:style style:name="P153" style:family="paragraph" style:parent-style-name="Standard">
      <style:paragraph-properties style:line-height-at-least="0.503cm"/>
      <style:text-properties fo:color="#569cd6" loext:opacity="100%" style:font-name="Droid Sans Mono" fo:font-size="10.5pt" fo:font-weight="normal" fo:background-color="#1e1e1e"/>
    </style:style>
    <style:style style:name="P154" style:family="paragraph" style:parent-style-name="Standard">
      <style:paragraph-properties style:line-height-at-least="0.503cm"/>
      <style:text-properties fo:color="#ce9178" loext:opacity="100%" style:font-name="Droid Sans Mono" fo:font-size="10.5pt" fo:font-weight="normal" fo:background-color="#1e1e1e"/>
    </style:style>
    <style:style style:name="P155" style:family="paragraph" style:parent-style-name="Standard">
      <style:paragraph-properties style:line-height-at-least="0.503cm"/>
      <style:text-properties fo:color="#6a9955" loext:opacity="100%" style:font-name="Droid Sans Mono" fo:font-size="10.5pt" fo:font-weight="normal" fo:background-color="#1e1e1e"/>
    </style:style>
    <style:style style:name="P156" style:family="paragraph" style:parent-style-name="Standard">
      <style:paragraph-properties style:line-height-at-least="0.503cm"/>
      <style:text-properties fo:color="#6a9955" loext:opacity="100%" style:font-name="Droid Sans Mono" fo:font-size="10.5pt" fo:font-weight="normal" officeooo:paragraph-rsid="00a9e2f1" fo:background-color="#1e1e1e"/>
    </style:style>
    <style:style style:name="P157" style:family="paragraph" style:parent-style-name="Standard">
      <style:paragraph-properties style:line-height-at-least="0.503cm"/>
      <style:text-properties fo:color="#6a9955" loext:opacity="100%" style:font-name="Droid Sans Mono" fo:font-size="10.5pt" fo:font-weight="normal" officeooo:rsid="00a5703c" officeooo:paragraph-rsid="00a5703c" fo:background-color="#1e1e1e"/>
    </style:style>
    <style:style style:name="P158" style:family="paragraph" style:parent-style-name="Standard">
      <style:paragraph-properties style:line-height-at-least="0.503cm"/>
      <style:text-properties fo:color="#6a9955" loext:opacity="100%" style:font-name="Droid Sans Mono" fo:font-size="10.5pt" fo:font-weight="normal" officeooo:rsid="00a5703c" officeooo:paragraph-rsid="00a59c1d" fo:background-color="#1e1e1e"/>
    </style:style>
    <style:style style:name="P159" style:family="paragraph" style:parent-style-name="Standard">
      <style:text-properties officeooo:paragraph-rsid="00b5e7ab"/>
    </style:style>
    <style:style style:name="P160" style:family="paragraph" style:parent-style-name="Text_20_body">
      <style:text-properties officeooo:paragraph-rsid="00b5e7ab"/>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rsid="00b09b9b" officeooo:paragraph-rsid="00b09b9b"/>
    </style:style>
    <style:style style:name="P162"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style:font-name="ui-monospace" fo:font-size="9.75pt" fo:letter-spacing="normal" fo:font-style="normal" fo:font-weight="normal"/>
    </style:style>
    <style:style style:name="P16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6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e9c5f"/>
    </style:style>
    <style:style style:name="P16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ff85e"/>
    </style:style>
    <style:style style:name="P16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05088"/>
    </style:style>
    <style:style style:name="P16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0b2db"/>
    </style:style>
    <style:style style:name="P16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267dd"/>
    </style:style>
    <style:style style:name="P16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3dec8"/>
    </style:style>
    <style:style style:name="P17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528a9"/>
    </style:style>
    <style:style style:name="P171" style:family="paragraph" style:parent-style-name="Standard">
      <style:paragraph-properties style:line-height-at-least="0.503cm"/>
      <style:text-properties fo:color="#d4d4d4" loext:opacity="100%" style:font-name="Droid Sans Mono" fo:font-size="10.5pt" fo:font-weight="normal" fo:background-color="#1e1e1e"/>
    </style:style>
    <style:style style:name="P172" style:family="paragraph" style:parent-style-name="Standard">
      <style:paragraph-properties style:line-height-at-least="0.503cm"/>
      <style:text-properties fo:color="#ce9178" loext:opacity="100%" style:font-name="Droid Sans Mono" fo:font-size="10.5pt" fo:font-weight="normal" fo:background-color="#1e1e1e"/>
    </style:style>
    <style:style style:name="P173"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style:text-properties officeooo:paragraph-rsid="00164ee4"/>
    </style:style>
    <style:style style:name="P1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a332b"/>
    </style:style>
    <style:style style:name="P1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d0141"/>
    </style:style>
    <style:style style:name="P1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d3f1c"/>
    </style:style>
    <style:style style:name="P1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e9c5f"/>
    </style:style>
    <style:style style:name="T1" style:family="text">
      <style:text-properties fo:font-variant="normal" fo:text-transform="none" fo:color="#24292e" loext:opacity="100%" style:font-name="apple-system" fo:font-size="12pt" fo:letter-spacing="normal" fo:font-style="normal" fo:font-weight="normal"/>
    </style:style>
    <style:style style:name="T2" style:family="text">
      <style:text-properties fo:font-variant="normal" fo:text-transform="none" fo:color="#24292e" loext:opacity="100%" style:font-name="apple-system" fo:font-size="12pt" fo:letter-spacing="normal" fo:font-style="normal" fo:font-weight="normal" fo:background-color="transparent" loext:char-shading-value="0" style:font-size-asian="12pt" style:font-weight-asian="normal" style:font-size-complex="12pt" style:font-weight-complex="normal"/>
    </style:style>
    <style:style style:name="T3" style:family="text">
      <style:text-properties fo:font-variant="normal" fo:text-transform="none" fo:color="#24292e" loext:opacity="100%" style:font-name="apple-system" fo:font-size="12pt" fo:letter-spacing="normal" fo:font-style="normal" fo:font-weight="normal" officeooo:rsid="002e7796" style:font-weight-asian="normal" style:font-weight-complex="normal"/>
    </style:style>
    <style:style style:name="T4" style:family="text">
      <style:text-properties fo:font-variant="normal" fo:text-transform="none" fo:color="#24292e" loext:opacity="100%" style:font-name="apple-system" fo:font-size="12pt" fo:letter-spacing="normal" fo:font-style="normal" fo:font-weight="normal" officeooo:rsid="004324b5" style:font-weight-asian="bold" style:font-weight-complex="bold" loext:padding="0cm" loext:border="none"/>
    </style:style>
    <style:style style:name="T5" style:family="text">
      <style:text-properties fo:font-variant="normal" fo:text-transform="none" fo:color="#24292e" loext:opacity="100%" style:font-name="apple-system" fo:font-size="12pt" fo:letter-spacing="normal" fo:font-style="normal" fo:font-weight="normal" officeooo:rsid="0053e53b" style:font-weight-asian="bold" style:font-weight-complex="bold" loext:padding="0cm" loext:border="none"/>
    </style:style>
    <style:style style:name="T6" style:family="text">
      <style:text-properties fo:font-variant="normal" fo:text-transform="none" fo:color="#24292e" loext:opacity="100%" style:font-name="apple-system" fo:font-size="12pt" fo:letter-spacing="normal" fo:font-style="normal" fo:font-weight="bold"/>
    </style:style>
    <style:style style:name="T7" style:family="text">
      <style:text-properties fo:font-variant="normal" fo:text-transform="none" fo:color="#24292e" loext:opacity="100%" style:font-name="apple-system" fo:font-size="12pt" fo:letter-spacing="normal" fo:font-style="normal" fo:font-weight="bold" fo:background-color="transparent" loext:char-shading-value="0" style:font-weight-asian="bold" style:font-weight-complex="bold" loext:padding="0cm" loext:border="none"/>
    </style:style>
    <style:style style:name="T8" style:family="text">
      <style:text-properties fo:font-variant="normal" fo:text-transform="none" fo:color="#24292e" loext:opacity="100%" style:font-name="apple-system" fo:font-size="12pt" fo:letter-spacing="normal" fo:font-style="normal" fo:font-weight="bold" officeooo:rsid="00a0581b" fo:background-color="transparent" loext:char-shading-value="0" style:font-weight-asian="bold" style:font-weight-complex="bold" loext:padding="0cm" loext:border="none"/>
    </style:style>
    <style:style style:name="T9"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style:font-weight-asian="bold" style:font-weight-complex="bold" loext:padding="0cm" loext:border="none"/>
    </style:style>
    <style:style style:name="T10"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5fbdc5" style:font-size-asian="10pt" style:font-weight-asian="bold" style:font-size-complex="10pt" style:font-weight-complex="bold" loext:padding="0cm" loext:border="none"/>
    </style:style>
    <style:style style:name="T11"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675df9" style:font-size-asian="10pt" style:font-weight-asian="bold" style:font-size-complex="10pt" style:font-weight-complex="bold" loext:padding="0cm" loext:border="none"/>
    </style:style>
    <style:style style:name="T12"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675df9" fo:background-color="transparent" loext:char-shading-value="0" style:font-size-asian="10pt" style:font-weight-asian="bold" style:font-size-complex="10pt" style:font-weight-complex="bold" loext:padding="0cm" loext:border="none"/>
    </style:style>
    <style:style style:name="T13"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a5703c" fo:background-color="transparent" loext:char-shading-value="0" style:font-size-asian="10pt" style:font-weight-asian="bold" style:font-size-complex="10pt" style:font-weight-complex="bold" loext:padding="0cm" loext:border="none"/>
    </style:style>
    <style:style style:name="T14"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af7690" fo:background-color="transparent" loext:char-shading-value="0" style:font-size-asian="10pt" style:font-weight-asian="bold" style:font-size-complex="10pt" style:font-weight-complex="bold" loext:padding="0cm" loext:border="none"/>
    </style:style>
    <style:style style:name="T15"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b45200" fo:background-color="transparent" loext:char-shading-value="0" style:font-size-asian="10pt" style:font-weight-asian="bold" style:font-size-complex="10pt" style:font-weight-complex="bold" loext:padding="0cm" loext:border="none"/>
    </style:style>
    <style:style style:name="T16"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baeaea" fo:background-color="transparent" loext:char-shading-value="0" style:font-size-asian="10pt" style:font-weight-asian="bold" style:font-size-complex="10pt" style:font-weight-complex="bold" loext:padding="0cm" loext:border="none"/>
    </style:style>
    <style:style style:name="T17"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1fe82" fo:background-color="transparent" loext:char-shading-value="0" style:font-size-asian="10pt" style:font-weight-asian="bold" style:font-size-complex="10pt" style:font-weight-complex="bold" loext:padding="0cm" loext:border="none"/>
    </style:style>
    <style:style style:name="T18"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d0141" fo:background-color="transparent" loext:char-shading-value="0" style:font-size-asian="10pt" style:font-weight-asian="bold" style:font-size-complex="10pt" style:font-weight-complex="bold" loext:padding="0cm" loext:border="none"/>
    </style:style>
    <style:style style:name="T19"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d3f1c" fo:background-color="transparent" loext:char-shading-value="0" style:font-size-asian="10pt" style:font-weight-asian="bold" style:font-size-complex="10pt" style:font-weight-complex="bold" loext:padding="0cm" loext:border="none"/>
    </style:style>
    <style:style style:name="T20"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e9c5f" fo:background-color="transparent" loext:char-shading-value="0" style:font-size-asian="10pt" style:font-weight-asian="bold" style:font-size-complex="10pt" style:font-weight-complex="bold" loext:padding="0cm" loext:border="none"/>
    </style:style>
    <style:style style:name="T21"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d05088" fo:background-color="transparent" loext:char-shading-value="0" style:font-size-asian="10pt" style:font-weight-asian="bold" style:font-size-complex="10pt" style:font-weight-complex="bold" loext:padding="0cm" loext:border="none"/>
    </style:style>
    <style:style style:name="T22"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normal" officeooo:rsid="00675df9" fo:background-color="transparent" loext:char-shading-value="0" style:font-size-asian="10pt" style:font-weight-asian="normal" style:font-size-complex="10pt" style:font-weight-complex="normal" loext:padding="0cm" loext:border="none"/>
    </style:style>
    <style:style style:name="T23" style:family="text">
      <style:text-properties fo:font-variant="normal" fo:text-transform="none" fo:color="#24292e" loext:opacity="100%" style:font-name="apple-system" fo:font-size="12pt" fo:letter-spacing="normal" fo:font-style="normal" style:text-underline-style="none" fo:font-weight="normal" officeooo:rsid="0082c95a" style:font-weight-asian="bold" style:font-weight-complex="bold" loext:padding="0cm" loext:border="none"/>
    </style:style>
    <style:style style:name="T24" style:family="text">
      <style:text-properties fo:font-variant="normal" fo:text-transform="none" fo:color="#24292e" loext:opacity="100%" style:font-name="apple-system" fo:font-size="12pt" fo:letter-spacing="normal" fo:font-style="normal" style:text-underline-style="none" fo:font-weight="normal" officeooo:rsid="0082c95a" style:font-size-asian="11pt" style:font-weight-asian="bold" style:font-size-complex="11pt" style:font-weight-complex="bold" loext:padding="0cm" loext:border="none"/>
    </style:style>
    <style:style style:name="T25" style:family="text">
      <style:text-properties fo:font-variant="normal" fo:text-transform="none" fo:color="#24292e" loext:opacity="100%" style:font-name="apple-system" fo:font-size="12pt" fo:letter-spacing="normal" fo:font-style="normal" style:text-underline-style="none" officeooo:rsid="00a24099" fo:background-color="transparent" loext:char-shading-value="0" style:font-weight-asian="bold" style:font-weight-complex="bold" loext:padding="0cm" loext:border="none"/>
    </style:style>
    <style:style style:name="T26" style:family="text">
      <style:text-properties fo:font-variant="normal" fo:text-transform="none" fo:color="#24292e" loext:opacity="100%" style:font-name="apple-system" fo:font-size="12pt" fo:letter-spacing="normal" fo:font-style="normal" style:text-underline-style="none" officeooo:rsid="00a34018" fo:background-color="transparent" loext:char-shading-value="0" style:font-weight-asian="bold" style:font-weight-complex="bold" loext:padding="0cm" loext:border="none"/>
    </style:style>
    <style:style style:name="T27" style:family="text">
      <style:text-properties fo:font-variant="normal" fo:text-transform="none" fo:color="#24292e" loext:opacity="100%" style:font-name="apple-system" fo:font-size="12pt" fo:letter-spacing="normal" fo:font-style="normal" style:text-underline-style="none" officeooo:rsid="00a53389" fo:background-color="transparent" loext:char-shading-value="0" style:font-weight-asian="bold" style:font-weight-complex="bold" loext:padding="0cm" loext:border="none"/>
    </style:style>
    <style:style style:name="T28" style:family="text">
      <style:text-properties fo:font-variant="normal" fo:text-transform="none" fo:color="#24292e" loext:opacity="100%" style:font-name="var font-family-monospace" fo:font-size="10.5pt" fo:letter-spacing="normal" fo:font-style="normal" style:text-underline-style="none" fo:font-weight="normal" officeooo:rsid="005f3034" style:font-size-asian="10pt" style:font-weight-asian="bold" style:font-size-complex="10pt" style:font-weight-complex="bold" loext:padding="0cm" loext:border="none"/>
    </style:style>
    <style:style style:name="T29" style:family="text">
      <style:text-properties fo:font-variant="normal" fo:text-transform="none" fo:color="#24292e" loext:opacity="100%" style:font-name="var font-family-monospace" fo:font-size="10.5pt" fo:letter-spacing="normal" fo:font-style="normal" style:text-underline-style="none" fo:font-weight="normal" officeooo:rsid="0062dfed" style:font-size-asian="10pt" style:font-weight-asian="bold" style:font-size-complex="10pt" style:font-weight-complex="bold" loext:padding="0cm" loext:border="none"/>
    </style:style>
    <style:style style:name="T30" style:family="text">
      <style:text-properties fo:font-variant="normal" fo:text-transform="none" fo:color="#24292e" loext:opacity="100%" style:font-name="var font-family-monospace" fo:font-size="10.5pt" fo:letter-spacing="normal" fo:font-style="normal" style:text-underline-style="none" fo:font-weight="normal" officeooo:rsid="00636ba0" style:font-size-asian="10pt" style:font-weight-asian="bold" style:font-size-complex="10pt" style:font-weight-complex="bold" loext:padding="0cm" loext:border="none"/>
    </style:style>
    <style:style style:name="T31" style:family="text">
      <style:text-properties fo:font-variant="normal" fo:text-transform="none" fo:color="#24292e" loext:opacity="100%" style:font-name="var font-family-monospace" fo:font-size="10.5pt" fo:letter-spacing="normal" fo:font-style="normal" style:text-underline-style="none" fo:font-weight="normal" officeooo:rsid="00656760" style:font-size-asian="10pt" style:font-weight-asian="bold" style:font-size-complex="10pt" style:font-weight-complex="bold" loext:padding="0cm" loext:border="none"/>
    </style:style>
    <style:style style:name="T32" style:family="text">
      <style:text-properties fo:font-variant="normal" fo:text-transform="none" fo:color="#24292e" loext:opacity="100%" style:font-name="var font-family-monospace" fo:font-size="10.5pt" fo:letter-spacing="normal" fo:font-style="normal" style:text-underline-style="none" fo:font-weight="normal" officeooo:rsid="0066bddf" style:font-size-asian="10pt" style:font-weight-asian="bold" style:font-size-complex="10pt" style:font-weight-complex="bold" loext:padding="0cm" loext:border="none"/>
    </style:style>
    <style:style style:name="T33" style:family="text">
      <style:text-properties fo:font-variant="normal" fo:text-transform="none" fo:color="#24292e" loext:opacity="100%" style:font-name="var font-family-monospace" fo:font-size="10.5pt" fo:letter-spacing="normal" fo:font-style="normal" style:text-underline-style="none" fo:font-weight="normal" officeooo:rsid="008ea4d1" style:font-size-asian="10pt" style:font-weight-asian="bold" style:font-size-complex="10pt" style:font-weight-complex="bold" loext:padding="0cm" loext:border="none"/>
    </style:style>
    <style:style style:name="T34" style:family="text">
      <style:text-properties fo:font-variant="normal" fo:text-transform="none" fo:color="#24292e" loext:opacity="100%" style:font-name="var font-family-monospace" fo:font-size="10.5pt" fo:letter-spacing="normal" fo:font-style="normal" style:text-underline-style="none" fo:font-weight="normal" officeooo:rsid="0091c1b9" style:font-size-asian="10pt" style:font-weight-asian="bold" style:font-size-complex="10pt" style:font-weight-complex="bold" loext:padding="0cm" loext:border="none"/>
    </style:style>
    <style:style style:name="T35" style:family="text">
      <style:text-properties fo:font-variant="normal" fo:text-transform="none" fo:color="#24292e" loext:opacity="100%" style:font-name="var font-family-monospace" fo:font-size="10.5pt" fo:letter-spacing="normal" fo:font-style="normal" style:text-underline-style="none" fo:font-weight="normal" officeooo:rsid="00656760" fo:background-color="#ffffff" loext:char-shading-value="0" style:font-size-asian="10pt" style:font-weight-asian="bold" style:font-size-complex="10pt" style:font-weight-complex="bold" loext:padding="0cm" loext:border="none"/>
    </style:style>
    <style:style style:name="T36" style:family="text">
      <style:text-properties fo:font-variant="normal" fo:text-transform="none" fo:color="#24292e" loext:opacity="100%" style:font-name="var font-family-monospace" fo:font-size="10.5pt" fo:letter-spacing="normal" fo:font-style="normal" style:text-underline-style="none" fo:font-weight="bold" officeooo:rsid="0062dfed" fo:background-color="#ffffff" loext:char-shading-value="0" style:font-size-asian="10pt" style:font-weight-asian="bold" style:font-size-complex="10pt" style:font-weight-complex="bold" loext:padding="0cm" loext:border="none"/>
    </style:style>
    <style:style style:name="T37" style:family="text">
      <style:text-properties fo:font-variant="normal" fo:text-transform="none" fo:color="#24292e" loext:opacity="100%" style:font-name="var font-family-monospace" fo:letter-spacing="normal" fo:font-style="normal" style:text-underline-style="none" officeooo:rsid="00656760" fo:background-color="transparent" loext:char-shading-value="0" style:font-size-asian="10pt" style:font-weight-asian="bold" style:font-size-complex="10pt" style:font-weight-complex="bold" loext:padding="0cm" loext:border="none"/>
    </style:style>
    <style:style style:name="T38" style:family="text">
      <style:text-properties fo:font-variant="normal" fo:text-transform="none" fo:color="#24292e" loext:opacity="100%" style:font-name="var font-family-monospace" fo:letter-spacing="normal" fo:font-style="normal" style:text-underline-style="none" fo:background-color="transparent" loext:char-shading-value="0" style:font-size-asian="10pt" style:font-weight-asian="bold" style:font-size-complex="10pt" style:font-weight-complex="bold" loext:padding="0cm" loext:border="none"/>
    </style:style>
    <style:style style:name="T39" style:family="text">
      <style:text-properties fo:font-variant="normal" fo:text-transform="none" fo:color="#24292e" loext:opacity="100%" style:font-name="var font-family-monospace" fo:letter-spacing="normal" fo:font-style="normal" style:text-underline-style="none" officeooo:rsid="0095d032" fo:background-color="transparent" loext:char-shading-value="0" style:font-size-asian="10pt" style:font-weight-asian="bold" style:font-size-complex="10pt" style:font-weight-complex="bold" loext:padding="0cm" loext:border="none"/>
    </style:style>
    <style:style style:name="T40" style:family="text">
      <style:text-properties fo:font-variant="normal" fo:text-transform="none" fo:color="#24292e" loext:opacity="100%" fo:font-size="12pt" fo:letter-spacing="normal" fo:font-style="normal" fo:font-weight="bold" officeooo:rsid="004324b5" loext:padding="0cm" loext:border="none"/>
    </style:style>
    <style:style style:name="T41"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675df9" fo:background-color="transparent" loext:char-shading-value="0" style:font-size-asian="10pt" style:font-weight-asian="bold" style:font-size-complex="10pt" style:font-weight-complex="bold" loext:padding="0cm" loext:border="none"/>
    </style:style>
    <style:style style:name="T42"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cd0141" fo:background-color="transparent" loext:char-shading-value="0" style:font-size-asian="10pt" style:font-weight-asian="bold" style:font-size-complex="10pt" style:font-weight-complex="bold" loext:padding="0cm" loext:border="none"/>
    </style:style>
    <style:style style:name="T43"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cd3f1c" fo:background-color="transparent" loext:char-shading-value="0" style:font-size-asian="10pt" style:font-weight-asian="bold" style:font-size-complex="10pt" style:font-weight-complex="bold" loext:padding="0cm" loext:border="none"/>
    </style:style>
    <style:style style:name="T44" style:family="text">
      <style:text-properties fo:font-variant="normal" fo:text-transform="none" fo:color="#e83e8c" loext:opacity="100%" style:font-name="SFMono-Regular" fo:font-size="9.75pt" fo:letter-spacing="normal" fo:font-style="normal" fo:font-weight="normal" loext:padding="0cm" loext:border="none"/>
    </style:style>
    <style:style style:name="T45" style:family="text">
      <style:text-properties fo:font-variant="normal" fo:text-transform="none" fo:color="#e83e8c" loext:opacity="100%" style:font-name="SFMono-Regular" fo:font-size="9.75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46" style:family="text">
      <style:text-properties fo:font-variant="normal" fo:text-transform="none" style:font-name="var font-family-monospace" fo:font-size="10.5pt" fo:letter-spacing="normal" fo:font-style="normal" fo:font-weight="normal" loext:padding="0cm" loext:border="none"/>
    </style:style>
    <style:style style:name="T47" style:family="text">
      <style:text-properties fo:font-variant="normal" fo:text-transform="none" fo:color="#000000" loext:opacity="100%" style:font-name="Droid Sans Mono" fo:font-size="10.5pt" fo:letter-spacing="normal" fo:font-style="normal" style:text-underline-style="none" fo:font-weight="normal" officeooo:rsid="00656760" fo:background-color="#ffffff" loext:char-shading-value="0" style:font-size-asian="10pt" style:font-weight-asian="bold" style:font-size-complex="10pt" style:font-weight-complex="bold" loext:padding="0cm" loext:border="none"/>
    </style:style>
    <style:style style:name="T48" style:family="text">
      <style:text-properties fo:font-variant="normal" fo:text-transform="none" fo:color="#000000" loext:opacity="100%" style:font-name="SFMono-Regular"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49" style:family="text">
      <style:text-properties fo:font-variant="normal" fo:text-transform="none" fo:color="#000000" loext:opacity="100%" style:font-name="apple-system"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50"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a5703c" fo:background-color="transparent" loext:char-shading-value="0" style:font-size-asian="10pt" style:font-weight-asian="normal" style:font-size-complex="10pt" style:font-weight-complex="normal" loext:padding="0cm" loext:border="none"/>
    </style:style>
    <style:style style:name="T51"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b09b9b" fo:background-color="transparent" loext:char-shading-value="0" style:font-size-asian="10pt" style:font-weight-asian="normal" style:font-size-complex="10pt" style:font-weight-complex="normal" loext:padding="0cm" loext:border="none"/>
    </style:style>
    <style:style style:name="T52"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bc30c5" fo:background-color="transparent" loext:char-shading-value="0" style:font-size-asian="10pt" style:font-weight-asian="normal" style:font-size-complex="10pt" style:font-weight-complex="normal" loext:padding="0cm" loext:border="none"/>
    </style:style>
    <style:style style:name="T53"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c73fef" fo:background-color="transparent" loext:char-shading-value="0" style:font-size-asian="10pt" style:font-weight-asian="normal" style:font-size-complex="10pt" style:font-weight-complex="normal" loext:padding="0cm" loext:border="none"/>
    </style:style>
    <style:style style:name="T54" style:family="text">
      <style:text-properties fo:font-variant="normal" fo:text-transform="none" fo:color="#000000" loext:opacity="100%" style:font-name="apple-system" fo:font-size="12pt" fo:letter-spacing="normal" fo:font-style="normal" style:text-underline-style="none" fo:font-weight="normal" officeooo:rsid="00a5703c" fo:background-color="transparent" loext:char-shading-value="0" style:font-size-asian="10pt" style:font-weight-asian="normal" style:font-size-complex="10pt" style:font-weight-complex="normal" loext:padding="0cm" loext:border="none"/>
    </style:style>
    <style:style style:name="T55" style:family="text">
      <style:text-properties fo:font-variant="normal" fo:text-transform="none" fo:color="#000000" loext:opacity="100%" style:font-name="apple-system" fo:font-size="12pt" fo:letter-spacing="normal" fo:font-style="normal" style:text-underline-style="none" fo:font-weight="normal" fo:background-color="transparent" loext:char-shading-value="0" style:font-size-asian="10pt" style:font-weight-asian="normal" style:font-size-complex="10pt" style:font-weight-complex="normal" loext:padding="0cm" loext:border="none"/>
    </style:style>
    <style:style style:name="T56" style:family="text">
      <style:text-properties fo:font-variant="normal" fo:text-transform="none" fo:color="#000000" loext:opacity="100%" style:font-name="apple-system" fo:font-size="12pt" fo:letter-spacing="normal" fo:font-style="normal" style:text-underline-style="none" fo:font-weight="normal" officeooo:rsid="00a59c1d" fo:background-color="transparent" loext:char-shading-value="0" style:font-size-asian="10pt" style:font-weight-asian="normal" style:font-size-complex="10pt" style:font-weight-complex="normal" loext:padding="0cm" loext:border="none"/>
    </style:style>
    <style:style style:name="T57" style:family="text">
      <style:text-properties fo:font-variant="normal" fo:text-transform="none" fo:color="#000000" loext:opacity="100%" style:font-name="apple-system" fo:font-size="12pt" fo:letter-spacing="normal" fo:font-style="normal" style:text-underline-style="none" fo:font-weight="normal" officeooo:rsid="00a6e679" fo:background-color="transparent" loext:char-shading-value="0" style:font-size-asian="10pt" style:font-weight-asian="normal" style:font-size-complex="10pt" style:font-weight-complex="normal" loext:padding="0cm" loext:border="none"/>
    </style:style>
    <style:style style:name="T58" style:family="text">
      <style:text-properties fo:font-variant="normal" fo:text-transform="none" fo:color="#000000" loext:opacity="100%" style:font-name="apple-system" fo:font-size="12pt" fo:letter-spacing="normal" fo:font-style="normal" style:text-underline-style="none" fo:font-weight="normal" officeooo:rsid="00a7bee3" fo:background-color="transparent" loext:char-shading-value="0" style:font-size-asian="10pt" style:font-weight-asian="normal" style:font-size-complex="10pt" style:font-weight-complex="normal" loext:padding="0cm" loext:border="none"/>
    </style:style>
    <style:style style:name="T59" style:family="text">
      <style:text-properties fo:font-variant="normal" fo:text-transform="none" fo:color="#000000" loext:opacity="100%" style:font-name="apple-system" fo:font-size="12pt" fo:letter-spacing="normal" fo:font-style="normal" style:text-underline-style="none" fo:font-weight="normal" officeooo:rsid="00a816cd" fo:background-color="transparent" loext:char-shading-value="0" style:font-size-asian="10pt" style:font-weight-asian="normal" style:font-size-complex="10pt" style:font-weight-complex="normal" loext:padding="0cm" loext:border="none"/>
    </style:style>
    <style:style style:name="T60" style:family="text">
      <style:text-properties fo:font-variant="normal" fo:text-transform="none" fo:color="#000000" loext:opacity="100%" style:font-name="apple-system" fo:font-size="12pt" fo:letter-spacing="normal" fo:font-style="normal" style:text-underline-style="none" fo:font-weight="normal" officeooo:rsid="00a86c57" fo:background-color="transparent" loext:char-shading-value="0" style:font-size-asian="10pt" style:font-weight-asian="normal" style:font-size-complex="10pt" style:font-weight-complex="normal" loext:padding="0cm" loext:border="none"/>
    </style:style>
    <style:style style:name="T61" style:family="text">
      <style:text-properties fo:font-variant="normal" fo:text-transform="none" fo:color="#000000" loext:opacity="100%" style:font-name="apple-system" fo:font-size="12pt" fo:letter-spacing="normal" fo:font-style="normal" style:text-underline-style="none" fo:font-weight="normal" officeooo:rsid="00a9e2f1" fo:background-color="transparent" loext:char-shading-value="0" style:font-size-asian="10pt" style:font-weight-asian="normal" style:font-size-complex="10pt" style:font-weight-complex="normal" loext:padding="0cm" loext:border="none"/>
    </style:style>
    <style:style style:name="T62" style:family="text">
      <style:text-properties fo:font-variant="normal" fo:text-transform="none" fo:color="#000000" loext:opacity="100%" style:font-name="apple-system" fo:font-size="12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63" style:family="text">
      <style:text-properties fo:font-variant="normal" fo:text-transform="none" fo:color="#000000" loext:opacity="100%" style:font-name="apple-system" fo:font-size="12pt" fo:letter-spacing="normal" fo:font-style="normal" style:text-underline-style="none" fo:font-weight="normal" officeooo:rsid="00abfa6a" fo:background-color="transparent" loext:char-shading-value="0" style:font-size-asian="10pt" style:font-weight-asian="normal" style:font-size-complex="10pt" style:font-weight-complex="normal" loext:padding="0cm" loext:border="none"/>
    </style:style>
    <style:style style:name="T64" style:family="text">
      <style:text-properties fo:font-variant="normal" fo:text-transform="none" fo:color="#000000" loext:opacity="100%" style:font-name="apple-system" fo:font-size="12pt" fo:letter-spacing="normal" fo:font-style="normal" style:text-underline-style="none" fo:font-weight="normal" officeooo:rsid="00ad4bbb" fo:background-color="transparent" loext:char-shading-value="0" style:font-size-asian="10pt" style:font-weight-asian="normal" style:font-size-complex="10pt" style:font-weight-complex="normal" loext:padding="0cm" loext:border="none"/>
    </style:style>
    <style:style style:name="T65" style:family="text">
      <style:text-properties fo:font-variant="normal" fo:text-transform="none" fo:color="#000000" loext:opacity="100%" style:font-name="apple-system" fo:font-size="12pt" fo:letter-spacing="normal" fo:font-style="normal" style:text-underline-style="none" fo:font-weight="normal" officeooo:rsid="00add620" fo:background-color="transparent" loext:char-shading-value="0" style:font-size-asian="10pt" style:font-weight-asian="normal" style:font-size-complex="10pt" style:font-weight-complex="normal" loext:padding="0cm" loext:border="none"/>
    </style:style>
    <style:style style:name="T66" style:family="text">
      <style:text-properties fo:font-variant="normal" fo:text-transform="none" fo:color="#000000" loext:opacity="100%" style:font-name="apple-system" fo:font-size="12pt" fo:letter-spacing="normal" fo:font-style="normal" style:text-underline-style="none" fo:font-weight="normal" officeooo:rsid="00ae4a13" fo:background-color="transparent" loext:char-shading-value="0" style:font-size-asian="10pt" style:font-weight-asian="normal" style:font-size-complex="10pt" style:font-weight-complex="normal" loext:padding="0cm" loext:border="none"/>
    </style:style>
    <style:style style:name="T67" style:family="text">
      <style:text-properties fo:font-variant="normal" fo:text-transform="none" fo:color="#000000" loext:opacity="100%" style:font-name="apple-system" fo:font-size="12pt" fo:letter-spacing="normal" fo:font-style="normal" style:text-underline-style="none" fo:font-weight="normal" officeooo:rsid="00af7690" fo:background-color="transparent" loext:char-shading-value="0" style:font-size-asian="10pt" style:font-weight-asian="normal" style:font-size-complex="10pt" style:font-weight-complex="normal" loext:padding="0cm" loext:border="none"/>
    </style:style>
    <style:style style:name="T68" style:family="text">
      <style:text-properties fo:font-variant="normal" fo:text-transform="none" fo:color="#000000" loext:opacity="100%" style:font-name="apple-system" fo:font-size="12pt" fo:letter-spacing="normal" fo:font-style="normal" style:text-underline-style="none" fo:font-weight="normal" officeooo:rsid="00b02217" fo:background-color="transparent" loext:char-shading-value="0" style:font-size-asian="10pt" style:font-weight-asian="normal" style:font-size-complex="10pt" style:font-weight-complex="normal" loext:padding="0cm" loext:border="none"/>
    </style:style>
    <style:style style:name="T69" style:family="text">
      <style:text-properties fo:font-variant="normal" fo:text-transform="none" fo:color="#000000" loext:opacity="100%" style:font-name="apple-system" fo:font-size="12pt" fo:letter-spacing="normal" fo:font-style="normal" style:text-underline-style="none" fo:font-weight="normal" officeooo:rsid="00b09b9b" fo:background-color="transparent" loext:char-shading-value="0" style:font-size-asian="10pt" style:font-weight-asian="normal" style:font-size-complex="10pt" style:font-weight-complex="normal" loext:padding="0cm" loext:border="none"/>
    </style:style>
    <style:style style:name="T70" style:family="text">
      <style:text-properties fo:font-variant="normal" fo:text-transform="none" fo:color="#000000" loext:opacity="100%" style:font-name="apple-system" fo:font-size="12pt" fo:letter-spacing="normal" fo:font-style="normal" style:text-underline-style="none" fo:font-weight="normal" officeooo:rsid="00b13478" fo:background-color="transparent" loext:char-shading-value="0" style:font-size-asian="10pt" style:font-weight-asian="normal" style:font-size-complex="10pt" style:font-weight-complex="normal" loext:padding="0cm" loext:border="none"/>
    </style:style>
    <style:style style:name="T71" style:family="text">
      <style:text-properties fo:font-variant="normal" fo:text-transform="none" fo:color="#000000" loext:opacity="100%" style:font-name="apple-system" fo:font-size="12pt" fo:letter-spacing="normal" fo:font-style="normal" style:text-underline-style="none" fo:font-weight="normal" officeooo:rsid="00b385a1" fo:background-color="transparent" loext:char-shading-value="0" style:font-size-asian="10pt" style:font-weight-asian="normal" style:font-size-complex="10pt" style:font-weight-complex="normal" loext:padding="0cm" loext:border="none"/>
    </style:style>
    <style:style style:name="T72" style:family="text">
      <style:text-properties fo:font-variant="normal" fo:text-transform="none" fo:color="#000000" loext:opacity="100%" style:font-name="apple-system" fo:font-size="12pt" fo:letter-spacing="normal" fo:font-style="normal" style:text-underline-style="none" fo:font-weight="normal" officeooo:rsid="00b45200" fo:background-color="transparent" loext:char-shading-value="0" style:font-size-asian="10pt" style:font-weight-asian="normal" style:font-size-complex="10pt" style:font-weight-complex="normal" loext:padding="0cm" loext:border="none"/>
    </style:style>
    <style:style style:name="T73" style:family="text">
      <style:text-properties fo:font-variant="normal" fo:text-transform="none" fo:color="#000000" loext:opacity="100%" style:font-name="apple-system" fo:font-size="12pt" fo:letter-spacing="normal" fo:font-style="normal" style:text-underline-style="none" fo:font-weight="normal" officeooo:rsid="00b551fe" fo:background-color="transparent" loext:char-shading-value="0" style:font-size-asian="10pt" style:font-weight-asian="normal" style:font-size-complex="10pt" style:font-weight-complex="normal" loext:padding="0cm" loext:border="none"/>
    </style:style>
    <style:style style:name="T74" style:family="text">
      <style:text-properties fo:font-variant="normal" fo:text-transform="none" fo:color="#000000" loext:opacity="100%" style:font-name="apple-system" fo:font-size="12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75" style:family="text">
      <style:text-properties fo:font-variant="normal" fo:text-transform="none" fo:color="#000000" loext:opacity="100%" style:font-name="apple-system" fo:font-size="12pt" fo:letter-spacing="normal" fo:font-style="normal" style:text-underline-style="none" fo:font-weight="normal" officeooo:rsid="00b7d189" fo:background-color="transparent" loext:char-shading-value="0" style:font-size-asian="10pt" style:font-weight-asian="normal" style:font-size-complex="10pt" style:font-weight-complex="normal" loext:padding="0cm" loext:border="none"/>
    </style:style>
    <style:style style:name="T76" style:family="text">
      <style:text-properties fo:font-variant="normal" fo:text-transform="none" fo:color="#000000" loext:opacity="100%" style:font-name="apple-system" fo:font-size="12pt" fo:letter-spacing="normal" fo:font-style="normal" style:text-underline-style="none" fo:font-weight="normal" officeooo:rsid="00baeaea" fo:background-color="transparent" loext:char-shading-value="0" style:font-size-asian="10pt" style:font-weight-asian="normal" style:font-size-complex="10pt" style:font-weight-complex="normal" loext:padding="0cm" loext:border="none"/>
    </style:style>
    <style:style style:name="T77" style:family="text">
      <style:text-properties fo:font-variant="normal" fo:text-transform="none" fo:color="#000000" loext:opacity="100%" style:font-name="apple-system" fo:font-size="12pt" fo:letter-spacing="normal" fo:font-style="normal" style:text-underline-style="none" fo:font-weight="normal" officeooo:rsid="00bb320c" fo:background-color="transparent" loext:char-shading-value="0" style:font-size-asian="10pt" style:font-weight-asian="normal" style:font-size-complex="10pt" style:font-weight-complex="normal" loext:padding="0cm" loext:border="none"/>
    </style:style>
    <style:style style:name="T78" style:family="text">
      <style:text-properties fo:font-variant="normal" fo:text-transform="none" fo:color="#000000" loext:opacity="100%" style:font-name="apple-system" fo:font-size="12pt" fo:letter-spacing="normal" fo:font-style="normal" style:text-underline-style="none" fo:font-weight="normal" officeooo:rsid="00bc30c5" fo:background-color="transparent" loext:char-shading-value="0" style:font-size-asian="10pt" style:font-weight-asian="normal" style:font-size-complex="10pt" style:font-weight-complex="normal" loext:padding="0cm" loext:border="none"/>
    </style:style>
    <style:style style:name="T79" style:family="text">
      <style:text-properties fo:font-variant="normal" fo:text-transform="none" fo:color="#000000" loext:opacity="100%" style:font-name="apple-system" fo:font-size="12pt" fo:letter-spacing="normal" fo:font-style="normal" style:text-underline-style="none" fo:font-weight="normal" officeooo:rsid="00be1945" fo:background-color="transparent" loext:char-shading-value="0" style:font-size-asian="10pt" style:font-weight-asian="normal" style:font-size-complex="10pt" style:font-weight-complex="normal" loext:padding="0cm" loext:border="none"/>
    </style:style>
    <style:style style:name="T80" style:family="text">
      <style:text-properties fo:font-variant="normal" fo:text-transform="none" fo:color="#000000" loext:opacity="100%" style:font-name="apple-system" fo:font-size="12pt" fo:letter-spacing="normal" fo:font-style="normal" style:text-underline-style="none" fo:font-weight="normal" officeooo:rsid="00bf7fa1" fo:background-color="transparent" loext:char-shading-value="0" style:font-size-asian="10pt" style:font-weight-asian="normal" style:font-size-complex="10pt" style:font-weight-complex="normal" loext:padding="0cm" loext:border="none"/>
    </style:style>
    <style:style style:name="T81" style:family="text">
      <style:text-properties fo:font-variant="normal" fo:text-transform="none" fo:color="#000000" loext:opacity="100%" style:font-name="apple-system" fo:font-size="12pt" fo:letter-spacing="normal" fo:font-style="normal" style:text-underline-style="none" fo:font-weight="normal" officeooo:rsid="00c1006a" fo:background-color="transparent" loext:char-shading-value="0" style:font-size-asian="10pt" style:font-weight-asian="normal" style:font-size-complex="10pt" style:font-weight-complex="normal" loext:padding="0cm" loext:border="none"/>
    </style:style>
    <style:style style:name="T82" style:family="text">
      <style:text-properties fo:font-variant="normal" fo:text-transform="none" fo:color="#000000" loext:opacity="100%" style:font-name="apple-system" fo:font-size="12pt" fo:letter-spacing="normal" fo:font-style="normal" style:text-underline-style="none" fo:font-weight="normal" officeooo:rsid="00c1fe82" fo:background-color="transparent" loext:char-shading-value="0" style:font-size-asian="10pt" style:font-weight-asian="normal" style:font-size-complex="10pt" style:font-weight-complex="normal" loext:padding="0cm" loext:border="none"/>
    </style:style>
    <style:style style:name="T83" style:family="text">
      <style:text-properties fo:font-variant="normal" fo:text-transform="none" fo:color="#000000" loext:opacity="100%" style:font-name="apple-system" fo:font-size="12pt" fo:letter-spacing="normal" fo:font-style="normal" style:text-underline-style="none" fo:font-weight="normal" officeooo:rsid="00c3114b" fo:background-color="transparent" loext:char-shading-value="0" style:font-size-asian="10pt" style:font-weight-asian="normal" style:font-size-complex="10pt" style:font-weight-complex="normal" loext:padding="0cm" loext:border="none"/>
    </style:style>
    <style:style style:name="T84" style:family="text">
      <style:text-properties fo:font-variant="normal" fo:text-transform="none" fo:color="#000000" loext:opacity="100%" style:font-name="apple-system" fo:font-size="12pt" fo:letter-spacing="normal" fo:font-style="normal" style:text-underline-style="none" fo:font-weight="normal" officeooo:rsid="00c31bc4" fo:background-color="transparent" loext:char-shading-value="0" style:font-size-asian="10pt" style:font-weight-asian="normal" style:font-size-complex="10pt" style:font-weight-complex="normal" loext:padding="0cm" loext:border="none"/>
    </style:style>
    <style:style style:name="T85" style:family="text">
      <style:text-properties fo:font-variant="normal" fo:text-transform="none" fo:color="#000000" loext:opacity="100%" style:font-name="apple-system" fo:font-size="12pt" fo:letter-spacing="normal" fo:font-style="normal" style:text-underline-style="none" fo:font-weight="normal" officeooo:rsid="00c33833" fo:background-color="transparent" loext:char-shading-value="0" style:font-size-asian="10pt" style:font-weight-asian="normal" style:font-size-complex="10pt" style:font-weight-complex="normal" loext:padding="0cm" loext:border="none"/>
    </style:style>
    <style:style style:name="T86" style:family="text">
      <style:text-properties fo:font-variant="normal" fo:text-transform="none" fo:color="#000000" loext:opacity="100%" style:font-name="apple-system" fo:font-size="12pt" fo:letter-spacing="normal" fo:font-style="normal" style:text-underline-style="none" fo:font-weight="normal" officeooo:rsid="00c3eca9" fo:background-color="transparent" loext:char-shading-value="0" style:font-size-asian="10pt" style:font-weight-asian="normal" style:font-size-complex="10pt" style:font-weight-complex="normal" loext:padding="0cm" loext:border="none"/>
    </style:style>
    <style:style style:name="T87" style:family="text">
      <style:text-properties fo:font-variant="normal" fo:text-transform="none" fo:color="#000000" loext:opacity="100%" style:font-name="apple-system" fo:font-size="12pt" fo:letter-spacing="normal" fo:font-style="normal" style:text-underline-style="none" fo:font-weight="normal" officeooo:rsid="00c5876c" fo:background-color="transparent" loext:char-shading-value="0" style:font-size-asian="10pt" style:font-weight-asian="normal" style:font-size-complex="10pt" style:font-weight-complex="normal" loext:padding="0cm" loext:border="none"/>
    </style:style>
    <style:style style:name="T88" style:family="text">
      <style:text-properties fo:font-variant="normal" fo:text-transform="none" fo:color="#000000" loext:opacity="100%" style:font-name="apple-system" fo:font-size="12pt" fo:letter-spacing="normal" fo:font-style="normal" style:text-underline-style="none" fo:font-weight="normal" officeooo:rsid="00c73fef" fo:background-color="transparent" loext:char-shading-value="0" style:font-size-asian="10pt" style:font-weight-asian="normal" style:font-size-complex="10pt" style:font-weight-complex="normal" loext:padding="0cm" loext:border="none"/>
    </style:style>
    <style:style style:name="T89" style:family="text">
      <style:text-properties fo:font-variant="normal" fo:text-transform="none" fo:color="#000000" loext:opacity="100%" style:font-name="apple-system" fo:font-size="12pt" fo:letter-spacing="normal" fo:font-style="normal" style:text-underline-style="none" fo:font-weight="normal" officeooo:rsid="00ca332b" fo:background-color="transparent" loext:char-shading-value="0" style:font-size-asian="10pt" style:font-weight-asian="normal" style:font-size-complex="10pt" style:font-weight-complex="normal" loext:padding="0cm" loext:border="none"/>
    </style:style>
    <style:style style:name="T90" style:family="text">
      <style:text-properties fo:font-variant="normal" fo:text-transform="none" fo:color="#000000" loext:opacity="100%" style:font-name="apple-system" fo:font-size="12pt" fo:letter-spacing="normal" fo:font-style="normal" style:text-underline-style="none" fo:font-weight="normal" officeooo:rsid="00cd0141" fo:background-color="transparent" loext:char-shading-value="0" style:font-size-asian="10pt" style:font-weight-asian="normal" style:font-size-complex="10pt" style:font-weight-complex="normal" loext:padding="0cm" loext:border="none"/>
    </style:style>
    <style:style style:name="T91" style:family="text">
      <style:text-properties fo:font-variant="normal" fo:text-transform="none" fo:color="#000000" loext:opacity="100%" style:font-name="apple-system" fo:font-size="12pt" fo:letter-spacing="normal" fo:font-style="normal" style:text-underline-style="none" fo:font-weight="normal" officeooo:rsid="00cd3f1c" fo:background-color="transparent" loext:char-shading-value="0" style:font-size-asian="10pt" style:font-weight-asian="normal" style:font-size-complex="10pt" style:font-weight-complex="normal" loext:padding="0cm" loext:border="none"/>
    </style:style>
    <style:style style:name="T92" style:family="text">
      <style:text-properties fo:font-variant="normal" fo:text-transform="none" fo:color="#000000" loext:opacity="100%" style:font-name="apple-system" fo:font-size="12pt" fo:letter-spacing="normal" fo:font-style="normal" style:text-underline-style="none" fo:font-weight="normal" officeooo:rsid="00ce9c5f" fo:background-color="transparent" loext:char-shading-value="0" style:font-size-asian="10pt" style:font-weight-asian="normal" style:font-size-complex="10pt" style:font-weight-complex="normal" loext:padding="0cm" loext:border="none"/>
    </style:style>
    <style:style style:name="T93" style:family="text">
      <style:text-properties fo:font-variant="normal" fo:text-transform="none" fo:color="#000000" loext:opacity="100%" style:font-name="apple-system" fo:font-size="12pt" fo:letter-spacing="normal" fo:font-style="normal" style:text-underline-style="none" fo:font-weight="normal" officeooo:rsid="00cff85e" fo:background-color="transparent" loext:char-shading-value="0" style:font-size-asian="10pt" style:font-weight-asian="normal" style:font-size-complex="10pt" style:font-weight-complex="normal" loext:padding="0cm" loext:border="none"/>
    </style:style>
    <style:style style:name="T94" style:family="text">
      <style:text-properties fo:font-variant="normal" fo:text-transform="none" fo:color="#000000" loext:opacity="100%" style:font-name="apple-system" fo:font-size="12pt" fo:letter-spacing="normal" fo:font-style="normal" style:text-underline-style="none" fo:font-weight="normal" officeooo:rsid="00d05088" fo:background-color="transparent" loext:char-shading-value="0" style:font-size-asian="10pt" style:font-weight-asian="normal" style:font-size-complex="10pt" style:font-weight-complex="normal" loext:padding="0cm" loext:border="none"/>
    </style:style>
    <style:style style:name="T95" style:family="text">
      <style:text-properties fo:font-variant="normal" fo:text-transform="none" fo:color="#000000" loext:opacity="100%" style:font-name="apple-system" fo:font-size="12pt" fo:letter-spacing="normal" fo:font-style="normal" style:text-underline-style="none" fo:font-weight="normal" officeooo:rsid="00d0b2db" fo:background-color="transparent" loext:char-shading-value="0" style:font-size-asian="10pt" style:font-weight-asian="normal" style:font-size-complex="10pt" style:font-weight-complex="normal" loext:padding="0cm" loext:border="none"/>
    </style:style>
    <style:style style:name="T96" style:family="text">
      <style:text-properties fo:font-variant="normal" fo:text-transform="none" fo:color="#000000" loext:opacity="100%" style:font-name="apple-system" fo:font-size="12pt" fo:letter-spacing="normal" fo:font-style="normal" style:text-underline-style="none" fo:font-weight="normal" officeooo:rsid="00d267dd" fo:background-color="transparent" loext:char-shading-value="0" style:font-size-asian="10pt" style:font-weight-asian="normal" style:font-size-complex="10pt" style:font-weight-complex="normal" loext:padding="0cm" loext:border="none"/>
    </style:style>
    <style:style style:name="T97" style:family="text">
      <style:text-properties fo:font-variant="normal" fo:text-transform="none" fo:color="#000000" loext:opacity="100%" style:font-name="apple-system" fo:font-size="12pt" fo:letter-spacing="normal" fo:font-style="normal" style:text-underline-style="none" fo:font-weight="normal" officeooo:rsid="00d3dec8" fo:background-color="transparent" loext:char-shading-value="0" style:font-size-asian="10pt" style:font-weight-asian="normal" style:font-size-complex="10pt" style:font-weight-complex="normal" loext:padding="0cm" loext:border="none"/>
    </style:style>
    <style:style style:name="T98" style:family="text">
      <style:text-properties fo:font-variant="normal" fo:text-transform="none" fo:color="#000000" loext:opacity="100%" style:font-name="apple-system" fo:font-size="12pt" fo:letter-spacing="normal" fo:font-style="normal" style:text-underline-style="none" fo:font-weight="normal" officeooo:rsid="00d528a9" fo:background-color="transparent" loext:char-shading-value="0" style:font-size-asian="10pt" style:font-weight-asian="normal" style:font-size-complex="10pt" style:font-weight-complex="normal" loext:padding="0cm" loext:border="none"/>
    </style:style>
    <style:style style:name="T99" style:family="text">
      <style:text-properties fo:font-variant="normal" fo:text-transform="none" fo:color="#000000" loext:opacity="100%" style:font-name="apple-system" fo:font-size="12pt" fo:letter-spacing="normal" fo:font-style="normal" style:text-underline-style="none" fo:font-weight="normal" officeooo:rsid="00d6ad34" fo:background-color="transparent" loext:char-shading-value="0" style:font-size-asian="10pt" style:font-weight-asian="normal" style:font-size-complex="10pt" style:font-weight-complex="normal" loext:padding="0cm" loext:border="none"/>
    </style:style>
    <style:style style:name="T100" style:family="text">
      <style:text-properties fo:font-variant="normal" fo:text-transform="none" fo:color="#000000" loext:opacity="100%" style:font-name="apple-system" fo:font-size="12pt" fo:letter-spacing="normal" fo:font-style="normal" style:text-underline-style="none" fo:font-weight="bold" officeooo:rsid="00a5703c" fo:background-color="transparent" loext:char-shading-value="0" style:font-size-asian="10pt" style:font-weight-asian="bold" style:font-size-complex="10pt" style:font-weight-complex="bold" loext:padding="0cm" loext:border="none"/>
    </style:style>
    <style:style style:name="T101" style:family="text">
      <style:text-properties fo:font-variant="normal" fo:text-transform="none" fo:color="#000000" loext:opacity="100%" style:font-name="apple-system" fo:font-size="12pt" fo:letter-spacing="normal" fo:font-style="normal" style:text-underline-style="none" fo:background-color="transparent" loext:char-shading-value="0" style:font-size-asian="10pt" style:font-weight-asian="normal" style:font-size-complex="10pt" style:font-weight-complex="normal" loext:padding="0cm" loext:border="none"/>
    </style:style>
    <style:style style:name="T102" style:family="text">
      <style:text-properties fo:font-variant="normal" fo:text-transform="none" fo:color="#000000" loext:opacity="100%" style:font-name="apple-system" fo:font-size="12pt" fo:letter-spacing="normal" fo:font-style="normal" style:text-underline-style="none" officeooo:rsid="00a59c1d" fo:background-color="transparent" loext:char-shading-value="0" style:font-size-asian="10pt" style:font-weight-asian="normal" style:font-size-complex="10pt" style:font-weight-complex="normal" loext:padding="0cm" loext:border="none"/>
    </style:style>
    <style:style style:name="T103" style:family="text">
      <style:text-properties fo:font-variant="normal" fo:text-transform="none" fo:color="#000000" loext:opacity="100%" style:font-name="apple-system" fo:font-size="12pt" fo:letter-spacing="normal" fo:font-style="normal" style:text-underline-style="none" officeooo:rsid="00a5703c" fo:background-color="transparent" loext:char-shading-value="0" style:font-size-asian="10pt" style:font-weight-asian="normal" style:font-size-complex="10pt" style:font-weight-complex="normal" loext:padding="0cm" loext:border="none"/>
    </style:style>
    <style:style style:name="T104" style:family="text">
      <style:text-properties fo:font-variant="normal" fo:text-transform="none" fo:color="#000000" loext:opacity="100%" style:font-name="apple-system" fo:font-size="12pt" fo:letter-spacing="normal" fo:font-style="normal" style:text-underline-style="none" officeooo:rsid="00aed570" fo:background-color="transparent" loext:char-shading-value="0" style:font-size-asian="10pt" style:font-weight-asian="normal" style:font-size-complex="10pt" style:font-weight-complex="normal" loext:padding="0cm" loext:border="none"/>
    </style:style>
    <style:style style:name="T105" style:family="text">
      <style:text-properties fo:font-variant="normal" fo:text-transform="none" fo:color="#000000" loext:opacity="100%" style:font-name="apple-system" fo:font-size="12pt" fo:letter-spacing="normal" fo:font-style="normal" style:text-underline-style="none" officeooo:rsid="00b6110f" fo:background-color="transparent" loext:char-shading-value="0" style:font-size-asian="10pt" style:font-weight-asian="normal" style:font-size-complex="10pt" style:font-weight-complex="normal" loext:padding="0cm" loext:border="none"/>
    </style:style>
    <style:style style:name="T106" style:family="text">
      <style:text-properties fo:font-variant="normal" fo:text-transform="none" fo:color="#000000" loext:opacity="100%" style:font-name="Roboto" fo:font-size="12pt" fo:letter-spacing="normal" fo:font-style="normal" style:text-underline-style="solid" style:text-underline-width="auto" style:text-underline-color="font-color" fo:font-weight="normal" officeooo:rsid="00b5e7ab" fo:background-color="transparent" loext:char-shading-value="0" style:font-size-asian="10pt" style:font-weight-asian="normal" style:font-size-complex="10pt" style:font-weight-complex="normal" loext:padding="0cm" loext:border="none"/>
    </style:style>
    <style:style style:name="T107" style:family="text">
      <style:text-properties fo:font-variant="normal" fo:text-transform="none" fo:color="#000000" loext:opacity="100%" style:font-name="Google Sans" fo:font-size="10.5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108" style:family="text">
      <style:text-properties fo:font-variant="normal" fo:text-transform="none" fo:color="#000000" loext:opacity="100%" style:font-name="var font-family-monospace" fo:font-size="10.5pt" fo:letter-spacing="normal" fo:font-style="normal" style:text-underline-style="none" fo:font-weight="normal" officeooo:rsid="00c1fe82" fo:background-color="transparent" loext:char-shading-value="0" style:font-size-asian="10pt" style:font-weight-asian="normal" style:font-size-complex="10pt" style:font-weight-complex="normal" loext:padding="0cm" loext:border="none"/>
    </style:style>
    <style:style style:name="T109" style:family="text">
      <style:text-properties fo:font-variant="normal" fo:text-transform="none" fo:color="#000000" loext:opacity="100%" fo:font-size="12pt" fo:letter-spacing="normal" fo:font-style="normal" style:text-underline-style="none" fo:font-weight="normal" officeooo:rsid="00d528a9" fo:background-color="transparent" loext:char-shading-value="0" style:font-size-asian="10pt" style:font-weight-asian="normal" style:font-size-complex="10pt" style:font-weight-complex="normal" loext:padding="0cm" loext:border="none"/>
    </style:style>
    <style:style style:name="T110" style:family="text">
      <style:text-properties fo:font-variant="normal" fo:text-transform="none" fo:color="#c9211e" loext:opacity="100%" style:font-name="var font-family-monospace" fo:font-size="10.5pt" fo:letter-spacing="normal" fo:font-style="normal" fo:font-weight="normal" officeooo:rsid="002e7796" loext:padding="0cm" loext:border="none"/>
    </style:style>
    <style:style style:name="T111" style:family="text">
      <style:text-properties fo:font-variant="normal" fo:text-transform="none" fo:color="#c9211e" loext:opacity="100%" style:font-name="var font-family-monospace" fo:letter-spacing="normal" fo:font-style="normal" style:text-underline-style="none" fo:font-weight="bold" officeooo:rsid="009eeeed" fo:background-color="transparent" loext:char-shading-value="0" style:font-size-asian="10pt" style:font-weight-asian="bold" style:font-size-complex="10pt" style:font-weight-complex="bold" loext:padding="0cm" loext:border="none"/>
    </style:style>
    <style:style style:name="T112" style:family="text">
      <style:text-properties fo:font-variant="normal" fo:text-transform="none" fo:color="#d4d4d4" loext:opacity="100%" style:font-name="Droid Sans Mono" fo:font-size="10.5pt" fo:letter-spacing="normal" fo:font-style="normal" style:text-underline-style="none" fo:font-weight="normal" officeooo:rsid="00656760" fo:background-color="#1e1e1e" loext:char-shading-value="0" style:font-size-asian="10pt" style:font-weight-asian="bold" style:font-size-complex="10pt" style:font-weight-complex="bold" loext:padding="0cm" loext:border="none"/>
    </style:style>
    <style:style style:name="T113" style:family="text">
      <style:text-properties fo:font-variant="normal" fo:text-transform="none" fo:color="#d4d4d4"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14" style:family="text">
      <style:text-properties fo:font-variant="normal" fo:text-transform="none" fo:color="#d4d4d4" loext:opacity="100%" style:font-name="Droid Sans Mono" fo:font-size="10.5pt" fo:letter-spacing="normal" fo:font-style="normal" style:text-underline-style="none" fo:font-weight="normal" officeooo:rsid="00a816cd" fo:background-color="#1e1e1e" loext:char-shading-value="0" style:font-size-asian="10pt" style:font-weight-asian="normal" style:font-size-complex="10pt" style:font-weight-complex="normal" loext:padding="0cm" loext:border="none"/>
    </style:style>
    <style:style style:name="T115" style:family="text">
      <style:text-properties fo:font-variant="normal" fo:text-transform="none" fo:color="#d4d4d4" loext:opacity="100%" style:font-name="Droid Sans Mono" fo:font-size="10.5pt" fo:letter-spacing="normal" fo:font-style="normal" style:text-underline-style="none" fo:font-weight="normal" officeooo:rsid="00ae4a13" fo:background-color="#1e1e1e" loext:char-shading-value="0" style:font-size-asian="10pt" style:font-weight-asian="normal" style:font-size-complex="10pt" style:font-weight-complex="normal" loext:padding="0cm" loext:border="none"/>
    </style:style>
    <style:style style:name="T116" style:family="text">
      <style:text-properties fo:font-variant="normal" fo:text-transform="none" fo:color="#d4d4d4"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17" style:family="text">
      <style:text-properties fo:font-variant="normal" fo:text-transform="none" fo:color="#d4d4d4"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18" style:family="text">
      <style:text-properties fo:font-variant="normal" fo:text-transform="none" fo:color="#d4d4d4"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19" style:family="text">
      <style:text-properties fo:font-variant="normal" fo:text-transform="none" fo:color="#d4d4d4"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20" style:family="text">
      <style:text-properties fo:font-variant="normal" fo:text-transform="none" fo:color="#d4d4d4"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21" style:family="text">
      <style:text-properties fo:font-variant="normal" fo:text-transform="none" fo:color="#d4d4d4" loext:opacity="100%" style:font-name="Droid Sans Mono" fo:font-size="10.5pt" fo:letter-spacing="normal" fo:font-style="normal" style:text-underline-style="none" fo:font-weight="normal" officeooo:rsid="00d528a9" fo:background-color="#1e1e1e" loext:char-shading-value="0" style:font-size-asian="10pt" style:font-weight-asian="normal" style:font-size-complex="10pt" style:font-weight-complex="normal" loext:padding="0cm" loext:border="none"/>
    </style:style>
    <style:style style:name="T122" style:family="text">
      <style:text-properties fo:font-variant="normal" fo:text-transform="none" fo:color="#d4d4d4"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23" style:family="text">
      <style:text-properties fo:font-variant="normal" fo:text-transform="none" fo:color="#569cd6" loext:opacity="100%" style:font-name="Droid Sans Mono" fo:font-size="10.5pt" fo:letter-spacing="normal" fo:font-style="normal" style:text-underline-style="none" fo:font-weight="normal" officeooo:rsid="00656760" fo:background-color="#1e1e1e" loext:char-shading-value="0" style:font-size-asian="10pt" style:font-weight-asian="bold" style:font-size-complex="10pt" style:font-weight-complex="bold" loext:padding="0cm" loext:border="none"/>
    </style:style>
    <style:style style:name="T124" style:family="text">
      <style:text-properties fo:font-variant="normal" fo:text-transform="none" fo:color="#569cd6"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25" style:family="text">
      <style:text-properties fo:font-variant="normal" fo:text-transform="none" fo:color="#569cd6" loext:opacity="100%" style:font-name="Droid Sans Mono" fo:font-size="10.5pt" fo:letter-spacing="normal" fo:font-style="normal" style:text-underline-style="none" fo:font-weight="normal" officeooo:rsid="00ae4a13" fo:background-color="#1e1e1e" loext:char-shading-value="0" style:font-size-asian="10pt" style:font-weight-asian="normal" style:font-size-complex="10pt" style:font-weight-complex="normal" loext:padding="0cm" loext:border="none"/>
    </style:style>
    <style:style style:name="T126" style:family="text">
      <style:text-properties fo:font-variant="normal" fo:text-transform="none" fo:color="#569cd6"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27" style:family="text">
      <style:text-properties fo:font-variant="normal" fo:text-transform="none" fo:color="#569cd6"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28" style:family="text">
      <style:text-properties fo:font-variant="normal" fo:text-transform="none" fo:color="#569cd6" loext:opacity="100%" style:font-name="Droid Sans Mono" fo:letter-spacing="normal" fo:font-style="normal" style:text-underline-style="none" officeooo:rsid="008ea4d1" style:font-size-asian="10pt" style:font-weight-asian="bold" style:font-size-complex="10pt" style:font-weight-complex="bold" loext:padding="0cm" loext:border="none"/>
    </style:style>
    <style:style style:name="T129" style:family="text">
      <style:text-properties fo:font-variant="normal" fo:text-transform="none" fo:color="#569cd6" loext:opacity="100%" style:font-name="Droid Sans Mono" fo:letter-spacing="normal" fo:font-style="normal" style:text-underline-style="none" officeooo:rsid="00a34018" style:font-weight-asian="bold" style:font-weight-complex="bold" loext:padding="0cm" loext:border="none"/>
    </style:style>
    <style:style style:name="T130" style:family="text">
      <style:text-properties fo:font-variant="normal" fo:text-transform="none" fo:color="#040c28" loext:opacity="100%" style:font-name="Google Sans1"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131" style:family="text">
      <style:text-properties fo:font-variant="normal" fo:text-transform="none" fo:color="#9cdcfe"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32" style:family="text">
      <style:text-properties fo:font-variant="normal" fo:text-transform="none" fo:color="#9cdcfe"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33" style:family="text">
      <style:text-properties fo:font-variant="normal" fo:text-transform="none" fo:color="#9cdcfe"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34" style:family="text">
      <style:text-properties fo:font-variant="normal" fo:text-transform="none" fo:color="#9cdcfe"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35" style:family="text">
      <style:text-properties fo:font-variant="normal" fo:text-transform="none" fo:color="#9cdcfe"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36" style:family="text">
      <style:text-properties fo:font-variant="normal" fo:text-transform="none" fo:color="#9cdcfe" loext:opacity="100%" style:font-name="Droid Sans Mono" fo:font-size="10.5pt" fo:letter-spacing="normal" fo:font-style="normal" style:text-underline-style="none" fo:font-weight="normal" officeooo:rsid="00d528a9" fo:background-color="#1e1e1e" loext:char-shading-value="0" style:font-size-asian="10pt" style:font-weight-asian="normal" style:font-size-complex="10pt" style:font-weight-complex="normal" loext:padding="0cm" loext:border="none"/>
    </style:style>
    <style:style style:name="T137" style:family="text">
      <style:text-properties fo:font-variant="normal" fo:text-transform="none" fo:color="#9cdcfe" loext:opacity="100%" style:font-name="Droid Sans Mono" fo:letter-spacing="normal" fo:font-style="normal" style:text-underline-style="none" officeooo:rsid="00a53389" style:font-weight-asian="bold" style:font-weight-complex="bold" loext:padding="0cm" loext:border="none"/>
    </style:style>
    <style:style style:name="T138" style:family="text">
      <style:text-properties fo:font-variant="normal" fo:text-transform="none" fo:color="#ce9178"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39" style:family="text">
      <style:text-properties fo:font-variant="normal" fo:text-transform="none" fo:color="#ce9178" loext:opacity="100%" style:font-name="Droid Sans Mono" fo:font-size="10.5pt" fo:letter-spacing="normal" fo:font-style="normal" style:text-underline-style="none" fo:font-weight="normal" officeooo:rsid="0084ab86" fo:background-color="#1e1e1e" loext:char-shading-value="0" style:font-size-asian="11pt" style:font-weight-asian="bold" style:font-size-complex="11pt" style:font-weight-complex="bold" loext:padding="0cm" loext:border="none"/>
    </style:style>
    <style:style style:name="T140" style:family="text">
      <style:text-properties fo:font-variant="normal" fo:text-transform="none" fo:color="#ce9178"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41" style:family="text">
      <style:text-properties fo:font-variant="normal" fo:text-transform="none" fo:color="#ce9178"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42" style:family="text">
      <style:text-properties fo:font-variant="normal" fo:text-transform="none" fo:color="#ce9178"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43" style:family="text">
      <style:text-properties fo:font-variant="normal" fo:text-transform="none" fo:color="#ce9178"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44" style:family="text">
      <style:text-properties fo:font-variant="normal" fo:text-transform="none" fo:color="#ce9178"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45" style:family="text">
      <style:text-properties fo:font-variant="normal" fo:text-transform="none" fo:color="#ce9178" loext:opacity="100%" style:font-name="Droid Sans Mono" fo:letter-spacing="normal" fo:font-style="normal" style:text-underline-style="none" officeooo:rsid="00a53389" style:font-weight-asian="bold" style:font-weight-complex="bold" loext:padding="0cm" loext:border="none"/>
    </style:style>
    <style:style style:name="T146" style:family="text">
      <style:text-properties fo:font-variant="normal" fo:text-transform="none" fo:color="#808080"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47" style:family="text">
      <style:text-properties fo:font-variant="normal" fo:text-transform="none" style:font-name="Droid Sans Mono" fo:letter-spacing="normal" fo:font-style="normal" style:text-underline-style="none" officeooo:rsid="00a34018" style:font-weight-asian="bold" style:font-weight-complex="bold" loext:padding="0cm" loext:border="none"/>
    </style:style>
    <style:style style:name="T148" style:family="text">
      <style:text-properties fo:font-variant="normal" fo:text-transform="none" style:font-name="Droid Sans Mono" fo:letter-spacing="normal" fo:font-style="normal" style:text-underline-style="none" officeooo:rsid="00a53389" style:font-weight-asian="bold" style:font-weight-complex="bold" loext:padding="0cm" loext:border="none"/>
    </style:style>
    <style:style style:name="T149" style:family="text">
      <style:text-properties fo:font-variant="normal" fo:text-transform="none" fo:color="#6a9955" loext:opacity="100%" style:font-name="Droid Sans Mono" fo:font-size="10.5pt" fo:letter-spacing="normal" fo:font-style="normal" style:text-underline-style="none" fo:font-weight="normal" officeooo:rsid="00a5703c" fo:background-color="#1e1e1e" loext:char-shading-value="0" style:font-size-asian="10pt" style:font-weight-asian="normal" style:font-size-complex="10pt" style:font-weight-complex="normal" loext:padding="0cm" loext:border="none"/>
    </style:style>
    <style:style style:name="T150" style:family="text">
      <style:text-properties fo:font-variant="normal" fo:text-transform="none" fo:color="#6a9955" loext:opacity="100%" style:font-name="Droid Sans Mono" fo:font-size="10.5pt" fo:letter-spacing="normal" fo:font-style="normal" style:text-underline-style="none" fo:font-weight="normal" officeooo:rsid="00b09b9b" fo:background-color="#1e1e1e" loext:char-shading-value="0" style:font-size-asian="10pt" style:font-weight-asian="normal" style:font-size-complex="10pt" style:font-weight-complex="normal" loext:padding="0cm" loext:border="none"/>
    </style:style>
    <style:style style:name="T151" style:family="text">
      <style:text-properties fo:font-variant="normal" fo:text-transform="none" fo:color="#1f2328" loext:opacity="100%" style:font-name="ui-monospace" fo:font-size="9.75pt" fo:letter-spacing="normal" fo:font-style="normal" style:text-underline-style="none" fo:font-weight="normal" officeooo:rsid="00a9e2f1" fo:background-color="transparent" loext:char-shading-value="0" style:font-size-asian="10pt" style:font-weight-asian="normal" style:font-size-complex="10pt" style:font-weight-complex="normal" loext:padding="0cm" loext:border="none"/>
    </style:style>
    <style:style style:name="T152" style:family="text">
      <style:text-properties fo:font-variant="normal" fo:text-transform="none" fo:color="#1f2328" loext:opacity="100%" style:font-name="ui-monospace" fo:font-size="9.75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153" style:family="text">
      <style:text-properties fo:font-variant="normal" fo:text-transform="none" fo:color="#1f2328" loext:opacity="100%" style:font-name="ui-monospace" fo:font-size="9.75pt" fo:letter-spacing="normal" fo:font-style="normal" style:text-underline-style="none" fo:font-weight="normal" officeooo:rsid="00b09b9b" fo:background-color="transparent" loext:char-shading-value="0" style:font-size-asian="10pt" style:font-weight-asian="normal" style:font-size-complex="10pt" style:font-weight-complex="normal" loext:padding="0cm" loext:border="none"/>
    </style:style>
    <style:style style:name="T154" style:family="text">
      <style:text-properties fo:font-variant="normal" fo:text-transform="none" fo:color="#1f2328" loext:opacity="100%" style:font-name="ui-monospace" fo:font-size="9.75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155" style:family="text">
      <style:text-properties fo:font-variant="normal" fo:text-transform="none" fo:color="#1f2328" loext:opacity="100%" style:font-name="apple-system" fo:font-size="12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156" style:family="text">
      <style:text-properties fo:font-variant="normal" fo:text-transform="none" fo:color="#b5cea8"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57" style:family="text">
      <style:text-properties fo:font-variant="normal" fo:text-transform="none" fo:color="#b5cea8"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58" style:family="text">
      <style:text-properties fo:font-variant="normal" fo:text-transform="none" fo:color="#dcdcaa"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59" style:family="text">
      <style:text-properties fo:font-variant="normal" fo:text-transform="none" fo:color="#dcdcaa"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60" style:family="text">
      <style:text-properties fo:font-variant="normal" fo:text-transform="none" fo:color="#4ec9b0"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61" style:family="text">
      <style:text-properties fo:font-variant="normal" fo:text-transform="none" fo:color="#4ec9b0"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62" style:family="text">
      <style:text-properties fo:font-variant="normal" fo:text-transform="none" fo:color="#c586c0"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63" style:family="text">
      <style:text-properties fo:font-variant="normal" fo:text-transform="none" fo:color="#c586c0"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64" style:family="text">
      <style:text-properties fo:font-variant="normal" fo:text-transform="none" fo:color="#1f2937" loext:opacity="100%" style:font-name="var font-family-monospace" fo:font-size="10.5pt" fo:letter-spacing="normal" fo:font-style="normal" style:text-underline-style="none" fo:font-weight="normal" officeooo:rsid="00c73fef" fo:background-color="transparent" loext:char-shading-value="0" style:font-size-asian="10pt" style:font-weight-asian="normal" style:font-size-complex="10pt" style:font-weight-complex="normal" loext:padding="0cm" loext:border="none"/>
    </style:style>
    <style:style style:name="T165" style:family="text">
      <style:text-properties style:font-name="var font-family-monospace" fo:font-size="10.5pt" fo:font-weight="normal" loext:padding="0cm" loext:border="none"/>
    </style:style>
    <style:style style:name="T166" style:family="text">
      <style:text-properties style:font-name="var font-family-monospace" fo:font-size="10.5pt" fo:font-weight="normal" style:font-size-asian="10pt" style:font-size-complex="10pt" loext:padding="0cm" loext:border="none"/>
    </style:style>
    <style:style style:name="T167" style:family="text">
      <style:text-properties style:font-name="var font-family-monospace" fo:font-size="10.5pt" fo:font-weight="normal" officeooo:rsid="0047cfd5" style:font-size-asian="10pt" style:font-size-complex="10pt" loext:padding="0cm" loext:border="none"/>
    </style:style>
    <style:style style:name="T168" style:family="text">
      <style:text-properties style:font-name="var font-family-monospace" fo:font-size="10.5pt" fo:font-weight="normal" officeooo:rsid="0053e53b" style:font-size-asian="10pt" style:font-size-complex="10pt" loext:padding="0cm" loext:border="none"/>
    </style:style>
    <style:style style:name="T169" style:family="text">
      <style:text-properties style:font-name="var font-family-monospace" fo:font-size="10.5pt" fo:font-weight="normal" officeooo:rsid="00556418" style:font-size-asian="10pt" style:font-size-complex="10pt" loext:padding="0cm" loext:border="none"/>
    </style:style>
    <style:style style:name="T170" style:family="text">
      <style:text-properties style:font-name="var font-family-monospace" fo:font-size="10.5pt" fo:font-weight="normal" officeooo:rsid="00461d3e" loext:padding="0cm" loext:border="none"/>
    </style:style>
    <style:style style:name="T171" style:family="text">
      <style:text-properties style:font-name="var font-family-monospace" fo:font-size="10.5pt" fo:font-weight="normal" officeooo:rsid="0047cfd5" loext:padding="0cm" loext:border="none"/>
    </style:style>
    <style:style style:name="T172" style:family="text">
      <style:text-properties style:font-name="var font-family-monospace" fo:font-size="10.5pt" style:text-underline-style="none" fo:font-weight="normal" officeooo:rsid="00570f39" loext:padding="0cm" loext:border="none"/>
    </style:style>
    <style:style style:name="T173" style:family="text">
      <style:text-properties style:font-name="var font-family-monospace" fo:font-size="10.5pt" style:text-underline-style="none" fo:font-weight="normal" officeooo:rsid="005f3034" loext:padding="0cm" loext:border="none"/>
    </style:style>
    <style:style style:name="T174" style:family="text">
      <style:text-properties style:font-name="var font-family-monospace" fo:font-size="10.5pt" style:text-underline-style="none" fo:font-weight="normal" officeooo:rsid="0060be90" loext:padding="0cm" loext:border="none"/>
    </style:style>
    <style:style style:name="T175" style:family="text">
      <style:text-properties style:font-name="var font-family-monospace" fo:font-size="10.5pt" style:text-underline-style="none" fo:font-weight="normal" officeooo:rsid="005f3034" style:font-size-asian="10pt" style:font-size-complex="10pt" loext:padding="0cm" loext:border="none"/>
    </style:style>
    <style:style style:name="T176" style:family="text">
      <style:text-properties style:font-name="var font-family-monospace" fo:font-size="10.5pt" style:text-underline-style="none" fo:font-weight="normal" officeooo:rsid="0062dfed" style:font-size-asian="10pt" style:font-size-complex="10pt" loext:padding="0cm" loext:border="none"/>
    </style:style>
    <style:style style:name="T177" style:family="text">
      <style:text-properties style:font-name="var font-family-monospace" fo:font-size="10.5pt" style:text-underline-style="none" fo:font-weight="normal" officeooo:rsid="008e7f9b" style:font-size-asian="10pt" style:font-size-complex="10pt" loext:padding="0cm" loext:border="none"/>
    </style:style>
    <style:style style:name="T178" style:family="text">
      <style:text-properties style:font-name="var font-family-monospace" fo:font-size="10.5pt" style:text-underline-style="none" fo:font-weight="normal" officeooo:rsid="0095d032" style:font-size-asian="10pt" style:font-size-complex="10pt" loext:padding="0cm" loext:border="none"/>
    </style:style>
    <style:style style:name="T179" style:family="text">
      <style:text-properties style:font-name="var font-family-monospace" fo:font-size="10.5pt" style:text-underline-style="none" fo:font-weight="normal" officeooo:rsid="00971d06" style:font-size-asian="10pt" style:font-size-complex="10pt" loext:padding="0cm" loext:border="none"/>
    </style:style>
    <style:style style:name="T180" style:family="text">
      <style:text-properties style:font-name="var font-family-monospace" fo:font-size="10.5pt" style:text-underline-style="none" officeooo:rsid="0062dfed" style:font-size-asian="10pt" style:font-size-complex="10pt" loext:padding="0cm" loext:border="none"/>
    </style:style>
    <style:style style:name="T181" style:family="text">
      <style:text-properties style:font-name="var font-family-monospace" fo:font-size="10.5pt" style:text-underline-style="none" officeooo:rsid="00636ba0" style:font-size-asian="10pt" style:font-size-complex="10pt" loext:padding="0cm" loext:border="none"/>
    </style:style>
    <style:style style:name="T182" style:family="text">
      <style:text-properties style:font-name="var font-family-monospace" fo:font-size="10.5pt" style:text-underline-style="none" officeooo:rsid="0067b1cd" style:font-size-asian="10pt" style:font-size-complex="10pt" loext:padding="0cm" loext:border="none"/>
    </style:style>
    <style:style style:name="T183" style:family="text">
      <style:text-properties style:font-name="var font-family-monospace" fo:font-size="10.5pt" style:text-underline-style="none" officeooo:rsid="005f3034" style:font-size-asian="10pt" style:font-size-complex="10pt" loext:padding="0cm" loext:border="none"/>
    </style:style>
    <style:style style:name="T184" style:family="text">
      <style:text-properties style:font-name="var font-family-monospace" fo:font-size="10.5pt" style:text-underline-style="none" officeooo:rsid="0095d032" style:font-size-asian="10pt" style:font-size-complex="10pt" loext:padding="0cm" loext:border="none"/>
    </style:style>
    <style:style style:name="T185" style:family="text">
      <style:text-properties style:font-name="var font-family-monospace" fo:font-size="10.5pt" style:text-underline-style="none" officeooo:rsid="0067b1cd" style:font-name-asian="Noto Sans Mono CJK SC" style:font-size-asian="10pt" style:font-name-complex="Liberation Mono" style:font-size-complex="10pt" loext:padding="0cm" loext:border="none"/>
    </style:style>
    <style:style style:name="T186" style:family="text">
      <style:text-properties style:font-name="var font-family-monospace" fo:font-size="10.5pt" officeooo:rsid="0062dfed" style:font-size-asian="10pt" style:font-size-complex="10pt" loext:padding="0cm" loext:border="none"/>
    </style:style>
    <style:style style:name="T187" style:family="text">
      <style:text-properties officeooo:rsid="002eed30"/>
    </style:style>
    <style:style style:name="T188" style:family="text">
      <style:text-properties officeooo:rsid="00305410"/>
    </style:style>
    <style:style style:name="T189" style:family="text">
      <style:text-properties style:text-underline-style="solid" style:text-underline-width="auto" style:text-underline-color="font-color"/>
    </style:style>
    <style:style style:name="T190" style:family="text">
      <style:text-properties fo:color="#c9211e" loext:opacity="100%" style:font-name="apple-system" officeooo:rsid="003c81b2" loext:padding="0cm" loext:border="none"/>
    </style:style>
    <style:style style:name="T191" style:family="text">
      <style:text-properties fo:color="#c9211e" loext:opacity="100%" style:font-name="apple-system" style:text-underline-style="solid" style:text-underline-width="auto" style:text-underline-color="font-color" officeooo:rsid="003c81b2" loext:padding="0cm" loext:border="none"/>
    </style:style>
    <style:style style:name="T192" style:family="text">
      <style:text-properties fo:color="#c9211e" loext:opacity="100%" style:font-name="apple-system" style:text-underline-style="solid" style:text-underline-width="auto" style:text-underline-color="font-color" officeooo:rsid="003eb6f2" loext:padding="0cm" loext:border="none"/>
    </style:style>
    <style:style style:name="T193" style:family="text">
      <style:text-properties fo:color="#c9211e" loext:opacity="100%" style:font-name="apple-system" style:text-underline-style="solid" style:text-underline-width="auto" style:text-underline-color="font-color" officeooo:rsid="00408eb6" loext:padding="0cm" loext:border="none"/>
    </style:style>
    <style:style style:name="T194" style:family="text">
      <style:text-properties fo:color="#c9211e" loext:opacity="100%" style:font-name="apple-system" style:text-underline-style="solid" style:text-underline-width="auto" style:text-underline-color="font-color" officeooo:rsid="004c1fbf" loext:padding="0cm" loext:border="none"/>
    </style:style>
    <style:style style:name="T195" style:family="text">
      <style:text-properties fo:color="#c9211e" loext:opacity="100%" style:font-name="apple-system" style:text-underline-style="none" officeooo:rsid="003c81b2" loext:padding="0cm" loext:border="none"/>
    </style:style>
    <style:style style:name="T196" style:family="text">
      <style:text-properties fo:color="#000000" loext:opacity="100%" officeooo:rsid="0032ad78"/>
    </style:style>
    <style:style style:name="T197" style:family="text">
      <style:text-properties fo:color="#000000" loext:opacity="100%" style:font-name="apple-system" fo:font-weight="normal" officeooo:rsid="00337ce7" style:font-weight-asian="normal" style:font-weight-complex="normal" loext:padding="0cm" loext:border="none"/>
    </style:style>
    <style:style style:name="T198" style:family="text">
      <style:text-properties fo:color="#000000" loext:opacity="100%" style:font-name="apple-system" fo:font-weight="normal" officeooo:rsid="00375fb5" style:font-weight-asian="normal" style:font-weight-complex="normal" loext:padding="0cm" loext:border="none"/>
    </style:style>
    <style:style style:name="T199" style:family="text">
      <style:text-properties fo:color="#000000" loext:opacity="100%" style:font-name="apple-system" fo:font-weight="normal" officeooo:rsid="003c81b2" style:font-weight-asian="normal" style:font-weight-complex="normal" loext:padding="0cm" loext:border="none"/>
    </style:style>
    <style:style style:name="T200" style:family="text">
      <style:text-properties fo:color="#000000" loext:opacity="100%" style:font-name="apple-system" fo:font-weight="normal" officeooo:rsid="003fabd5" style:font-weight-asian="normal" style:font-weight-complex="normal" loext:padding="0cm" loext:border="none"/>
    </style:style>
    <style:style style:name="T201" style:family="text">
      <style:text-properties fo:color="#000000" loext:opacity="100%" style:font-name="apple-system" fo:font-weight="normal" officeooo:rsid="00408eb6" style:font-weight-asian="normal" style:font-weight-complex="normal" loext:padding="0cm" loext:border="none"/>
    </style:style>
    <style:style style:name="T202" style:family="text">
      <style:text-properties fo:color="#000000" loext:opacity="100%" style:font-name="apple-system" style:text-underline-style="none" fo:font-weight="normal" officeooo:rsid="0032ad78" style:font-weight-asian="normal" style:font-weight-complex="normal" loext:padding="0cm" loext:border="none"/>
    </style:style>
    <style:style style:name="T203" style:family="text">
      <style:text-properties fo:color="#000000" loext:opacity="100%" style:font-name="apple-system" style:text-underline-style="none" fo:font-weight="normal" officeooo:rsid="00471b6c" style:font-weight-asian="normal" style:font-weight-complex="normal" loext:padding="0cm" loext:border="none"/>
    </style:style>
    <style:style style:name="T204" style:family="text">
      <style:text-properties fo:color="#000000" loext:opacity="100%" style:font-name="apple-system" style:text-underline-style="none" fo:font-weight="normal" officeooo:rsid="003c81b2" style:font-size-asian="10pt" style:font-weight-asian="normal" style:font-size-complex="10pt" style:font-weight-complex="normal" loext:padding="0cm" loext:border="none"/>
    </style:style>
    <style:style style:name="T205" style:family="text">
      <style:text-properties fo:color="#000000" loext:opacity="100%" style:font-name="apple-system" style:text-underline-style="none" fo:font-weight="normal" officeooo:rsid="004daa9b" style:font-size-asian="10pt" style:font-weight-asian="normal" style:font-size-complex="10pt" style:font-weight-complex="normal" loext:padding="0cm" loext:border="none"/>
    </style:style>
    <style:style style:name="T206" style:family="text">
      <style:text-properties fo:color="#000000" loext:opacity="100%" officeooo:rsid="00337ce7" style:font-weight-asian="normal" style:font-weight-complex="normal"/>
    </style:style>
    <style:style style:name="T207" style:family="text">
      <style:text-properties style:font-name="apple-system" officeooo:rsid="0016e564" fo:background-color="transparent" loext:char-shading-value="0" style:font-size-asian="12pt" style:font-weight-asian="normal" style:font-size-complex="12pt" style:font-weight-complex="normal" loext:padding="0cm" loext:border="none"/>
    </style:style>
    <style:style style:name="T208" style:family="text">
      <style:text-properties style:font-name="apple-system" fo:background-color="transparent" loext:char-shading-value="0" style:font-size-asian="12pt" style:font-weight-asian="normal" style:font-size-complex="12pt" style:font-weight-complex="normal" loext:padding="0cm" loext:border="none"/>
    </style:style>
    <style:style style:name="T209" style:family="text">
      <style:text-properties style:font-name="apple-system" fo:background-color="transparent" loext:char-shading-value="0" loext:padding="0cm" loext:border="none"/>
    </style:style>
    <style:style style:name="T210" style:family="text">
      <style:text-properties style:font-name="apple-system" officeooo:rsid="009c94e9" fo:background-color="transparent" loext:char-shading-value="0" loext:padding="0cm" loext:border="none"/>
    </style:style>
    <style:style style:name="T211" style:family="text">
      <style:text-properties style:font-name="apple-system" loext:padding="0cm" loext:border="none"/>
    </style:style>
    <style:style style:name="T212" style:family="text">
      <style:text-properties style:font-name="apple-system" officeooo:rsid="0053e53b" loext:padding="0cm" loext:border="none"/>
    </style:style>
    <style:style style:name="T213" style:family="text">
      <style:text-properties style:font-name="apple-system" style:text-underline-style="none" fo:font-weight="normal" officeooo:rsid="0053e53b" loext:padding="0cm" loext:border="none"/>
    </style:style>
    <style:style style:name="T214" style:family="text">
      <style:text-properties style:font-name="apple-system" style:text-underline-style="none" fo:font-weight="normal" officeooo:rsid="00556418" loext:padding="0cm" loext:border="none"/>
    </style:style>
    <style:style style:name="T215" style:family="text">
      <style:text-properties style:font-name="apple-system" style:text-underline-style="none" fo:font-weight="normal" officeooo:rsid="00570f39" loext:padding="0cm" loext:border="none"/>
    </style:style>
    <style:style style:name="T216" style:family="text">
      <style:text-properties style:font-name="apple-system" style:text-underline-style="none" fo:font-weight="normal" officeooo:rsid="00578f78" loext:padding="0cm" loext:border="none"/>
    </style:style>
    <style:style style:name="T217" style:family="text">
      <style:text-properties style:font-name="apple-system" style:text-underline-style="none" fo:font-weight="normal" officeooo:rsid="005a354f" loext:padding="0cm" loext:border="none"/>
    </style:style>
    <style:style style:name="T218" style:family="text">
      <style:text-properties style:font-name="apple-system" style:text-underline-style="none" fo:font-weight="normal" officeooo:rsid="005adf87" loext:padding="0cm" loext:border="none"/>
    </style:style>
    <style:style style:name="T219" style:family="text">
      <style:text-properties style:font-name="apple-system" style:text-underline-style="none" fo:font-weight="normal" officeooo:rsid="007e2260" loext:padding="0cm" loext:border="none"/>
    </style:style>
    <style:style style:name="T220" style:family="text">
      <style:text-properties style:font-name="apple-system" style:text-underline-style="none" fo:font-weight="normal" officeooo:rsid="007f87d6" loext:padding="0cm" loext:border="none"/>
    </style:style>
    <style:style style:name="T221" style:family="text">
      <style:text-properties style:font-name="apple-system" style:text-underline-style="none" fo:font-weight="normal" officeooo:rsid="00815a55" loext:padding="0cm" loext:border="none"/>
    </style:style>
    <style:style style:name="T222" style:family="text">
      <style:text-properties style:font-name="apple-system" style:text-underline-style="none" fo:font-weight="normal" officeooo:rsid="0082c95a" loext:padding="0cm" loext:border="none"/>
    </style:style>
    <style:style style:name="T223" style:family="text">
      <style:text-properties style:font-name="apple-system" style:text-underline-style="none" fo:font-weight="normal" officeooo:rsid="0085005f" loext:padding="0cm" loext:border="none"/>
    </style:style>
    <style:style style:name="T224" style:family="text">
      <style:text-properties style:font-name="apple-system" style:text-underline-style="none" fo:font-weight="normal" officeooo:rsid="0086ca39" loext:padding="0cm" loext:border="none"/>
    </style:style>
    <style:style style:name="T225" style:family="text">
      <style:text-properties style:font-name="apple-system" style:text-underline-style="none" fo:font-weight="normal" officeooo:rsid="00971d06" fo:background-color="transparent" loext:char-shading-value="0" loext:padding="0cm" loext:border="none"/>
    </style:style>
    <style:style style:name="T226" style:family="text">
      <style:text-properties style:font-name="apple-system" style:text-underline-style="none" fo:font-weight="normal" officeooo:rsid="00979c45" fo:background-color="transparent" loext:char-shading-value="0" loext:padding="0cm" loext:border="none"/>
    </style:style>
    <style:style style:name="T227" style:family="text">
      <style:text-properties style:font-name="apple-system" style:text-underline-style="none" fo:font-weight="normal" officeooo:rsid="00988712" fo:background-color="transparent" loext:char-shading-value="0" loext:padding="0cm" loext:border="none"/>
    </style:style>
    <style:style style:name="T228" style:family="text">
      <style:text-properties style:font-name="apple-system" style:text-underline-style="none" fo:font-weight="normal" officeooo:rsid="009c94e9" fo:background-color="transparent" loext:char-shading-value="0" loext:padding="0cm" loext:border="none"/>
    </style:style>
    <style:style style:name="T229" style:family="text">
      <style:text-properties style:font-name="apple-system" style:text-underline-style="none" fo:font-weight="normal" officeooo:rsid="009f8c0c" fo:background-color="transparent" loext:char-shading-value="0" loext:padding="0cm" loext:border="none"/>
    </style:style>
    <style:style style:name="T230" style:family="text">
      <style:text-properties style:font-name="apple-system" style:text-underline-style="none" fo:font-weight="normal" officeooo:rsid="00a0581b" fo:background-color="transparent" loext:char-shading-value="0" loext:padding="0cm" loext:border="none"/>
    </style:style>
    <style:style style:name="T231" style:family="text">
      <style:text-properties style:font-name="apple-system" style:text-underline-style="none" fo:font-weight="normal" officeooo:rsid="00a12891" fo:background-color="transparent" loext:char-shading-value="0" loext:padding="0cm" loext:border="none"/>
    </style:style>
    <style:style style:name="T232" style:family="text">
      <style:text-properties style:font-name="apple-system" style:text-underline-style="none" fo:font-weight="normal" officeooo:rsid="00a16223" fo:background-color="transparent" loext:char-shading-value="0" loext:padding="0cm" loext:border="none"/>
    </style:style>
    <style:style style:name="T233" style:family="text">
      <style:text-properties style:font-name="apple-system" style:text-underline-style="none" loext:padding="0cm" loext:border="none"/>
    </style:style>
    <style:style style:name="T234" style:family="text">
      <style:text-properties style:font-name="apple-system" officeooo:rsid="00578f78" loext:padding="0cm" loext:border="none"/>
    </style:style>
    <style:style style:name="T235" style:family="text">
      <style:text-properties style:font-name="apple-system" officeooo:rsid="005a354f" loext:padding="0cm" loext:border="none"/>
    </style:style>
    <style:style style:name="T236" style:family="text">
      <style:text-properties style:font-name="apple-system" officeooo:rsid="005adf87" loext:padding="0cm" loext:border="none"/>
    </style:style>
    <style:style style:name="T237" style:family="text">
      <style:text-properties style:font-name="apple-system" officeooo:rsid="005e0cc5" loext:padding="0cm" loext:border="none"/>
    </style:style>
    <style:style style:name="T238" style:family="text">
      <style:text-properties style:font-name="apple-system" officeooo:rsid="005f3034" loext:padding="0cm" loext:border="none"/>
    </style:style>
    <style:style style:name="T239" style:family="text">
      <style:text-properties style:font-name="apple-system" officeooo:rsid="005fbdc5" loext:padding="0cm" loext:border="none"/>
    </style:style>
    <style:style style:name="T240" style:family="text">
      <style:text-properties style:font-name="apple-system" officeooo:rsid="0061853e" loext:padding="0cm" loext:border="none"/>
    </style:style>
    <style:style style:name="T241" style:family="text">
      <style:text-properties style:font-name="apple-system" officeooo:rsid="007e2260" loext:padding="0cm" loext:border="none"/>
    </style:style>
    <style:style style:name="T242" style:family="text">
      <style:text-properties style:font-name="apple-system" officeooo:rsid="0082c95a" loext:padding="0cm" loext:border="none"/>
    </style:style>
    <style:style style:name="T243" style:family="text">
      <style:text-properties style:font-name="apple-system" officeooo:rsid="00885965" loext:padding="0cm" loext:border="none"/>
    </style:style>
    <style:style style:name="T244" style:family="text">
      <style:text-properties style:font-name="apple-system" style:text-underline-style="solid" style:text-underline-width="auto" style:text-underline-color="font-color" officeooo:rsid="004324b5" loext:padding="0cm" loext:border="none"/>
    </style:style>
    <style:style style:name="T245" style:family="text">
      <style:text-properties style:font-name="apple-system" style:text-underline-style="solid" style:text-underline-width="auto" style:text-underline-color="font-color" officeooo:rsid="00578f78" loext:padding="0cm" loext:border="none"/>
    </style:style>
    <style:style style:name="T246" style:family="text">
      <style:text-properties style:font-name="apple-system" style:text-underline-style="solid" style:text-underline-width="auto" style:text-underline-color="font-color" loext:padding="0cm" loext:border="none"/>
    </style:style>
    <style:style style:name="T247" style:family="text">
      <style:text-properties style:font-name="apple-system" style:text-underline-style="solid" style:text-underline-width="auto" style:text-underline-color="font-color" officeooo:rsid="00971d06" loext:padding="0cm" loext:border="none"/>
    </style:style>
    <style:style style:name="T248" style:family="text">
      <style:text-properties officeooo:rsid="003a866f"/>
    </style:style>
    <style:style style:name="T249" style:family="text">
      <style:text-properties fo:color="#d4d4d4" loext:opacity="100%" style:font-name="Droid Sans Mono" fo:font-size="10.5pt" fo:font-weight="normal" officeooo:rsid="003c81b2" fo:background-color="#1e1e1e" loext:char-shading-value="0" style:font-weight-asian="normal" style:font-weight-complex="normal" loext:padding="0cm" loext:border="none"/>
    </style:style>
    <style:style style:name="T250" style:family="text">
      <style:text-properties fo:color="#d4d4d4" loext:opacity="100%" style:font-name="Droid Sans Mono" fo:font-size="10.5pt" style:text-underline-style="none" fo:font-weight="normal" officeooo:rsid="00570f39" fo:background-color="#1e1e1e" loext:char-shading-value="0" loext:padding="0cm" loext:border="none"/>
    </style:style>
    <style:style style:name="T251" style:family="text">
      <style:text-properties fo:color="#d4d4d4" loext:opacity="100%" style:font-name="Droid Sans Mono" fo:font-size="10.5pt" style:text-underline-style="none" fo:font-weight="normal" officeooo:rsid="0095d032" fo:background-color="#1e1e1e" loext:char-shading-value="0" style:font-size-asian="10pt" style:font-size-complex="10pt" loext:padding="0cm" loext:border="none"/>
    </style:style>
    <style:style style:name="T252" style:family="text">
      <style:text-properties fo:color="#d4d4d4" loext:opacity="100%" style:font-name="Droid Sans Mono" fo:font-size="10.5pt" style:text-underline-style="none" fo:font-weight="normal" officeooo:rsid="00971d06" fo:background-color="#1e1e1e" loext:char-shading-value="0" loext:padding="0cm" loext:border="none"/>
    </style:style>
    <style:style style:name="T253" style:family="text">
      <style:text-properties fo:color="#d4d4d4" loext:opacity="100%" style:font-name="Droid Sans Mono" fo:font-size="10.5pt" style:text-underline-style="none" fo:font-weight="normal" officeooo:rsid="009f8c0c" fo:background-color="#1e1e1e" loext:char-shading-value="0" loext:padding="0cm" loext:border="none"/>
    </style:style>
    <style:style style:name="T254" style:family="text">
      <style:text-properties fo:color="#d4d4d4" loext:opacity="100%" style:font-name="Droid Sans Mono" fo:font-size="10.5pt" style:text-underline-style="none" fo:font-weight="normal" officeooo:rsid="00a0581b" fo:background-color="#1e1e1e" loext:char-shading-value="0" loext:padding="0cm" loext:border="none"/>
    </style:style>
    <style:style style:name="T255" style:family="text">
      <style:text-properties fo:color="#d4d4d4" loext:opacity="100%" style:font-name="apple-system" fo:font-size="10.5pt" style:text-underline-style="none" fo:font-weight="normal" officeooo:rsid="00971d06" fo:background-color="transparent" loext:char-shading-value="0" loext:padding="0cm" loext:border="none"/>
    </style:style>
    <style:style style:name="T256" style:family="text">
      <style:text-properties fo:color="#569cd6" loext:opacity="100%"/>
    </style:style>
    <style:style style:name="T257" style:family="text">
      <style:text-properties fo:color="#569cd6" loext:opacity="100%" style:font-name="Droid Sans Mono" fo:font-size="10.5pt" fo:font-weight="normal" officeooo:rsid="003c81b2" fo:background-color="#1e1e1e" loext:char-shading-value="0" style:font-weight-asian="normal" style:font-weight-complex="normal" loext:padding="0cm" loext:border="none"/>
    </style:style>
    <style:style style:name="T258" style:family="text">
      <style:text-properties fo:color="#569cd6" loext:opacity="100%" style:font-name="Droid Sans Mono" fo:font-size="10.5pt" style:text-underline-style="none" fo:font-weight="normal" officeooo:rsid="00570f39" fo:background-color="#1e1e1e" loext:char-shading-value="0" loext:padding="0cm" loext:border="none"/>
    </style:style>
    <style:style style:name="T259" style:family="text">
      <style:text-properties fo:color="#569cd6" loext:opacity="100%" style:font-name="Droid Sans Mono" fo:font-size="10.5pt" style:text-underline-style="none" fo:font-weight="normal" officeooo:rsid="00971d06" fo:background-color="#1e1e1e" loext:char-shading-value="0" loext:padding="0cm" loext:border="none"/>
    </style:style>
    <style:style style:name="T260" style:family="text">
      <style:text-properties fo:color="#569cd6" loext:opacity="100%" style:font-name="Droid Sans Mono" fo:font-size="10.5pt" style:text-underline-style="none" fo:font-weight="normal" officeooo:rsid="009f8c0c" fo:background-color="#1e1e1e" loext:char-shading-value="0" loext:padding="0cm" loext:border="none"/>
    </style:style>
    <style:style style:name="T261" style:family="text">
      <style:text-properties fo:color="#569cd6" loext:opacity="100%" style:font-name="Droid Sans Mono" fo:font-size="10.5pt" style:text-underline-style="none" fo:font-weight="normal" officeooo:rsid="00a0581b" fo:background-color="#1e1e1e" loext:char-shading-value="0" loext:padding="0cm" loext:border="none"/>
    </style:style>
    <style:style style:name="T262" style:family="text">
      <style:text-properties fo:color="#4ec9b0" loext:opacity="100%"/>
    </style:style>
    <style:style style:name="T263" style:family="text">
      <style:text-properties fo:color="#4ec9b0" loext:opacity="100%" style:font-name="Droid Sans Mono" fo:font-size="10.5pt" fo:font-weight="normal" officeooo:rsid="003c81b2" fo:background-color="#1e1e1e" loext:char-shading-value="0" style:font-weight-asian="normal" style:font-weight-complex="normal" loext:padding="0cm" loext:border="none"/>
    </style:style>
    <style:style style:name="T264" style:family="text">
      <style:text-properties fo:color="#4ec9b0" loext:opacity="100%" style:font-name="Droid Sans Mono" fo:font-size="10.5pt" style:text-underline-style="none" fo:font-weight="normal" officeooo:rsid="00570f39" fo:background-color="#1e1e1e" loext:char-shading-value="0" loext:padding="0cm" loext:border="none"/>
    </style:style>
    <style:style style:name="T265" style:family="text">
      <style:text-properties fo:color="#4ec9b0" loext:opacity="100%" style:font-name="Droid Sans Mono" fo:font-size="10.5pt" style:text-underline-style="none" fo:font-weight="normal" officeooo:rsid="00a0581b" fo:background-color="#1e1e1e" loext:char-shading-value="0" loext:padding="0cm" loext:border="none"/>
    </style:style>
    <style:style style:name="T266" style:family="text">
      <style:text-properties officeooo:rsid="003eb6f2"/>
    </style:style>
    <style:style style:name="T267" style:family="text">
      <style:text-properties officeooo:rsid="004ab0e0"/>
    </style:style>
    <style:style style:name="T268" style:family="text">
      <style:text-properties fo:color="#36464e" loext:opacity="100%" style:font-name="Fira Code" fo:font-size="10.5pt" style:text-underline-style="none" fo:font-weight="normal" officeooo:rsid="00570f39" loext:padding="0cm" loext:border="none"/>
    </style:style>
    <style:style style:name="T269" style:family="text">
      <style:text-properties fo:color="#36464e" loext:opacity="100%" style:font-name="var font-family-monospace" fo:font-size="10.5pt" style:text-underline-style="none" fo:font-weight="normal" officeooo:rsid="00570f39" loext:padding="0cm" loext:border="none"/>
    </style:style>
    <style:style style:name="T270" style:family="text">
      <style:text-properties fo:color="#36464e" loext:opacity="100%" style:font-name="var font-family-monospace" fo:font-size="10.5pt" style:text-underline-style="none" fo:font-weight="normal" officeooo:rsid="005f3034" loext:padding="0cm" loext:border="none"/>
    </style:style>
    <style:style style:name="T271" style:family="text">
      <style:text-properties fo:color="#24292f" loext:opacity="100%" style:font-name="apple-system" fo:font-size="9.75pt" style:text-underline-style="none" fo:font-weight="normal" officeooo:rsid="005a354f" loext:padding="0cm" loext:border="none"/>
    </style:style>
    <style:style style:name="T272" style:family="text">
      <style:text-properties fo:color="#212529" loext:opacity="100%" style:font-name="apple-system1" fo:font-weight="normal"/>
    </style:style>
    <style:style style:name="T273" style:family="text">
      <style:text-properties fo:color="#212529" loext:opacity="100%" style:font-name="apple-system1" fo:font-weight="normal" fo:background-color="transparent" loext:char-shading-value="0"/>
    </style:style>
    <style:style style:name="T274" style:family="text">
      <style:text-properties fo:color="#ce9178" loext:opacity="100%"/>
    </style:style>
    <style:style style:name="T275" style:family="text">
      <style:text-properties fo:color="#ce9178" loext:opacity="100%" officeooo:rsid="009be68b"/>
    </style:style>
    <style:style style:name="T276" style:family="text">
      <style:text-properties fo:color="#ce9178" loext:opacity="100%" style:font-name="Droid Sans Mono" fo:font-size="10.5pt" style:text-underline-style="none" fo:font-weight="normal" officeooo:rsid="00a0581b" fo:background-color="#1e1e1e" loext:char-shading-value="0" loext:padding="0cm" loext:border="none"/>
    </style:style>
    <style:style style:name="T277" style:family="text">
      <style:text-properties fo:color="#9cdcfe" loext:opacity="100%"/>
    </style:style>
    <style:style style:name="T278" style:family="text">
      <style:text-properties fo:color="#9cdcfe" loext:opacity="100%" officeooo:rsid="008ea4d1"/>
    </style:style>
    <style:style style:name="T279" style:family="text">
      <style:text-properties fo:color="#9cdcfe" loext:opacity="100%" style:font-name="Droid Sans Mono" fo:font-size="10.5pt" style:text-underline-style="none" fo:font-weight="normal" officeooo:rsid="0095d032" fo:background-color="#1e1e1e" loext:char-shading-value="0" style:font-size-asian="10pt" style:font-size-complex="10pt" loext:padding="0cm" loext:border="none"/>
    </style:style>
    <style:style style:name="T280" style:family="text">
      <style:text-properties fo:color="#dcdcaa" loext:opacity="100%"/>
    </style:style>
    <style:style style:name="T281" style:family="text">
      <style:text-properties fo:color="#b5cea8" loext:opacity="100%"/>
    </style:style>
    <style:style style:name="T282" style:family="text">
      <style:text-properties fo:color="#6a9955" loext:opacity="100%"/>
    </style:style>
    <style:style style:name="T283" style:family="text">
      <style:text-properties fo:color="#c586c0" loext:opacity="100%"/>
    </style:style>
    <style:style style:name="T284" style:family="text">
      <style:text-properties fo:color="#808080" loext:opacity="100%"/>
    </style:style>
    <style:style style:name="T285" style:family="text">
      <style:text-properties style:font-name="ui-monospace" fo:font-size="9.75pt" fo:font-style="normal" fo:font-weight="normal"/>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Pour PhP :</text:p>
      <text:p text:style-name="P90"><text:span text:style-name="T2">Lancer le fichier : </text:span><text:span text:style-name="Source_20_Text"><text:span text:style-name="T45">http://127.0.0.1:8080/bonjour.php</text:span></text:span><text:span text:style-name="T2"> (adapter le port de connexion si nécessaire).</text:span></text:p>
      <text:p text:style-name="P1">Pour rappel :</text:p>
      <text:list text:style-name="L1">
        <text:list-item>
          <text:p text:style-name="P173"><text:span text:style-name="T1">pour être exécuté </text:span><text:span text:style-name="Strong_20_Emphasis"><text:span text:style-name="T6">sur Linux</text:span></text:span><text:span text:style-name="T1">, le répertoire contenant votre fichier doit être lié à un serveur local démarré sur le projet (Ouvrir un Terminal dans le projet et saisir </text:span><text:span text:style-name="Source_20_Text"><text:span text:style-name="T44">php -S 127.0.0.1:8080</text:span></text:span><text:span text:style-name="T1"> ; laisser le terminal ouvert tant que le serveur doit tourner)</text:span></text:p>
        </text:list-item>
        <text:list-item>
          <text:p text:style-name="P173"><text:span text:style-name="T1">pour être exécuté </text:span><text:span text:style-name="Strong_20_Emphasis"><text:span text:style-name="T6">sur Windows</text:span></text:span><text:span text:style-name="T1">, ce fichier doit être placé dans le répertoire </text:span><text:span text:style-name="Source_20_Text"><text:span text:style-name="T44">www</text:span></text:span><text:span text:style-name="T1"> de votre outil de développement locale, par ex: </text:span><text:a xlink:type="simple" xlink:href="../../../../../C:/laragon/www" text:style-name="Internet_20_link" text:visited-style-name="Visited_20_Internet_20_Link"><text:span text:style-name="Source_20_Text"><text:span text:style-name="T44">C:/laragon/www</text:span></text:span></text:a><text:span text:style-name="T1">.</text:span></text:p>
        </text:list-item>
      </text:list>
      <text:p text:style-name="P2"/>
      <text:p text:style-name="P4">Ou, utiliser le site PHP Sandbox</text:p>
      <text:p text:style-name="P4"/>
      <text:p text:style-name="P5"><text:span text:style-name="Source_20_Text"><text:span text:style-name="T207">Fichier contenant les erreurs de PHP : </text:span></text:span><text:span text:style-name="Source_20_Text"><text:span text:style-name="T208">'C:/&lt;repertoire_logs&gt;/php_error.log'</text:span></text:span></text:p>
      <text:p text:style-name="P4"/>
      <text:p text:style-name="P4"/>
      <text:p text:style-name="P39">La fonction dd() : Dump &amp; Die</text:p>
      <text:p text:style-name="P39"/>
      <text:p text:style-name="P39"><text:span text:style-name="T272">Elle permet d'afficher du texte à l'écra</text:span><text:span text:style-name="T273">n et de terminer l'exécution du programme. Ou les caractéristiques / informations d’une variable.</text:span></text:p>
      <text:p text:style-name="P4"/>
      <text:p text:style-name="P18">Exemples : </text:p>
      <text:p text:style-name="P18">dd($nomVariable) ;</text:p>
      <text:p text:style-name="P18">ddd($nomVariable) ; → Donne plus de détails</text:p>
      <text:p text:style-name="P18">ddsafe($nomVariable) ; → Plus sûr que dd() </text:p>
      <text:p text:style-name="P18">Si oubli de supprimer dd() avant de mettre le <text:s/>site en ligne <text:s/>= problème…</text:p>
      <text:p text:style-name="P18">Avec ddsafe(), pas de problème lors de la mise en lig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5"><text:soft-page-break/>Pour Symfony :</text:p>
      <text:p text:style-name="P6"/>
      <text:p text:style-name="P76">SERVEUR INTERNE <text:span text:style-name="T187">PHP</text:span></text:p>
      <text:p text:style-name="P11"/>
      <text:p text:style-name="P6">- Ecrire dans le terminal du dossier global du projet :</text:p>
      <text:p text:style-name="P6">php -S localhost:8000 -t public</text:p>
      <text:p text:style-name="P6">Où « public » est le nom du dossier contenant notre fichier index.php (fichier principal, front controller).</text:p>
      <text:p text:style-name="P6"/>
      <text:p text:style-name="P6">- Ou, écrire dans le terminal contenant notre fichier index.php (fichier principal, front controller) :</text:p>
      <text:p text:style-name="P6">php -S localhost:8000</text:p>
      <text:p text:style-name="P6"/>
      <text:p text:style-name="P6"/>
      <text:p text:style-name="P6">→ Et dans le navigateur entrer : </text:p>
      <text:p text:style-name="P6">localhost:8000</text:p>
      <text:p text:style-name="P6"/>
      <text:p text:style-name="P10">→ <text:span text:style-name="T188">Pour arrêter le serveur </text:span>entrer : </text:p>
      <text:p text:style-name="P17">ctrl + c</text:p>
      <text:p text:style-name="P6"/>
      <text:p text:style-name="P9"/>
      <text:p text:style-name="P6"/>
      <text:p text:style-name="P6"/>
      <text:p text:style-name="P6"/>
      <text:p text:style-name="P77">SYMFONY LOCAL WEB SERVER</text:p>
      <text:p text:style-name="P20"/>
      <text:p text:style-name="P91"><text:span text:style-name="T3">Commencer par installer <text:s/></text:span><text:span text:style-name="Source_20_Text"><text:span text:style-name="T46">symfony server:ca:install <text:s/></text:span></text:span><text:span text:style-name="Source_20_Text"><text:span text:style-name="T110">(pour la 1ère fois, dans un terminal)</text:span></text:span></text:p>
      <text:p text:style-name="P12"/>
      <text:p text:style-name="P7">- Ecrire dans le terminal du dossier global du projet :</text:p>
      <text:p text:style-name="P15">symfony serve <text:s text:c="2"/><text:span text:style-name="T267">(et </text:span><text:span text:style-name="T188">symfony server:s</text:span><text:span text:style-name="T267">tatus pour connaître l’état du serveur)</text:span></text:p>
      <text:p text:style-name="P7"/>
      <text:p text:style-name="P8">- Ecrire dans le terminal du dossier global du projet, <text:span text:style-name="T187">pour faire tourner le serveur en arrière plan (et pouvoir continuer à entrer des commandes via le terminal)</text:span> :</text:p>
      <text:p text:style-name="P14">symfony serve -<text:span text:style-name="T187">d</text:span></text:p>
      <text:p text:style-name="P13"/>
      <text:p text:style-name="P13"/>
      <text:p text:style-name="P8">→ Et dans le navigateur entrer : </text:p>
      <text:p text:style-name="P8">localhost:8000</text:p>
      <text:p text:style-name="P8"/>
      <text:p text:style-name="P9">→ <text:span text:style-name="T188">Pour arrêter le serveur </text:span>entrer : </text:p>
      <text:p text:style-name="P16">symfony server:stop</text:p>
      <text:p text:style-name="P16"/>
      <text:p text:style-name="P16"/>
      <text:p text:style-name="P47"><text:soft-page-break/>CRÉER UN NOUVEAU PROJET SYMFONY :</text:p>
      <text:p text:style-name="P32"/>
      <text:p text:style-name="P31"><text:span text:style-name="Source_20_Text"><text:span text:style-name="T166">composer create-project symfony/website-skeleton monProjet v5.4.*</text:span></text:span></text:p>
      <text:p text:style-name="P31"><text:span text:style-name="Source_20_Text"><text:span text:style-name="T165"/></text:span></text:p>
      <text:p text:style-name="P33"><text:span text:style-name="Source_20_Text"><text:span text:style-name="T165">composer create-project symfony/skeleton </text:span></text:span><text:span text:style-name="Source_20_Text"><text:span text:style-name="T170">myProject <text:s/></text:span></text:span></text:p>
      <text:p text:style-name="P33"><text:span text:style-name="Source_20_Text"><text:span text:style-name="T170"/></text:span></text:p>
      <text:p text:style-name="P33"><text:span text:style-name="Source_20_Text"><text:span text:style-name="T171">OU <text:s/></text:span></text:span></text:p>
      <text:p text:style-name="P33"><text:span text:style-name="Source_20_Text"><text:span text:style-name="T167"/></text:span></text:p>
      <text:p text:style-name="P33"><text:span text:style-name="Source_20_Text"><text:span text:style-name="T166">symfony new </text:span></text:span><text:span text:style-name="Source_20_Text"><text:span text:style-name="T167">myProject</text:span></text:span></text:p>
      <text:p text:style-name="P33"><text:span text:style-name="Source_20_Text"><text:span text:style-name="T167"/></text:span></text:p>
      <text:p text:style-name="P33"><text:span text:style-name="Source_20_Text"><text:span text:style-name="T166">symfony new </text:span></text:span><text:span text:style-name="Source_20_Text"><text:span text:style-name="T167">myProject --</text:span></text:span><text:span text:style-name="Source_20_Text"><text:span text:style-name="T168">webapp <text:s/>(ou --full <text:s text:c="4"/>→ <text:s/></text:span></text:span><text:span text:style-name="Source_20_Text"><text:span text:style-name="T169">Ancienne méthode</text:span></text:span><text:span text:style-name="Source_20_Text"><text:span text:style-name="T168">) </text:span></text:span></text:p>
      <text:p text:style-name="P31"><text:span text:style-name="Source_20_Text"><text:span text:style-name="T170"/></text:span></text:p>
      <text:p text:style-name="P31"><text:span text:style-name="Source_20_Text"><text:span text:style-name="T165"/></text:span></text:p>
      <text:p text:style-name="P99"><text:span text:style-name="Source_20_Text"><text:span text:style-name="Strong_20_Emphasis"><text:span text:style-name="T40">Remarque</text:span></text:span></text:span><text:span text:style-name="Source_20_Text"><text:span text:style-name="T4"> Nous avons créé un projet de type website-skeleton </text:span></text:span><text:span text:style-name="Source_20_Text"><text:span text:style-name="T5">(ou --webapp)</text:span></text:span><text:span text:style-name="Source_20_Text"><text:span text:style-name="T4">, il est optimisé pour les applications web traditionnelles. En revanche, pour construire des microservices, des applications console ou des API, il est préférable d'utiliser un projet de type skeleton. Il faudra alors importer manuellement toutes les dépendances dont on pourrait avoir besoin.</text:span></text:span></text:p>
      <text:p text:style-name="P99"><text:span text:style-name="Source_20_Text"><text:span text:style-name="T4"/></text:span></text:p>
      <text:p text:style-name="P99"><text:span text:style-name="Source_20_Text"><text:span text:style-name="T4"/></text:span></text:p>
      <text:p text:style-name="P62"><text:span text:style-name="Source_20_Text"><text:span text:style-name="T211">C</text:span></text:span><text:span text:style-name="Source_20_Text"><text:span text:style-name="T242">ONNEXION BDD (avec un fichier .env.dev.local)</text:span></text:span><text:span text:style-name="Source_20_Text"><text:span text:style-name="T211"> :</text:span></text:span></text:p>
      <text:p text:style-name="P62"><text:span text:style-name="Source_20_Text"><text:span text:style-name="T9"/></text:span></text:p>
      <text:p text:style-name="P62"><text:span text:style-name="Source_20_Text"><text:span text:style-name="T222">Créer un fichier .env.dev.local à la racine (afin de ne pas envoyé les mdp et identifiants à la BDD sur git)</text:span></text:span></text:p>
      <text:p text:style-name="P62"><text:span text:style-name="Source_20_Text"><text:span text:style-name="T222"/></text:span></text:p>
      <text:p text:style-name="P97"><text:span text:style-name="Source_20_Text"><text:span text:style-name="T23">Et ajouter la ligne :</text:span></text:span></text:p>
      <text:p text:style-name="P95"><text:span text:style-name="Source_20_Text"><text:span text:style-name="T49"/></text:span></text:p>
      <text:p text:style-name="P95"><text:span text:style-name="Source_20_Text"><text:span text:style-name="T48">DATABASE_URL="mysql://db_user:</text:span></text:span><text:a xlink:type="simple" xlink:href="mailto:db_password@127.0.0.1" text:style-name="Internet_20_link" text:visited-style-name="Visited_20_Internet_20_Link"><text:span text:style-name="Source_20_Text">db_password@127.0.0.1</text:span></text:a><text:span text:style-name="Source_20_Text"><text:span text:style-name="T48">:3306/db_name?serverVersion=mariadb-10.3.34&amp;charset=utf8mb4"</text:span></text:span></text:p>
      <text:p text:style-name="P95"><text:span text:style-name="Source_20_Text"><text:span text:style-name="T48"/></text:span></text:p>
      <text:p text:style-name="P97"><text:span text:style-name="Source_20_Text"><text:span text:style-name="T24">(Ligne de connexion à la BDD)</text:span></text:span></text:p>
      <text:p text:style-name="P95"><text:span text:style-name="Source_20_Text"><text:span text:style-name="T48"/></text:span></text:p>
      <text:p text:style-name="P95"><text:span text:style-name="Source_20_Text"><text:span text:style-name="T48">En changeant : <text:s/></text:span></text:span></text:p>
      <text:p text:style-name="P95"><text:span text:style-name="Source_20_Text"><text:span text:style-name="T48"/></text:span></text:p>
      <text:p text:style-name="P95"><text:span text:style-name="Source_20_Text"><text:span text:style-name="T48">- db_user</text:span></text:span></text:p>
      <text:p text:style-name="P95"><text:span text:style-name="Source_20_Text"><text:span text:style-name="T48">- db_password</text:span></text:span></text:p>
      <text:p text:style-name="P98"><text:span text:style-name="Source_20_Text"><text:span text:style-name="T48">- db_name</text:span></text:span></text:p>
      <text:p text:style-name="P95"><text:span text:style-name="Source_20_Text"><text:span text:style-name="T48">- mariadb-10.3.34 (si le SGBD n’est pas MariaDB ou la version installée n’est pas la 10.3.34)</text:span></text:span></text:p>
      <text:p text:style-name="P95"><text:span text:style-name="Source_20_Text"><text:span text:style-name="T48"/></text:span></text:p>
      <text:p text:style-name="P95"><text:span text:style-name="Source_20_Text"><text:span text:style-name="T48">Pour voir la version de MariaDB, aller dans phpmyadmin (ou autre outil utilisé comme Dbeaver…), et entrer : </text:span></text:span><text:span text:style-name="Source_20_Text"><text:span text:style-name="T130">SELECT @@version</text:span></text:span></text:p>
      <text:p text:style-name="P95"><text:span text:style-name="Source_20_Text"><text:span text:style-name="T130"/></text:span></text:p>
      <text:p text:style-name="P95"><text:span text:style-name="Source_20_Text"><text:span text:style-name="T130">Ici, cela donne :</text:span></text:span></text:p>
      <text:p text:style-name="P95"><text:span text:style-name="Source_20_Text"><text:span text:style-name="T130"/></text:span></text:p>
      <text:p text:style-name="P96"><text:span text:style-name="Source_20_Text"><text:span text:style-name="T131">DATABASE_URL</text:span></text:span><text:span text:style-name="Source_20_Text"><text:span text:style-name="T122">=</text:span></text:span><text:span text:style-name="Source_20_Text"><text:span text:style-name="T138">"mysql://admin:Afpa1234@127.0.0.1:3306/</text:span></text:span><text:span text:style-name="Source_20_Text"><text:span text:style-name="T139">symrecipe</text:span></text:span><text:span text:style-name="Source_20_Text"><text:span text:style-name="T138">?serverVersion=mariadb-10.6.12&amp;charset=utf8mb4"</text:span></text:span></text:p>
      <text:p text:style-name="P48"><text:span text:style-name="Source_20_Text"><text:span text:style-name="T211"/></text:span></text:p>
      <text:p text:style-name="P48"><text:span text:style-name="Source_20_Text"><text:span text:style-name="T211"/></text:span></text:p>
      <text:p text:style-name="P48"><text:span text:style-name="Source_20_Text"><text:span text:style-name="T211"/></text:span></text:p>
      <text:p text:style-name="P49"><text:span text:style-name="Source_20_Text"><text:span text:style-name="T211">CRÉER UN NOUVEAU </text:span></text:span><text:span text:style-name="Source_20_Text"><text:span text:style-name="T212">CONTROLLER</text:span></text:span><text:span text:style-name="Source_20_Text"><text:span text:style-name="T211"> :</text:span></text:span></text:p>
      <text:p text:style-name="P48"><text:span text:style-name="Source_20_Text"><text:span text:style-name="T9"/></text:span></text:p>
      <text:p text:style-name="P48"><text:span text:style-name="Source_20_Text"><text:span text:style-name="T213">symfony console make:controller</text:span></text:span></text:p>
      <text:p text:style-name="P48"><text:span text:style-name="Source_20_Text"><text:span text:style-name="T213"/></text:span></text:p>
      <text:p text:style-name="P50"><text:span text:style-name="Source_20_Text"><text:span text:style-name="T214">OU </text:span></text:span></text:p>
      <text:p text:style-name="P50"><text:span text:style-name="Source_20_Text"><text:span text:style-name="T214"/></text:span></text:p>
      <text:p text:style-name="P87"><text:span text:style-name="Source_20_Text"><text:span text:style-name="T233">php bin/console make:controller NomDuController</text:span></text:span></text:p>
      <text:p text:style-name="P48"><text:span text:style-name="Source_20_Text"><text:span text:style-name="T213"/></text:span></text:p>
      <text:p text:style-name="P50"><text:span text:style-name="Source_20_Text"><text:span text:style-name="T214">(Convention pour les noms des controllers : écrire le nom en commençant par une Majuscule, suivit de Controller sans espace et avec une Majuscule également → exemple : NomController)</text:span></text:span></text:p>
      <text:p text:style-name="P50"><text:span text:style-name="Source_20_Text"><text:span text:style-name="T214"/></text:span></text:p>
      <text:p text:style-name="P50"><text:span text:style-name="Source_20_Text"><text:span text:style-name="T214"/></text:span></text:p>
      <text:p text:style-name="P51"><text:span text:style-name="Source_20_Text"><text:span text:style-name="T211">CRÉER UN</text:span></text:span><text:span text:style-name="Source_20_Text"><text:span text:style-name="T234">E NOUVELLE BASE DE DONNÉES</text:span></text:span><text:span text:style-name="Source_20_Text"><text:span text:style-name="T211"> :</text:span></text:span></text:p>
      <text:p text:style-name="P50"><text:span text:style-name="Source_20_Text"><text:span text:style-name="T214"/></text:span></text:p>
      <text:p text:style-name="P50"><text:span text:style-name="Source_20_Text"><text:span text:style-name="T214">php bin/console doctrine:database:create</text:span></text:span></text:p>
      <text:p text:style-name="P51"><text:span text:style-name="Source_20_Text"><text:span text:style-name="T215">(ou, <text:s/></text:span></text:span><text:span text:style-name="Source_20_Text"><text:span text:style-name="T214">php bin/console d:d:c</text:span></text:span><text:span text:style-name="Source_20_Text"><text:span text:style-name="T215">)</text:span></text:span></text:p>
      <text:p text:style-name="P51"><text:span text:style-name="Source_20_Text"><text:span text:style-name="T215"/></text:span></text:p>
      <text:p text:style-name="P51"><text:span text:style-name="Source_20_Text"><text:span text:style-name="T215"/></text:span></text:p>
      <text:p text:style-name="P59"><text:span text:style-name="Source_20_Text"><text:span text:style-name="T241">SUPPRIMER</text:span></text:span><text:span text:style-name="Source_20_Text"><text:span text:style-name="T211"> UN</text:span></text:span><text:span text:style-name="Source_20_Text"><text:span text:style-name="T241">E</text:span></text:span><text:span text:style-name="Source_20_Text"><text:span text:style-name="T234"> BASE DE DONNÉES</text:span></text:span><text:span text:style-name="Source_20_Text"><text:span text:style-name="T211"> :</text:span></text:span></text:p>
      <text:p text:style-name="P59"><text:span text:style-name="Source_20_Text"><text:span text:style-name="T214"/></text:span></text:p>
      <text:p text:style-name="P59"><text:span text:style-name="Source_20_Text"><text:span text:style-name="T214">php bin/console doctrine:database:</text:span></text:span><text:span text:style-name="Source_20_Text"><text:span text:style-name="T219">drop --force</text:span></text:span></text:p>
      <text:p text:style-name="P59"><text:span text:style-name="Source_20_Text"><text:span text:style-name="T215">(ou, <text:s/></text:span></text:span><text:span text:style-name="Source_20_Text"><text:span text:style-name="T214">php bin/console d:d:</text:span></text:span><text:span text:style-name="Source_20_Text"><text:span text:style-name="T219">d --force</text:span></text:span><text:span text:style-name="Source_20_Text"><text:span text:style-name="T215">)</text:span></text:span></text:p>
      <text:p text:style-name="P51"><text:span text:style-name="Source_20_Text"><text:span text:style-name="T215"/></text:span></text:p>
      <text:p text:style-name="P51"><text:span text:style-name="Source_20_Text"><text:span text:style-name="T215"/></text:span></text:p>
      <text:p text:style-name="P52"><text:span text:style-name="Source_20_Text"><text:span text:style-name="T211">CRÉER UN</text:span></text:span><text:span text:style-name="Source_20_Text"><text:span text:style-name="T234">E NOUVELLE ENTITÉ</text:span></text:span><text:span text:style-name="Source_20_Text"><text:span text:style-name="T211"> :</text:span></text:span></text:p>
      <text:p text:style-name="P51"><text:span text:style-name="Source_20_Text"><text:span text:style-name="T215"/></text:span></text:p>
      <text:p text:style-name="P51"><text:span text:style-name="Source_20_Text"><text:span text:style-name="T215">php bin/console make:entity</text:span></text:span></text:p>
      <text:p text:style-name="P52"><text:span text:style-name="Source_20_Text"><text:span text:style-name="T215">(ou, <text:s/></text:span></text:span><text:span text:style-name="Source_20_Text"><text:span text:style-name="T214">php bin/console </text:span></text:span><text:span text:style-name="Source_20_Text"><text:span text:style-name="T216">m</text:span></text:span><text:span text:style-name="Source_20_Text"><text:span text:style-name="T214">:</text:span></text:span><text:span text:style-name="Source_20_Text"><text:span text:style-name="T216">e</text:span></text:span><text:span text:style-name="Source_20_Text"><text:span text:style-name="T214"> </text:span></text:span><text:span text:style-name="Source_20_Text"><text:span text:style-name="T215">)</text:span></text:span></text:p>
      <text:p text:style-name="P52"><text:span text:style-name="Source_20_Text"><text:span text:style-name="T215"/></text:span></text:p>
      <text:p text:style-name="P37"><text:span text:style-name="Source_20_Text"><text:span text:style-name="T215">+ Entrer les attributs de la class en répondant aux questions de Symfony</text:span></text:span></text:p>
      <text:p text:style-name="P37"><text:span text:style-name="Source_20_Text"><text:span text:style-name="T215">- </text:span></text:span><text:span text:style-name="Source_20_Text"><text:span text:style-name="T223">Nom de la class (ex : Ingredient)</text:span></text:span></text:p>
      <text:p text:style-name="P37"><text:span text:style-name="Source_20_Text"><text:span text:style-name="T223">- Nom de la propriété / attribut (ex: Name)</text:span></text:span></text:p>
      <text:p text:style-name="P37"><text:span text:style-name="Source_20_Text"><text:span text:style-name="T223">- Type de la propriété (ex : String) (String par défaut, faire Entrée si OK), entrer « ? » pour voir tous les types disponibles</text:span></text:span></text:p>
      <text:p text:style-name="P37"><text:span text:style-name="Source_20_Text"><text:span text:style-name="T215">- </text:span></text:span><text:span text:style-name="Source_20_Text"><text:span text:style-name="T223">Longueur de la propriété (ex : 255) (255 par défaut, faire Entrée si OK)</text:span></text:span></text:p>
      <text:p text:style-name="P37"><text:span text:style-name="Source_20_Text"><text:span text:style-name="T223">- Nullable (ex : no) (no par défaut, faire Entrée si OK)</text:span></text:span></text:p>
      <text:p text:style-name="P37"><text:span text:style-name="Source_20_Text"><text:span text:style-name="T215"/></text:span></text:p>
      <text:p text:style-name="P38"><text:span text:style-name="Source_20_Text"><text:span text:style-name="T223">+ Faire ça pour tous les attributs/</text:span></text:span><text:span text:style-name="Source_20_Text"><text:span text:style-name="T224">propriétés de la class</text:span></text:span></text:p>
      <text:p text:style-name="P38"><text:span text:style-name="Source_20_Text"><text:span text:style-name="T223"/></text:span></text:p>
      <text:p text:style-name="P38"><text:span text:style-name="Source_20_Text"><text:span text:style-name="T215">+ Appuyer sur « Entrée » quand tous les attributs sont renseignés</text:span></text:span></text:p>
      <text:p text:style-name="P38"><text:span text:style-name="Source_20_Text"><text:span text:style-name="T215"/></text:span></text:p>
      <text:p text:style-name="P67"><text:span text:style-name="Source_20_Text"><text:span text:style-name="T211">COMPLÉTER UN</text:span></text:span><text:span text:style-name="Source_20_Text"><text:span text:style-name="T234">E ENTITÉ</text:span></text:span><text:span text:style-name="Source_20_Text"><text:span text:style-name="T211"> :</text:span></text:span></text:p>
      <text:p text:style-name="P68"><text:span text:style-name="Source_20_Text"><text:span text:style-name="T244"/></text:span></text:p>
      <text:p text:style-name="P68"><text:span text:style-name="Source_20_Text"><text:span text:style-name="T225">php bin/console make :entity « NomDeLentité »</text:span></text:span></text:p>
      <text:p text:style-name="P68"><text:span text:style-name="Source_20_Text"><text:span text:style-name="T225"/></text:span></text:p>
      <text:p text:style-name="P70"><text:span text:style-name="Source_20_Text"><text:span text:style-name="T225">exemple : php bin/console make :entity User (pour un utilisateur) </text:span></text:span><text:span text:style-name="Source_20_Text"><text:span text:style-name="T226">(première propriété entrée dans le Tuto SymRecipe)</text:span></text:span></text:p>
      <text:p text:style-name="P68"><text:span text:style-name="Source_20_Text"><text:span text:style-name="T225"/></text:span></text:p>
      <text:p text:style-name="P70"><text:span text:style-name="Source_20_Text"><text:span text:style-name="T226">+</text:span></text:span></text:p>
      <text:p text:style-name="P70"><text:span text:style-name="Source_20_Text"><text:span text:style-name="T226"/></text:span></text:p>
      <text:p text:style-name="P70"><text:span text:style-name="Source_20_Text"><text:span text:style-name="T226">Symfony nous informe que l’entité existe déjà et nous propose d’ajouter une propriété :</text:span></text:span></text:p>
      <text:p text:style-name="P70"><text:span text:style-name="Source_20_Text"><text:span text:style-name="T226"/></text:span></text:p>
      <text:p text:style-name="P70"><text:span text:style-name="Source_20_Text"><text:span text:style-name="T226">exemple : fullName</text:span></text:span></text:p>
      <text:p text:style-name="P70"><text:span text:style-name="Source_20_Text"><text:span text:style-name="T226"/></text:span></text:p>
      <text:p text:style-name="P70"><text:span text:style-name="Source_20_Text"><text:span text:style-name="T226">+ </text:span></text:span></text:p>
      <text:p text:style-name="P70"><text:span text:style-name="Source_20_Text"><text:span text:style-name="T226"/></text:span></text:p>
      <text:p text:style-name="P34"><text:span text:style-name="Source_20_Text"><text:span text:style-name="T226">Type de propriété (exemple : string)</text:span></text:span></text:p>
      <text:p text:style-name="P34"><text:span text:style-name="Source_20_Text"><text:span text:style-name="T226"/></text:span></text:p>
      <text:p text:style-name="P34"><text:span text:style-name="Source_20_Text"><text:span text:style-name="T226">+</text:span></text:span></text:p>
      <text:p text:style-name="P34"><text:span text:style-name="Source_20_Text"><text:span text:style-name="T226"/></text:span></text:p>
      <text:p text:style-name="P34"><text:span text:style-name="Source_20_Text"><text:span text:style-name="T226">Taille (Défaut : 255) : Exemple : 50</text:span></text:span></text:p>
      <text:p text:style-name="P34"><text:span text:style-name="Source_20_Text"><text:span text:style-name="T226"/></text:span></text:p>
      <text:p text:style-name="P34"><text:span text:style-name="Source_20_Text"><text:span text:style-name="T226">+</text:span></text:span></text:p>
      <text:p text:style-name="P34"><text:span text:style-name="Source_20_Text"><text:span text:style-name="T226"/></text:span></text:p>
      <text:p text:style-name="P34"><text:span text:style-name="Source_20_Text"><text:span text:style-name="T226">Nullable ? (Défaut : No)</text:span></text:span></text:p>
      <text:p text:style-name="P34"><text:span text:style-name="Source_20_Text"><text:span text:style-name="T226"/></text:span></text:p>
      <text:p text:style-name="P34"><text:span text:style-name="Source_20_Text"><text:span text:style-name="T226"/></text:span></text:p>
      <text:p text:style-name="P34"><text:span text:style-name="Source_20_Text"><text:span text:style-name="T226"/></text:span></text:p>
      <text:p text:style-name="P34"><text:span text:style-name="Source_20_Text"><text:span text:style-name="T226">Exemple autre propriété (deuxième propriété entrée dans le Tuto SymRecipe) : Pseudo → string → 50 → Yes</text:span></text:span></text:p>
      <text:p text:style-name="P34"><text:span text:style-name="Source_20_Text"><text:span text:style-name="T226"/></text:span></text:p>
      <text:p text:style-name="P35"><text:span text:style-name="Source_20_Text"><text:span text:style-name="T226">Exemple autre propriété (</text:span></text:span><text:span text:style-name="Source_20_Text"><text:span text:style-name="T227">troisième</text:span></text:span><text:span text:style-name="Source_20_Text"><text:span text:style-name="T226"> propriété entrée dans le Tuto SymRecipe) : </text:span></text:span><text:span text:style-name="Source_20_Text"><text:span text:style-name="T227">createdAt</text:span></text:span><text:span text:style-name="Source_20_Text"><text:span text:style-name="T226"> → </text:span></text:span><text:span text:style-name="Source_20_Text"><text:span text:style-name="T227">datetime_immutable</text:span></text:span><text:span text:style-name="Source_20_Text"><text:span text:style-name="T226"> → </text:span></text:span><text:span text:style-name="Source_20_Text"><text:span text:style-name="T227">No</text:span></text:span></text:p>
      <text:p text:style-name="P34"><text:span text:style-name="Source_20_Text"><text:span text:style-name="T226"/></text:span></text:p>
      <text:p text:style-name="P34"><text:span text:style-name="Source_20_Text"><text:span text:style-name="T226"/></text:span></text:p>
      <text:p text:style-name="P34"><text:span text:style-name="Source_20_Text"><text:span text:style-name="T246">CRÉER UN</text:span></text:span><text:span text:style-name="Source_20_Text"><text:span text:style-name="T245"> </text:span></text:span><text:span text:style-name="Source_20_Text"><text:span text:style-name="T247">UTILISATEUR </text:span></text:span><text:span text:style-name="Source_20_Text"><text:span text:style-name="T246">:</text:span></text:span></text:p>
      <text:p text:style-name="P68"><text:span text:style-name="Source_20_Text"><text:span text:style-name="T211"/></text:span></text:p>
      <text:p text:style-name="P68"><text:span text:style-name="Source_20_Text"><text:span text:style-name="T225">php bin/console make :user</text:span></text:span></text:p>
      <text:p text:style-name="P68"><text:span text:style-name="Source_20_Text"><text:span text:style-name="T225"/></text:span></text:p>
      <text:p text:style-name="P68"><text:span text:style-name="Source_20_Text"><text:span text:style-name="T225">+</text:span></text:span></text:p>
      <text:p text:style-name="P68"><text:span text:style-name="Source_20_Text"><text:span text:style-name="T225"/></text:span></text:p>
      <text:p text:style-name="P68"><text:span text:style-name="Source_20_Text"><text:span text:style-name="T225">Nom du profil utilisateur (Défaut User)</text:span></text:span></text:p>
      <text:p text:style-name="P68"><text:span text:style-name="Source_20_Text"><text:span text:style-name="T225"/></text:span></text:p>
      <text:p text:style-name="P68"><text:span text:style-name="Source_20_Text"><text:span text:style-name="T225">+</text:span></text:span></text:p>
      <text:p text:style-name="P68"><text:span text:style-name="Source_20_Text"><text:span text:style-name="T225"/></text:span></text:p>
      <text:p text:style-name="P68"><text:soft-page-break/><text:span text:style-name="Source_20_Text"><text:span text:style-name="T225">Stocker les données utilisateurs dans la BDD ? (Défaut Yes)</text:span></text:span></text:p>
      <text:p text:style-name="P68"><text:span text:style-name="Source_20_Text"><text:span text:style-name="T225"/></text:span></text:p>
      <text:p text:style-name="P68"><text:span text:style-name="Source_20_Text"><text:span text:style-name="T225">+</text:span></text:span></text:p>
      <text:p text:style-name="P68"><text:span text:style-name="Source_20_Text"><text:span text:style-name="T225"/></text:span></text:p>
      <text:p text:style-name="P68"><text:span text:style-name="Source_20_Text"><text:span text:style-name="T225"><text:s/>Propriété du nom (qui sera afficher en public comme nom utilisateur, exemples : email, username (pseudo)) ? (Défaut email)</text:span></text:span></text:p>
      <text:p text:style-name="P68"><text:span text:style-name="Source_20_Text"><text:span text:style-name="T225"/></text:span></text:p>
      <text:p text:style-name="P68"><text:span text:style-name="Source_20_Text"><text:span text:style-name="T225">+</text:span></text:span></text:p>
      <text:p text:style-name="P68"><text:span text:style-name="Source_20_Text"><text:span text:style-name="T225"/></text:span></text:p>
      <text:p text:style-name="P68"><text:span text:style-name="Source_20_Text"><text:span text:style-name="T225">Hashage des mdp ? (Défaut Yes)</text:span></text:span></text:p>
      <text:p text:style-name="P68"><text:span text:style-name="Source_20_Text"><text:span text:style-name="T225"/></text:span></text:p>
      <text:p text:style-name="P68"><text:span text:style-name="Source_20_Text"><text:span text:style-name="T225"/></text:span></text:p>
      <text:p text:style-name="P68"><text:span text:style-name="Source_20_Text"><text:span text:style-name="T225"/></text:span></text:p>
      <text:p text:style-name="P36"><text:span text:style-name="Source_20_Text"><text:span text:style-name="T210">security.yaml </text:span></text:span><text:span text:style-name="Source_20_Text"><text:span text:style-name="T209">:</text:span></text:span></text:p>
      <text:p text:style-name="P68"><text:span text:style-name="Source_20_Text"><text:span text:style-name="T225"/></text:span></text:p>
      <text:p text:style-name="P36"><text:span text:style-name="Source_20_Text"><text:span text:style-name="T228">Vérifier qu’il y ait :</text:span></text:span></text:p>
      <text:p text:style-name="P66"><text:span text:style-name="Source_20_Text"><text:span text:style-name="T259">providers</text:span></text:span><text:span text:style-name="Source_20_Text"><text:span text:style-name="T252">:</text:span></text:span></text:p>
      <text:p text:style-name="P155"><text:tab/># used to reload user from session &amp; other features (e.g. switch_user)</text:p>
      <text:p text:style-name="P139"><text:span text:style-name="T256"><text:tab/>app_user_provider</text:span>:</text:p>
      <text:p text:style-name="P139"><text:span text:style-name="T256"><text:tab/><text:tab/>entity</text:span>:</text:p>
      <text:p text:style-name="P139"><text:span text:style-name="T256"><text:tab/><text:tab/><text:tab/>class</text:span>: <text:span text:style-name="T274">App\Entity\User</text:span></text:p>
      <text:p text:style-name="P139"><text:span text:style-name="T256"><text:tab/><text:tab/><text:tab/>property</text:span>: <text:span text:style-name="T274">email</text:span></text:p>
      <text:p text:style-name="P139"/>
      <text:p text:style-name="P141"><text:span text:style-name="Source_20_Text"><text:span text:style-name="T25">Le provider sert à trouver un utilisateur dans la BDD à l’aide d’une propriété, ici <text:s/>son email</text:span></text:span></text:p>
      <text:p text:style-name="P141"><text:span text:style-name="Source_20_Text"><text:span text:style-name="T25"/></text:span></text:p>
      <text:p text:style-name="P142"><text:span text:style-name="Source_20_Text"><text:span text:style-name="T26">et ajouter, dans la partie « firewalls → main » sous « provider : »</text:span></text:span></text:p>
      <text:p text:style-name="P142"><text:span text:style-name="Source_20_Text"><text:span text:style-name="T26"/></text:span></text:p>
      <text:p text:style-name="P142"><text:span text:style-name="Source_20_Text"><text:span text:style-name="T129">form_login</text:span></text:span><text:span text:style-name="Source_20_Text"><text:span text:style-name="T147">:</text:span></text:span></text:p>
      <text:p text:style-name="P139"><text:span text:style-name="T256"><text:tab/>login_path</text:span>: <text:span text:style-name="T274">security.login</text:span></text:p>
      <text:p text:style-name="P139"><text:span text:style-name="T256"><text:tab/>check-path</text:span>: <text:span text:style-name="T274">security.login</text:span></text:p>
      <text:p text:style-name="P139"><text:span text:style-name="T256">logout</text:span>:</text:p>
      <text:p text:style-name="P139"><text:span text:style-name="T256"><text:tab/>path</text:span>: <text:span text:style-name="T274">security.logout</text:span></text:p>
      <text:p text:style-name="P139"/>
      <text:p text:style-name="P142"><text:span text:style-name="Source_20_Text"><text:span text:style-name="T26"/></text:span></text:p>
      <text:p text:style-name="P142"><text:span text:style-name="Source_20_Text"><text:span text:style-name="T25">« </text:span></text:span><text:span text:style-name="Source_20_Text"><text:span text:style-name="T27">security.login » = Nom de la route du controller </text:span></text:span></text:p>
      <text:p text:style-name="P143"><text:span text:style-name="Source_20_Text"><text:span text:style-name="T27">et logout pour la déconnexion</text:span></text:span></text:p>
      <text:p text:style-name="P142"><text:span text:style-name="Source_20_Text"><text:span text:style-name="T27"/></text:span></text:p>
      <text:p text:style-name="P143"><text:span text:style-name="Source_20_Text"><text:span text:style-name="T27">Exemple dans le SecurityController.php :</text:span></text:span></text:p>
      <text:p text:style-name="P142"><text:span text:style-name="Source_20_Text"><text:span text:style-name="T148">#[Route(</text:span></text:span><text:span text:style-name="Source_20_Text"><text:span text:style-name="T145">'/connexion'</text:span></text:span><text:span text:style-name="Source_20_Text"><text:span text:style-name="T148">, </text:span></text:span><text:span text:style-name="Source_20_Text"><text:span text:style-name="T137">name</text:span></text:span><text:span text:style-name="Source_20_Text"><text:span text:style-name="T148">: </text:span></text:span><text:span text:style-name="Source_20_Text"><text:span text:style-name="T145">'security.login'</text:span></text:span><text:span text:style-name="Source_20_Text"><text:span text:style-name="T148">, </text:span></text:span><text:span text:style-name="Source_20_Text"><text:span text:style-name="T137">methods</text:span></text:span><text:span text:style-name="Source_20_Text"><text:span text:style-name="T148">: [</text:span></text:span><text:span text:style-name="Source_20_Text"><text:span text:style-name="T145">'GET'</text:span></text:span><text:span text:style-name="Source_20_Text"><text:span text:style-name="T148">, </text:span></text:span><text:span text:style-name="Source_20_Text"><text:span text:style-name="T145">'POST'</text:span></text:span><text:span text:style-name="Source_20_Text"><text:span text:style-name="T148">])]</text:span></text:span></text:p>
      <text:p text:style-name="P142"><text:span text:style-name="Source_20_Text"><text:span text:style-name="T27"/></text:span></text:p>
      <text:p text:style-name="P142"><text:span text:style-name="Source_20_Text"><text:span text:style-name="T26"/></text:span></text:p>
      <text:p text:style-name="P148"><text:span text:style-name="Source_20_Text"><text:span text:style-name="T7">Pour utiliser les EntityListener</text:span></text:span><text:span text:style-name="Source_20_Text"><text:span text:style-name="T8">s</text:span></text:span><text:span text:style-name="Source_20_Text"><text:span text:style-name="T7"> :</text:span></text:span></text:p>
      <text:p text:style-name="P71"><text:span text:style-name="Source_20_Text"><text:span text:style-name="T255"/></text:span></text:p>
      <text:p text:style-name="P71"><text:span text:style-name="Source_20_Text"><text:span text:style-name="T229">Ajouter dans le fichier services.yaml :</text:span></text:span></text:p>
      <text:p text:style-name="P71"><text:span text:style-name="Source_20_Text"><text:span text:style-name="T229"/></text:span></text:p>
      <text:p text:style-name="P71"><text:span text:style-name="Source_20_Text"><text:span text:style-name="T260">App\EntityListener\</text:span></text:span><text:span text:style-name="Source_20_Text"><text:span text:style-name="T253">:</text:span></text:span></text:p>
      <text:p text:style-name="P139"><text:span text:style-name="T256">resource</text:span>: <text:span text:style-name="T274">"../src/EntityListener/"</text:span></text:p>
      <text:p text:style-name="P139"><text:span text:style-name="T256">tags</text:span>: [<text:span text:style-name="T274">"doctrine.orm.entity_listener"</text:span>]</text:p>
      <text:p text:style-name="P71"><text:soft-page-break/><text:span text:style-name="Source_20_Text"><text:span text:style-name="T229"/></text:span></text:p>
      <text:p text:style-name="P72"><text:span text:style-name="Source_20_Text"><text:span text:style-name="T230">Et ajouter dans le fichier de l’Entité, par exemple User.php :</text:span></text:span></text:p>
      <text:p text:style-name="P72"><text:span text:style-name="Source_20_Text"><text:span text:style-name="T230"/></text:span></text:p>
      <text:p text:style-name="P72"><text:span text:style-name="Source_20_Text"><text:span text:style-name="T254">#[ORM\EntityListeners([</text:span></text:span><text:span text:style-name="Source_20_Text"><text:span text:style-name="T276">'App\EntityListener\UserListener'</text:span></text:span><text:span text:style-name="Source_20_Text"><text:span text:style-name="T254">])]</text:span></text:span></text:p>
      <text:p text:style-name="P72"><text:span text:style-name="Source_20_Text"><text:span text:style-name="T254"/></text:span></text:p>
      <text:p text:style-name="P72"><text:span text:style-name="Source_20_Text"><text:span text:style-name="T230"/></text:span></text:p>
      <text:p text:style-name="P72"><text:span text:style-name="Source_20_Text"><text:span text:style-name="T230">(au niveau de la class de l’entité, dans l’exemple, au-dessus de </text:span></text:span></text:p>
      <text:p text:style-name="P72"><text:span text:style-name="Source_20_Text"><text:span text:style-name="T261">class</text:span></text:span><text:span text:style-name="Source_20_Text"><text:span text:style-name="T254"> </text:span></text:span><text:span text:style-name="Source_20_Text"><text:span text:style-name="T265">User</text:span></text:span><text:span text:style-name="Source_20_Text"><text:span text:style-name="T254"> </text:span></text:span><text:span text:style-name="Source_20_Text"><text:span text:style-name="T261">implements</text:span></text:span><text:span text:style-name="Source_20_Text"><text:span text:style-name="T254"> </text:span></text:span><text:span text:style-name="Source_20_Text"><text:span text:style-name="T265">UserInterface</text:span></text:span><text:span text:style-name="Source_20_Text"><text:span text:style-name="T254">, </text:span></text:span><text:span text:style-name="Source_20_Text"><text:span text:style-name="T265">PasswordAuthenticatedUserInterface</text:span></text:span></text:p>
      <text:p text:style-name="P139">{</text:p>
      <text:p text:style-name="P72"><text:span text:style-name="Source_20_Text"><text:span text:style-name="T230">…</text:span></text:span></text:p>
      <text:p text:style-name="P72"><text:span text:style-name="Source_20_Text"><text:span text:style-name="T230"/></text:span></text:p>
      <text:p text:style-name="P73"><text:span text:style-name="Source_20_Text"><text:span text:style-name="T231">Dans le dossier « src », créer un dossier « EntityListener » et à l’intérieur, un fichier « </text:span></text:span><text:span text:style-name="Source_20_Text"><text:span text:style-name="T232">U</text:span></text:span><text:span text:style-name="Source_20_Text"><text:span text:style-name="T231">serListener.php »</text:span></text:span></text:p>
      <text:p text:style-name="P73"><text:span text:style-name="Source_20_Text"><text:span text:style-name="T231"/></text:span></text:p>
      <text:p text:style-name="P74"><text:span text:style-name="Source_20_Text"><text:span text:style-name="T232">Voir ce fichier dans le SymRecipe</text:span></text:span></text:p>
      <text:p text:style-name="P43"><text:span text:style-name="Source_20_Text"><text:span text:style-name="T235">FAIRE</text:span></text:span><text:span text:style-name="Source_20_Text"><text:span text:style-name="T211"> UN</text:span></text:span><text:span text:style-name="Source_20_Text"><text:span text:style-name="T234">E </text:span></text:span><text:span text:style-name="Source_20_Text"><text:span text:style-name="T235">MIGRATION (INTERPRÈTE LES ENTITÉS ET LES TRANSPOSE)</text:span></text:span><text:span text:style-name="Source_20_Text"><text:span text:style-name="T211"> :</text:span></text:span></text:p>
      <text:p text:style-name="P42"><text:span text:style-name="Source_20_Text"><text:span text:style-name="T211"/></text:span></text:p>
      <text:p text:style-name="P42"><text:span text:style-name="Source_20_Text"><text:span text:style-name="T217">Par exemple, créer une table ingrédient (avec les différentes colonnes) en fonction d’une entité créée préalablement. </text:span></text:span><text:span text:style-name="Source_20_Text"><text:span text:style-name="T218">Créer un fichier dans le dossier « migrations ».</text:span></text:span></text:p>
      <text:p text:style-name="P42"><text:span text:style-name="Source_20_Text"><text:span text:style-name="T215"/></text:span></text:p>
      <text:p text:style-name="P42"><text:span text:style-name="Source_20_Text"><text:span text:style-name="T215">php bin/console make:migration</text:span></text:span></text:p>
      <text:p text:style-name="P60"><text:span text:style-name="Source_20_Text"><text:span text:style-name="T220"/></text:span></text:p>
      <text:p text:style-name="P61"><text:span text:style-name="Source_20_Text"><text:span text:style-name="T221">+ yes</text:span></text:span></text:p>
      <text:p text:style-name="P42"><text:span text:style-name="Source_20_Text"><text:span text:style-name="T215"/></text:span></text:p>
      <text:p text:style-name="P42"><text:span text:style-name="Source_20_Text"><text:span text:style-name="T215"/></text:span></text:p>
      <text:p text:style-name="P53"><text:span text:style-name="Source_20_Text"><text:span text:style-name="T236">ENVOYER LES MIGRATIONS</text:span></text:span><text:span text:style-name="Source_20_Text"><text:span text:style-name="T211"> :</text:span></text:span></text:p>
      <text:p text:style-name="P42"><text:span text:style-name="Source_20_Text"><text:span text:style-name="T215"/></text:span></text:p>
      <text:p text:style-name="P53"><text:span text:style-name="Source_20_Text"><text:span text:style-name="T218">Pousse les migrations vers la base de données (envoie les fichiers dans le dossier « migrations » dans la base de données, créé la/les tables)</text:span></text:span></text:p>
      <text:p text:style-name="P42"><text:span text:style-name="Source_20_Text"><text:span text:style-name="T215"/></text:span></text:p>
      <text:p text:style-name="P42"><text:span text:style-name="Source_20_Text"><text:span text:style-name="T215">php bin/console doctrine:migrations:migrate</text:span></text:span></text:p>
      <text:p text:style-name="P69"><text:span text:style-name="Source_20_Text"><text:span text:style-name="T220">( </text:span></text:span><text:span text:style-name="Source_20_Text"><text:span text:style-name="T214">php bin/console d:</text:span></text:span><text:span text:style-name="Source_20_Text"><text:span text:style-name="T220">m</text:span></text:span><text:span text:style-name="Source_20_Text"><text:span text:style-name="T214">:</text:span></text:span><text:span text:style-name="Source_20_Text"><text:span text:style-name="T220">m)</text:span></text:span></text:p>
      <text:p text:style-name="P42"><text:span text:style-name="Source_20_Text"><text:span text:style-name="T215"/></text:span></text:p>
      <text:p text:style-name="P42"><text:span text:style-name="Source_20_Text"><text:span text:style-name="T215"/></text:span></text:p>
      <text:p text:style-name="P54"><text:span text:style-name="Source_20_Text"><text:span text:style-name="T237">UTILISER LES VALIDATEURS (pour les données des tables)</text:span></text:span><text:span text:style-name="Source_20_Text"><text:span text:style-name="T211"> :</text:span></text:span></text:p>
      <text:p text:style-name="P42"><text:span text:style-name="Source_20_Text"><text:span text:style-name="T215"/></text:span></text:p>
      <text:p text:style-name="P41"><text:span text:style-name="Source_20_Text"><text:span text:style-name="T258">use</text:span></text:span><text:span text:style-name="Source_20_Text"><text:span text:style-name="T250"> Symfony\Component\Validator\</text:span></text:span><text:span text:style-name="Source_20_Text"><text:span text:style-name="T264">Constraints</text:span></text:span><text:span text:style-name="Source_20_Text"><text:span text:style-name="T250"> </text:span></text:span><text:span text:style-name="Source_20_Text"><text:span text:style-name="T258">as</text:span></text:span><text:span text:style-name="Source_20_Text"><text:span text:style-name="T250"> Assert;</text:span></text:span></text:p>
      <text:p text:style-name="P42"><text:span text:style-name="Source_20_Text"><text:span text:style-name="T215"/></text:span></text:p>
      <text:p text:style-name="P42"><text:span text:style-name="Source_20_Text"><text:span text:style-name="T215"/></text:span></text:p>
      <text:p text:style-name="P54"><text:span text:style-name="Source_20_Text"><text:span text:style-name="T237">UTILISER LES FIXTURES (jeu de fausse données pour les DB)</text:span></text:span><text:span text:style-name="Source_20_Text"><text:span text:style-name="T211"> :</text:span></text:span></text:p>
      <text:p text:style-name="P42"><text:span text:style-name="Source_20_Text"><text:span text:style-name="T215"/></text:span></text:p>
      <text:p text:style-name="P44"><text:span text:style-name="Source_20_Text"><text:span text:style-name="T172">composer require --dev orm-fixtures <text:s text:c="19"/></text:span></text:span></text:p>
      <text:p text:style-name="P44"><text:span text:style-name="Source_20_Text"><text:span text:style-name="T172"/></text:span></text:p>
      <text:p text:style-name="P44"><text:span text:style-name="Source_20_Text"><text:span text:style-name="T173">(--dev car besoin de fausses données seulement pendant le développement)</text:span></text:span></text:p>
      <text:p text:style-name="P40"><text:span text:style-name="Source_20_Text"><text:span text:style-name="T172"/></text:span></text:p>
      <text:p text:style-name="P40"><text:span text:style-name="Source_20_Text"><text:span text:style-name="T172"/></text:span></text:p>
      <text:p text:style-name="P45"><text:span text:style-name="Source_20_Text"><text:span text:style-name="T237">UTILISER LES F</text:span></text:span><text:span text:style-name="Source_20_Text"><text:span text:style-name="T238">AKERPHP</text:span></text:span><text:span text:style-name="Source_20_Text"><text:span text:style-name="T237"> (</text:span></text:span><text:span text:style-name="Source_20_Text"><text:span text:style-name="T238">librairie php qui génère de fausses données , nom, adresse mail… </text:span></text:span><text:span text:style-name="Source_20_Text"><text:span text:style-name="T243">rend les fausses données plus réelles</text:span></text:span><text:span text:style-name="Source_20_Text"><text:span text:style-name="T237">)</text:span></text:span><text:span text:style-name="Source_20_Text"><text:span text:style-name="T211"> :</text:span></text:span></text:p>
      <text:p text:style-name="P40"><text:span text:style-name="Source_20_Text"><text:span text:style-name="T172"/></text:span></text:p>
      <text:p text:style-name="P40"><text:span text:style-name="Source_20_Text"><text:span text:style-name="T268">composer require fakerphp/faker</text:span></text:span><text:span text:style-name="Source_20_Text"><text:span text:style-name="T269"> --</text:span></text:span><text:span text:style-name="Source_20_Text"><text:span text:style-name="T270">dev</text:span></text:span></text:p>
      <text:p text:style-name="P40"><text:span text:style-name="Source_20_Text"><text:span text:style-name="T270"/></text:span></text:p>
      <text:p text:style-name="P44"><text:span text:style-name="Source_20_Text"><text:span text:style-name="T173">(--dev car besoin de fausses données seulement pendant le développement)</text:span></text:span></text:p>
      <text:p text:style-name="P44"><text:span text:style-name="Source_20_Text"><text:span text:style-name="T173"/></text:span></text:p>
      <text:p text:style-name="P44"><text:span text:style-name="Source_20_Text"><text:span text:style-name="T173"/></text:span></text:p>
      <text:p text:style-name="P55"><text:span text:style-name="Source_20_Text"><text:span text:style-name="T239">ENVOYER LES FIXTURES (fichiers du dossier app\fixtures) DANS LA DB :</text:span></text:span></text:p>
      <text:p text:style-name="P55"><text:span text:style-name="Source_20_Text"><text:span text:style-name="T239"/></text:span></text:p>
      <text:p text:style-name="P44"><text:span text:style-name="Source_20_Text"><text:span text:style-name="T173">php bin/console doctrine:fixtures:load</text:span></text:span></text:p>
      <text:p text:style-name="P44"><text:span text:style-name="Source_20_Text"><text:span text:style-name="T173"/></text:span></text:p>
      <text:p text:style-name="P46"><text:span text:style-name="Source_20_Text"><text:span text:style-name="T174">+</text:span></text:span></text:p>
      <text:p text:style-name="P46"><text:span text:style-name="Source_20_Text"><text:span text:style-name="T174"/></text:span></text:p>
      <text:p text:style-name="P46"><text:span text:style-name="Source_20_Text"><text:span text:style-name="T174">yes</text:span></text:span></text:p>
      <text:p text:style-name="P42"><text:span text:style-name="Source_20_Text"><text:span text:style-name="T215"/></text:span></text:p>
      <text:p text:style-name="P65"><text:soft-page-break/><text:span text:style-name="Source_20_Text"><text:span text:style-name="T183">Pour </text:span></text:span><text:span text:style-name="Source_20_Text"><text:span text:style-name="T184">entrer des données de test dans la BDD et la mettre à jour en une seule commande :</text:span></text:span><text:span text:style-name="Source_20_Text"><text:span text:style-name="T178"> </text:span></text:span></text:p>
      <text:p text:style-name="P65"><text:span text:style-name="Source_20_Text"><text:span text:style-name="T178"/></text:span></text:p>
      <text:p text:style-name="P65"><text:span text:style-name="Source_20_Text"><text:span text:style-name="T178">Ajouter au fichier « composer.json », </text:span></text:span><text:span text:style-name="Source_20_Text"><text:span text:style-name="T179">d</text:span></text:span><text:span text:style-name="Source_20_Text"><text:span text:style-name="T178">ans la partie script :</text:span></text:span></text:p>
      <text:p text:style-name="P65"><text:span text:style-name="Source_20_Text"><text:span text:style-name="T178"/></text:span></text:p>
      <text:p text:style-name="P64"><text:span text:style-name="Source_20_Text"><text:span text:style-name="T279">"fixtures"</text:span></text:span><text:span text:style-name="Source_20_Text"><text:span text:style-name="T251">: [</text:span></text:span></text:p>
      <text:p text:style-name="P139"><text:span text:style-name="T274">"php bin/console doctrine:database:drop --force"</text:span>,</text:p>
      <text:p text:style-name="P139"><text:span text:style-name="T274">"php bin/console doctrine:database:create"</text:span>,</text:p>
      <text:p text:style-name="P139"><text:span text:style-name="T274">"php bin/console doctrine:schema:update --force –</text:span><text:span text:style-name="T275">complete</text:span><text:span text:style-name="T274">"</text:span>,<text:span text:style-name="Source_20_Text"><text:span text:style-name="T39"> </text:span></text:span></text:p>
      <text:p text:style-name="P154">"php bin/console doctrine:fixtures:load --append"</text:p>
      <text:p text:style-name="P139">]</text:p>
      <text:p text:style-name="P139"/>
      <text:p text:style-name="P140"><text:span text:style-name="Source_20_Text"><text:span text:style-name="T111">!!! ATTENTION !!! EN utilisant schema:update cela supprime la table des migrations dans la BDD</text:span></text:span></text:p>
      <text:p text:style-name="P140"><text:span text:style-name="Source_20_Text"><text:span text:style-name="T111">A utiliser seulement en dev et non en prod (utiliser les migrations en prod)</text:span></text:span></text:p>
      <text:p text:style-name="P140"><text:span text:style-name="Source_20_Text"><text:span text:style-name="T111"/></text:span></text:p>
      <text:p text:style-name="P147"><text:span text:style-name="Source_20_Text"><text:span text:style-name="T38">Ensuite, il faut appeler la commande fixtures dans le terminal avec :</text:span></text:span></text:p>
      <text:p text:style-name="P147"><text:span text:style-name="Source_20_Text"><text:span text:style-name="T38"/></text:span></text:p>
      <text:p text:style-name="P147"><text:span text:style-name="Source_20_Text"><text:span text:style-name="T38">composer fixtures</text:span></text:span></text:p>
      <text:p text:style-name="P147"><text:span text:style-name="Source_20_Text"><text:span text:style-name="T38"/></text:span></text:p>
      <text:p text:style-name="P147"><text:span text:style-name="Source_20_Text"><text:span text:style-name="T38">Cela va lancer les 4 commandes « php bin/console » que l’on vient d’écrire dans le script</text:span></text:span></text:p>
      <text:p text:style-name="P65"><text:span text:style-name="Source_20_Text"><text:span text:style-name="T178"/></text:span></text:p>
      <text:p text:style-name="P65"><text:span text:style-name="Source_20_Text"><text:span text:style-name="T178"/></text:span></text:p>
      <text:p text:style-name="P63"><text:span text:style-name="Source_20_Text"><text:span text:style-name="T239">P</text:span></text:span><text:span text:style-name="Source_20_Text"><text:span text:style-name="T240">AGINATOR BUNDLE</text:span></text:span><text:span text:style-name="Source_20_Text"><text:span text:style-name="T239"> :</text:span></text:span></text:p>
      <text:p text:style-name="P40"><text:span text:style-name="Source_20_Text"><text:span text:style-name="T271"/></text:span></text:p>
      <text:p text:style-name="P40"><text:span text:style-name="Source_20_Text"><text:span text:style-name="T271"/></text:span></text:p>
      <text:p text:style-name="P40"><text:span text:style-name="Source_20_Text"><text:span text:style-name="T175">composer require knplabs/knp-paginator-bundle <text:s/>→ </text:span></text:span><text:span text:style-name="Source_20_Text"><text:span text:style-name="T177">Dans le terminal</text:span></text:span></text:p>
      <text:p text:style-name="P42"><text:span text:style-name="Source_20_Text"><text:span text:style-name="T217"/></text:span></text:p>
      <text:p text:style-name="P56"><text:span text:style-name="Source_20_Text"><text:span text:style-name="T175">+</text:span></text:span></text:p>
      <text:p text:style-name="P56"><text:span text:style-name="Source_20_Text"><text:span text:style-name="T28"/></text:span></text:p>
      <text:p text:style-name="P56"><text:span text:style-name="Source_20_Text"><text:span text:style-name="T175">Créer </text:span></text:span><text:span text:style-name="Source_20_Text"><text:span text:style-name="T176">un fichier yaml (knp_paginator.yaml) dans config/packages et coller dedans, la partie « </text:span></text:span><text:span text:style-name="Source_20_Text"><text:span text:style-name="T186">YAML:</text:span></text:span><text:span text:style-name="Source_20_Text"><text:span text:style-name="T176"> » de ce Git Repository : </text:span></text:span><text:a xlink:type="simple" xlink:href="https://github.com/KnpLabs/KnpPaginatorBundle" text:style-name="Internet_20_link" text:visited-style-name="Visited_20_Internet_20_Link"><text:span text:style-name="Source_20_Text"><text:span text:style-name="T180">https://github.com/KnpLabs/KnpPaginatorBundle</text:span></text:span></text:a></text:p>
      <text:p text:style-name="P56"><text:span text:style-name="Source_20_Text"><text:span text:style-name="T180"/></text:span></text:p>
      <text:p text:style-name="P57"><text:span text:style-name="Source_20_Text"><text:span text:style-name="T176">+</text:span></text:span></text:p>
      <text:p text:style-name="P57"><text:span text:style-name="Source_20_Text"><text:span text:style-name="T29"/></text:span></text:p>
      <text:p text:style-name="P101"><text:span text:style-name="Source_20_Text"><text:span text:style-name="T29">Copier </text:span></text:span><text:span text:style-name="Source_20_Text"><text:span text:style-name="T30">(faire une injection de dépendance dans la fonction de notre controller) : </text:span></text:span><text:span text:style-name="Source_20_Text"><text:span text:style-name="T29">« PaginatorInterface $paginator » </text:span></text:span><text:span text:style-name="Source_20_Text"><text:span text:style-name="T30">dans notre controller et faire un import class sur <text:s/></text:span></text:span><text:span text:style-name="Source_20_Text"><text:span text:style-name="T29">PaginatorInterface </text:span></text:span><text:span text:style-name="Source_20_Text"><text:span text:style-name="T33">ET idem pour « Request $request » (avec import class)</text:span></text:span></text:p>
      <text:p text:style-name="P102"><text:span text:style-name="Source_20_Text"><text:span text:style-name="T29"/></text:span></text:p>
      <text:p text:style-name="P101"><text:span text:style-name="Source_20_Text"><text:span text:style-name="T33">+</text:span></text:span></text:p>
      <text:p text:style-name="P101"><text:span text:style-name="Source_20_Text"><text:span text:style-name="T33"/></text:span></text:p>
      <text:p text:style-name="P101"><text:span text:style-name="Source_20_Text"><text:span text:style-name="T33">Dans le Controller, cela donne :</text:span></text:span></text:p>
      <text:p text:style-name="P101"><text:span text:style-name="Source_20_Text"><text:span text:style-name="T33"/></text:span></text:p>
      <text:p text:style-name="P145"><text:span text:style-name="Source_20_Text"><text:span text:style-name="T128">&lt;?php</text:span></text:span></text:p>
      <text:p text:style-name="P149"/>
      <text:p text:style-name="P139"><text:span text:style-name="T256">namespace</text:span> <text:span text:style-name="T262">App\Controller</text:span>;</text:p>
      <text:p text:style-name="P149"/>
      <text:p text:style-name="P139"><text:span text:style-name="T256">use</text:span> App\Repository\<text:span text:style-name="T262">IngredientRepository</text:span>;</text:p>
      <text:p text:style-name="P139"><text:span text:style-name="T256">use</text:span> Knp\Component\Pager\<text:span text:style-name="T262">PaginatorInterface</text:span>;</text:p>
      <text:p text:style-name="P139"><text:span text:style-name="T256">use</text:span> Symfony\Component\HttpFoundation\<text:span text:style-name="T262">Response</text:span>;</text:p>
      <text:p text:style-name="P139"><text:span text:style-name="T256">use</text:span> Symfony\Component\Routing\Annotation\<text:span text:style-name="T262">Route</text:span>;</text:p>
      <text:p text:style-name="P139"><text:soft-page-break/><text:span text:style-name="T256">use</text:span> Symfony\Bundle\FrameworkBundle\Controller\<text:span text:style-name="T262">AbstractController</text:span>;</text:p>
      <text:p text:style-name="P139"><text:span text:style-name="T256">use</text:span> Symfony\Component\HttpFoundation\<text:span text:style-name="T262">Request</text:span>;</text:p>
      <text:p text:style-name="P149"/>
      <text:p text:style-name="P139"><text:span text:style-name="T256">class</text:span> <text:span text:style-name="T262">IngredientController</text:span> <text:span text:style-name="T256">extends</text:span> <text:span text:style-name="T262">AbstractController</text:span></text:p>
      <text:p text:style-name="P139">{</text:p>
      <text:p text:style-name="P139">#[Route(<text:span text:style-name="T274">'/ingredient'</text:span>, <text:span text:style-name="T277">name</text:span>: <text:span text:style-name="T274">'app_ingredient'</text:span>)]</text:p>
      <text:p text:style-name="P139"><text:span text:style-name="T256">public</text:span> <text:span text:style-name="T256">function</text:span> <text:span text:style-name="T280">index</text:span>(<text:span text:style-name="T262">IngredientRepository</text:span> <text:span text:style-name="T277">$repository</text:span>, <text:span text:style-name="T262">PaginatorInterface</text:span> <text:span text:style-name="T277">$paginator</text:span>, <text:span text:style-name="T262">Request</text:span> <text:span text:style-name="T277">$request</text:span>): <text:span text:style-name="T262">Response</text:span></text:p>
      <text:p text:style-name="P139">{</text:p>
      <text:p text:style-name="P139"><text:span text:style-name="T277">$ingredients</text:span> = <text:span text:style-name="T277">$paginator</text:span>-&gt;<text:span text:style-name="T280">paginate</text:span>(</text:p>
      <text:p text:style-name="P139"><text:span text:style-name="T277">$repository</text:span>-&gt;<text:span text:style-name="T280">findAll</text:span>(),</text:p>
      <text:p text:style-name="P139"><text:span text:style-name="T277">$request</text:span>-&gt;<text:span text:style-name="T277">query</text:span>-&gt;<text:span text:style-name="T280">getInt</text:span>(<text:span text:style-name="T274">'page'</text:span>, <text:span text:style-name="T281">1</text:span>), <text:span text:style-name="T282">/* Nombre de page */</text:span></text:p>
      <text:p text:style-name="P139"><text:span text:style-name="T281">10</text:span> <text:span text:style-name="T282">/* Limite d'éléments par page */</text:span></text:p>
      <text:p text:style-name="P139">);</text:p>
      <text:p text:style-name="P149"/>
      <text:p text:style-name="P139"><text:span text:style-name="T283">return</text:span> <text:span text:style-name="T256">$this</text:span>-&gt;<text:span text:style-name="T280">render</text:span>(<text:span text:style-name="T274">'pages/ingredient/index.html.twig'</text:span>, [</text:p>
      <text:p text:style-name="P139"><text:span text:style-name="T274">'ingredients'</text:span> =&gt; <text:span text:style-name="T277">$ingredients</text:span></text:p>
      <text:p text:style-name="P139">]);</text:p>
      <text:p text:style-name="P139">}</text:p>
      <text:p text:style-name="P139">}</text:p>
      <text:p text:style-name="P153">?&gt;</text:p>
      <text:p text:style-name="P145"><text:span text:style-name="Source_20_Text"><text:span text:style-name="T113"/></text:span></text:p>
      <text:p text:style-name="P101"><text:span text:style-name="Source_20_Text"><text:span text:style-name="T33"/></text:span></text:p>
      <text:p text:style-name="P101"><text:span text:style-name="Source_20_Text"><text:span text:style-name="T33">+</text:span></text:span></text:p>
      <text:p text:style-name="P101"><text:span text:style-name="Source_20_Text"><text:span text:style-name="T33"/></text:span></text:p>
      <text:p text:style-name="P101"><text:span text:style-name="Source_20_Text"><text:span text:style-name="T33">Dans notre vue (fichier twig), ajouter en </text:span></text:span><text:span text:style-name="Source_20_Text"><text:span text:style-name="T34">haut</text:span></text:span><text:span text:style-name="Source_20_Text"><text:span text:style-name="T33"> :</text:span></text:span></text:p>
      <text:p text:style-name="P101"><text:span text:style-name="Source_20_Text"><text:span text:style-name="T33"/></text:span></text:p>
      <text:p text:style-name="P100"><text:span text:style-name="Source_20_Text"><text:span text:style-name="T146">&lt;</text:span></text:span><text:span text:style-name="Source_20_Text"><text:span text:style-name="T124">div</text:span></text:span><text:span text:style-name="Source_20_Text"><text:span text:style-name="T113"> </text:span></text:span><text:span text:style-name="Source_20_Text"><text:span text:style-name="T132">class</text:span></text:span><text:span text:style-name="Source_20_Text"><text:span text:style-name="T113">=</text:span></text:span><text:span text:style-name="Source_20_Text"><text:span text:style-name="T140">"count"</text:span></text:span><text:span text:style-name="Source_20_Text"><text:span text:style-name="T146">&gt;</text:span></text:span></text:p>
      <text:p text:style-name="P139"><text:span text:style-name="T284">&lt;</text:span><text:span text:style-name="T256">small</text:span><text:span text:style-name="T284">&gt;</text:span>Nombre d'ingrédients : {{ <text:span text:style-name="T277">ingredients</text:span>.<text:span text:style-name="T277">getTotalItemCount</text:span> }}<text:span text:style-name="T284">&lt;/</text:span><text:span text:style-name="T256">small</text:span><text:span text:style-name="T284">&gt;</text:span></text:p>
      <text:p text:style-name="P139"><text:span text:style-name="T284">&lt;/</text:span><text:span text:style-name="T256">div</text:span><text:span text:style-name="T284">&gt;</text:span></text:p>
      <text:p text:style-name="P101"><text:span text:style-name="Source_20_Text"><text:span text:style-name="T33"/></text:span></text:p>
      <text:p text:style-name="P103"><text:span text:style-name="Source_20_Text"><text:span text:style-name="T34">Pour afficher le nombre d’éléments dans le tableau</text:span></text:span></text:p>
      <text:p text:style-name="P101"><text:span text:style-name="Source_20_Text"><text:span text:style-name="T33"/></text:span></text:p>
      <text:p text:style-name="P101"><text:span text:style-name="Source_20_Text"><text:span text:style-name="T33"/></text:span></text:p>
      <text:p text:style-name="P103"><text:span text:style-name="Source_20_Text"><text:span text:style-name="T33">Dans notre vue (fichier twig), ajouter en </text:span></text:span><text:span text:style-name="Source_20_Text"><text:span text:style-name="T34">bas</text:span></text:span><text:span text:style-name="Source_20_Text"><text:span text:style-name="T33"> :</text:span></text:span></text:p>
      <text:p text:style-name="P101"><text:span text:style-name="Source_20_Text"><text:span text:style-name="T33"/></text:span></text:p>
      <text:p text:style-name="P100"><text:span text:style-name="Source_20_Text"><text:span text:style-name="T146">&lt;</text:span></text:span><text:span text:style-name="Source_20_Text"><text:span text:style-name="T124">div</text:span></text:span><text:span text:style-name="Source_20_Text"><text:span text:style-name="T113"> </text:span></text:span><text:span text:style-name="Source_20_Text"><text:span text:style-name="T132">class</text:span></text:span><text:span text:style-name="Source_20_Text"><text:span text:style-name="T113">=</text:span></text:span><text:span text:style-name="Source_20_Text"><text:span text:style-name="T140">"navigation"</text:span></text:span><text:span text:style-name="Source_20_Text"><text:span text:style-name="T146">&gt;</text:span></text:span></text:p>
      <text:p text:style-name="P139"><text:tab/>{{ knp_pagination_render(<text:span text:style-name="T278">ingredients</text:span>) }}</text:p>
      <text:p text:style-name="P139"><text:span text:style-name="T284">&lt;/</text:span><text:span text:style-name="T256">div</text:span><text:span text:style-name="T284">&gt;</text:span></text:p>
      <text:p text:style-name="P139"/>
      <text:p text:style-name="P146"><text:span text:style-name="Source_20_Text"><text:span text:style-name="T37">Pour afficher les numéros de pages</text:span></text:span></text:p>
      <text:p text:style-name="P149"><text:span text:style-name="Source_20_Text"><text:span text:style-name="T33"/></text:span></text:p>
      <text:p text:style-name="P101"><text:span text:style-name="Source_20_Text"><text:span text:style-name="T33"/></text:span></text:p>
      <text:p text:style-name="P92"><text:span text:style-name="Source_20_Text"><text:span text:style-name="T31">Il est possible de changer le thème de la pagination </text:span></text:span><text:span text:style-name="Source_20_Text"><text:span text:style-name="T32">(numéro de pages en dessous du tableau)</text:span></text:span><text:span text:style-name="Source_20_Text"><text:span text:style-name="T31"> en changeant le lien dans le fichier knp_paginator.yaml (après </text:span></text:span><text:span text:style-name="Source_20_Text"><text:span text:style-name="T123">pagination</text:span></text:span><text:span text:style-name="Source_20_Text"><text:span text:style-name="T112">:</text:span></text:span><text:span text:style-name="Source_20_Text"><text:span text:style-name="T47">). </text:span></text:span></text:p>
      <text:p text:style-name="P92"><text:span text:style-name="Source_20_Text"><text:span text:style-name="T47">Pour trouver d’autre lien bootstrap pour les thème, aller sur </text:span></text:span><text:a xlink:type="simple" xlink:href="https://github.com/KnpLabs/KnpPaginatorBundle" text:style-name="Internet_20_link" text:visited-style-name="Visited_20_Internet_20_Link"><text:span text:style-name="Source_20_Text">https://github.com/KnpLabs/KnpPaginatorBundle</text:span></text:a><text:span text:style-name="Source_20_Text"><text:span text:style-name="T36"> </text:span></text:span><text:span text:style-name="Source_20_Text"><text:span text:style-name="T35">et faire un ctrl+f bootstrap.</text:span></text:span></text:p>
      <text:p text:style-name="P92"><text:span text:style-name="Source_20_Text"><text:span text:style-name="T31"/></text:span></text:p>
      <text:p text:style-name="P93"><text:span text:style-name="Source_20_Text"><text:span text:style-name="T31"/></text:span></text:p>
      <text:p text:style-name="P93"><text:span text:style-name="Source_20_Text"><text:span text:style-name="T11"/></text:span></text:p>
      <text:p text:style-name="P94"><text:span text:style-name="Source_20_Text"><text:span text:style-name="T11">CRÉER UN FORMULAIRE</text:span></text:span><text:span text:style-name="Source_20_Text"><text:span text:style-name="T10"> :</text:span></text:span></text:p>
      <text:p text:style-name="P93"><text:span text:style-name="Source_20_Text"><text:span text:style-name="T10"/></text:span></text:p>
      <text:p text:style-name="P92"><text:span text:style-name="Source_20_Text"><text:span text:style-name="T31">php bin/console make:form</text:span></text:span></text:p>
      <text:p text:style-name="P57"><text:span text:style-name="Source_20_Text"><text:span text:style-name="T181"/></text:span></text:p>
      <text:p text:style-name="P58"><text:span text:style-name="Source_20_Text"><text:span text:style-name="T182">+</text:span></text:span></text:p>
      <text:p text:style-name="P58"><text:span text:style-name="Source_20_Text"><text:span text:style-name="T182"/></text:span></text:p>
      <text:p text:style-name="P58"><text:span text:style-name="Source_20_Text"><text:span text:style-name="T182">Exemple : IngredientType <text:s text:c="2"/>(Nom de la class et du fichier qui vont </text:span></text:span><text:span text:style-name="Source_20_Text"><text:span text:style-name="T185">être créés</text:span></text:span><text:span text:style-name="Source_20_Text"><text:span text:style-name="T182">)</text:span></text:span></text:p>
      <text:p text:style-name="P58"><text:span text:style-name="Source_20_Text"><text:span text:style-name="T182"/></text:span></text:p>
      <text:p text:style-name="P58"><text:span text:style-name="Source_20_Text"><text:span text:style-name="T182">+</text:span></text:span></text:p>
      <text:p text:style-name="P58"><text:span text:style-name="Source_20_Text"><text:span text:style-name="T182"/></text:span></text:p>
      <text:p text:style-name="P58"><text:span text:style-name="Source_20_Text"><text:span text:style-name="T182">Ingredient (name of Entity or fully qualified model class name that the new form will be bound to (empty for none))</text:span></text:span></text:p>
      <text:p text:style-name="P82"><text:span text:style-name="Source_20_Text"><text:span text:style-name="T28"/></text:span></text:p>
      <text:p text:style-name="P82"><text:span text:style-name="Source_20_Text"><text:span text:style-name="T28"/></text:span></text:p>
      <text:p text:style-name="P82"><text:span text:style-name="T189">ERREUR INTELEPHENSE</text:span> ⇒ CTRL + SHIFT + P </text:p>
      <text:p text:style-name="P82">→ TAPER « Index Workspace »</text:p>
      <text:p text:style-name="P82"/>
      <text:p text:style-name="P82"/>
      <text:p text:style-name="P83">TIPS SYMFONY :</text:p>
      <text:p text:style-name="P84"/>
      <text:p text:style-name="P23"><text:span text:style-name="Source_20_Text"><text:span text:style-name="T191">Pour </text:span></text:span><text:span text:style-name="Source_20_Text"><text:span text:style-name="T192">trouver un service</text:span></text:span><text:span text:style-name="Source_20_Text"><text:span text:style-name="T191"> :</text:span></text:span></text:p>
      <text:p text:style-name="P23"><text:span text:style-name="Source_20_Text"><text:span text:style-name="T191"/></text:span></text:p>
      <text:p text:style-name="P28"><text:span text:style-name="Source_20_Text"><text:span text:style-name="T202">Pour voir toutes les console commands : </text:span></text:span><text:span text:style-name="Source_20_Text"><text:span text:style-name="T203">php bin/console</text:span></text:span></text:p>
      <text:p text:style-name="P23"><text:span text:style-name="Source_20_Text"><text:span text:style-name="T190"/></text:span></text:p>
      <text:p text:style-name="P80"><text:span text:style-name="T196">Pour trouver les différents types de log : </text:span>php bin/console debug:autowiring log</text:p>
      <text:p text:style-name="P80"/>
      <text:p text:style-name="P81">php bin/console debug:autowiring → <text:span text:style-name="T248">Liste des services disponibles dans le framework</text:span></text:p>
      <text:p text:style-name="P81">php bin/console debug:autowiring <text:span text:style-name="T248">NomDeLaRecherche </text:span><text:span text:style-name="T266">(--all)</text:span></text:p>
      <text:p text:style-name="P81"/>
      <text:p text:style-name="P86">Par exemple, pour trouver le service Calculator, taper :</text:p>
      <text:p text:style-name="P86">php bin/console debug:autowiring calcul --all</text:p>
      <text:p text:style-name="P86">(avec --all, car sinon Symfony ne trouve pas le service car le nom n’est pas entrer en entier)</text:p>
      <text:p text:style-name="P19"><text:span text:style-name="Source_20_Text"><text:span text:style-name="T197"/></text:span></text:p>
      <text:p text:style-name="P19"><text:span text:style-name="Source_20_Text"><text:span text:style-name="T197"/></text:span></text:p>
      <text:p text:style-name="P21"><text:span text:style-name="Source_20_Text"><text:span text:style-name="T191">Pour importer une class/</text:span></text:span><text:span text:style-name="Source_20_Text"><text:span text:style-name="T193">service</text:span></text:span><text:span text:style-name="Source_20_Text"><text:span text:style-name="T191"> dans Symfony :</text:span></text:span></text:p>
      <text:p text:style-name="P21"><text:span text:style-name="Source_20_Text"><text:span text:style-name="T199"/></text:span></text:p>
      <text:p text:style-name="P21"><text:span text:style-name="Source_20_Text"><text:span text:style-name="T199">- Faire un clic droit sur le nom de la class + Import class</text:span></text:span></text:p>
      <text:p text:style-name="P27"><text:span text:style-name="Source_20_Text"><text:span text:style-name="T199">Cela créé une ligne de type : <text:s text:c="2"/>(en début de page)</text:span></text:span></text:p>
      <text:p text:style-name="P21"><text:span text:style-name="Source_20_Text"><text:span text:style-name="T199"/></text:span></text:p>
      <text:p text:style-name="P22"><text:span text:style-name="Source_20_Text"><text:span text:style-name="T257">use</text:span></text:span><text:span text:style-name="Source_20_Text"><text:span text:style-name="T249"> App\Taxes\</text:span></text:span><text:span text:style-name="Source_20_Text"><text:span text:style-name="T263">Calculator</text:span></text:span><text:span text:style-name="Source_20_Text"><text:span text:style-name="T249">;</text:span></text:span></text:p>
      <text:p text:style-name="P25"/>
      <text:p text:style-name="P24"><text:span text:style-name="Source_20_Text"><text:span text:style-name="T200">car il y a une dépendance de ces </text:span></text:span><text:span text:style-name="Source_20_Text"><text:span text:style-name="T201">objets</text:span></text:span><text:span text:style-name="Source_20_Text"><text:span text:style-name="T200"> à un service (ici </text:span></text:span><text:span text:style-name="Source_20_Text"><text:span text:style-name="T201">l’objet</text:span></text:span><text:span text:style-name="Source_20_Text"><text:span text:style-name="T200"> Calculator dépend du service Calculator, il faut « utiliser » (use) le service </text:span></text:span><text:span text:style-name="Source_20_Text"><text:span text:style-name="T201">(la class) </text:span></text:span><text:span text:style-name="Source_20_Text"><text:span text:style-name="T200">pour utiliser l’</text:span></text:span><text:span text:style-name="Source_20_Text"><text:span text:style-name="T201">objet</text:span></text:span><text:span text:style-name="Source_20_Text"><text:span text:style-name="T200">).</text:span></text:span></text:p>
      <text:p text:style-name="P24"><text:span text:style-name="Source_20_Text"><text:span text:style-name="T200"/></text:span></text:p>
      <text:p text:style-name="P21"><text:span text:style-name="Source_20_Text"><text:span text:style-name="T199">OU</text:span></text:span></text:p>
      <text:p text:style-name="P21"><text:span text:style-name="Source_20_Text"><text:span text:style-name="T199"/></text:span></text:p>
      <text:p text:style-name="P21"><text:soft-page-break/><text:span text:style-name="Source_20_Text"><text:span text:style-name="T199">- Commencer à écrire le nom de la class sans aller jusqu’au bout (exemple pour la class Calculator, taper </text:span></text:span><text:span text:style-name="Source_20_Text"><text:span text:style-name="T200">c</text:span></text:span><text:span text:style-name="Source_20_Text"><text:span text:style-name="T199">alculat) et sélectionner le nom de la class dans le menu des suggestion qui vient d’apparaître.</text:span></text:span></text:p>
      <text:p text:style-name="P27"><text:span text:style-name="Source_20_Text"><text:span text:style-name="T199">Cela créé également une ligne de type : <text:s text:c="2"/>(en début de page)</text:span></text:span></text:p>
      <text:p text:style-name="P21"><text:span text:style-name="Source_20_Text"><text:span text:style-name="T199"/></text:span></text:p>
      <text:p text:style-name="P22"><text:span text:style-name="Source_20_Text"><text:span text:style-name="T257">use</text:span></text:span><text:span text:style-name="Source_20_Text"><text:span text:style-name="T249"> App\Taxes\</text:span></text:span><text:span text:style-name="Source_20_Text"><text:span text:style-name="T263">Calculator</text:span></text:span><text:span text:style-name="Source_20_Text"><text:span text:style-name="T249">;</text:span></text:span></text:p>
      <text:p text:style-name="P22"><text:span text:style-name="Source_20_Text"><text:span text:style-name="T249"/></text:span></text:p>
      <text:p text:style-name="P22"><text:span text:style-name="Source_20_Text"><text:span text:style-name="T249"/></text:span></text:p>
      <text:p text:style-name="P29"><text:span text:style-name="Source_20_Text"><text:span text:style-name="T191">Pour </text:span></text:span><text:span text:style-name="Source_20_Text"><text:span text:style-name="T194">utiliser les annotations</text:span></text:span><text:span text:style-name="Source_20_Text"><text:span text:style-name="T191"> dans Symfony :</text:span></text:span></text:p>
      <text:p text:style-name="P29"><text:span text:style-name="Source_20_Text"><text:span text:style-name="T191"/></text:span></text:p>
      <text:p text:style-name="P29"><text:span text:style-name="Source_20_Text"><text:span text:style-name="T204">Dans le terminal du dossier projet (principal) entrer : </text:span></text:span></text:p>
      <text:p text:style-name="P29"><text:span text:style-name="Source_20_Text"><text:span text:style-name="T204">composer require annotations</text:span></text:span></text:p>
      <text:p text:style-name="P29"><text:span text:style-name="Source_20_Text"><text:span text:style-name="T204"/></text:span></text:p>
      <text:p text:style-name="P29"><text:span text:style-name="Source_20_Text"><text:span text:style-name="T204"/></text:span></text:p>
      <text:p text:style-name="P29"><text:span text:style-name="Source_20_Text"><text:span text:style-name="T204"/></text:span></text:p>
      <text:p text:style-name="P30"><text:span text:style-name="Source_20_Text"><text:span text:style-name="T205">composer require sec-checker --no-scripts</text:span></text:span></text:p>
      <text:p text:style-name="P29"><text:span text:style-name="Source_20_Text"><text:span text:style-name="T195"/></text:span></text:p>
      <text:p text:style-name="P29"><text:span text:style-name="Source_20_Text"><text:span text:style-name="T191"/></text:span></text:p>
      <text:p text:style-name="P29"><text:span text:style-name="Source_20_Text"><text:span text:style-name="T191"/></text:span></text:p>
      <text:p text:style-name="P29"><text:span text:style-name="Source_20_Text"><text:span text:style-name="T191"/></text:span></text:p>
      <text:p text:style-name="P3"/>
      <text:p text:style-name="P79">Pour utiliser les objets Request et Response (ou autre), penser à importer leur class respectives !<text:span text:style-name="T206">Créer un controller : symfony console make:controller</text:span></text:p>
      <text:p text:style-name="P85">Créer un controller : php bin/console make:controller NomDuController</text:p>
      <text:p text:style-name="P85"/>
      <text:p text:style-name="P27"><text:span text:style-name="Source_20_Text"><text:span text:style-name="T198">Pour voir toutes les routes : </text:span></text:span><text:span text:style-name="Source_20_Text"><text:span text:style-name="T197">symfony console debug:router</text:span></text:span></text:p>
      <text:p text:style-name="P85"/>
      <text:p text:style-name="P26"><text:span text:style-name="Source_20_Text"><text:span text:style-name="T197">Pour Monolog : composer require symfony/monolog-bundle</text:span></text:span></text:p>
      <text:p text:style-name="P85"/>
      <text:p text:style-name="P26"><text:span text:style-name="Source_20_Text"><text:span text:style-name="T197"/></text:span></text:p>
      <text:p text:style-name="P26"><text:span text:style-name="Source_20_Text"><text:span text:style-name="T197"/></text:span></text:p>
      <text:p text:style-name="P26"><text:span text:style-name="Source_20_Text"><text:span text:style-name="T197"/></text:span></text:p>
      <text:p text:style-name="P112"><text:span text:style-name="Source_20_Text"><text:span text:style-name="T13">IMPORTER</text:span></text:span><text:span text:style-name="Source_20_Text"><text:span text:style-name="T12"> UN</text:span></text:span><text:span text:style-name="Source_20_Text"><text:span text:style-name="T13">E</text:span></text:span><text:span text:style-name="Source_20_Text"><text:span text:style-name="T12"> </text:span></text:span><text:span text:style-name="Source_20_Text"><text:span text:style-name="T13">IMAGE</text:span></text:span><text:span text:style-name="Source_20_Text"><text:span text:style-name="T12"> :</text:span></text:span></text:p>
      <text:p text:style-name="P112"><text:span text:style-name="Source_20_Text"><text:span text:style-name="T12"/></text:span></text:p>
      <text:p text:style-name="P112"><text:span text:style-name="Source_20_Text"><text:span text:style-name="T54">Via </text:span></text:span><text:span text:style-name="Source_20_Text"><text:span text:style-name="T100">VichUploaderBundle</text:span></text:span></text:p>
      <text:p text:style-name="P112"><text:span text:style-name="Source_20_Text"><text:span text:style-name="T100"/></text:span></text:p>
      <text:p text:style-name="P106"><text:span text:style-name="Source_20_Text"><text:span text:style-name="T50">Git du Bundle pour explication</text:span></text:span><text:span text:style-name="Source_20_Text"><text:span text:style-name="T54"> :</text:span></text:span></text:p>
      <text:p text:style-name="P106"><text:span text:style-name="Source_20_Text"><text:span text:style-name="T54">https://github.com/dustin10/VichUploaderBundle/blob/master/docs/usage.md</text:span></text:span></text:p>
      <text:p text:style-name="P112"><text:span text:style-name="Source_20_Text"><text:span text:style-name="T54"/></text:span></text:p>
      <text:p text:style-name="P112"><text:span text:style-name="Source_20_Text"><text:span text:style-name="T54">Pour installer ce bundle :</text:span></text:span></text:p>
      <text:p text:style-name="P112"><text:span text:style-name="Source_20_Text"><text:span text:style-name="T54">Dans le terminal : composer require vich/uploader-bundle</text:span></text:span></text:p>
      <text:p text:style-name="P112"><text:span text:style-name="Source_20_Text"><text:span text:style-name="T54"/></text:span></text:p>
      <text:p text:style-name="P112"><text:span text:style-name="Source_20_Text"><text:span text:style-name="T54">+</text:span></text:span></text:p>
      <text:p text:style-name="P112"><text:span text:style-name="Source_20_Text"><text:span text:style-name="T54"/></text:span></text:p>
      <text:p text:style-name="P112"><text:span text:style-name="Source_20_Text"><text:span text:style-name="T54">y (pour avoir des paramètres par défaut)</text:span></text:span></text:p>
      <text:p text:style-name="P112"><text:span text:style-name="Source_20_Text"><text:span text:style-name="T54"/></text:span></text:p>
      <text:p text:style-name="P112"><text:span text:style-name="Source_20_Text"><text:span text:style-name="T54">+</text:span></text:span></text:p>
      <text:p text:style-name="P112"><text:span text:style-name="Source_20_Text"><text:span text:style-name="T54"/></text:span></text:p>
      <text:p text:style-name="P115"><text:span text:style-name="Source_20_Text"><text:span text:style-name="T66">Cela c</text:span></text:span><text:span text:style-name="Source_20_Text"><text:span text:style-name="T54">réé un fichier : vich_uploader.yaml</text:span></text:span></text:p>
      <text:p text:style-name="P115"><text:soft-page-break/><text:span text:style-name="Source_20_Text"><text:span text:style-name="T54">+</text:span></text:span></text:p>
      <text:p text:style-name="P115"><text:span text:style-name="Source_20_Text"><text:span text:style-name="T66">Dans ce fichier, ajouter les metadata sous db-driver, comme ci-dessous :</text:span></text:span></text:p>
      <text:p text:style-name="P114"><text:span text:style-name="Source_20_Text"><text:span text:style-name="T125">vich_uploader</text:span></text:span><text:span text:style-name="Source_20_Text"><text:span text:style-name="T115">:</text:span></text:span></text:p>
      <text:p text:style-name="P139"><text:span text:style-name="T256"><text:tab/>db_driver</text:span>: <text:span text:style-name="T274">orm</text:span></text:p>
      <text:p text:style-name="P139"><text:span text:style-name="T256"><text:tab/>metadata</text:span>:</text:p>
      <text:p text:style-name="P139"><text:span text:style-name="T256"><text:tab/><text:tab/>type</text:span>: <text:span text:style-name="T274">attribute</text:span></text:p>
      <text:p text:style-name="P112"><text:span text:style-name="Source_20_Text"><text:span text:style-name="T54"/></text:span></text:p>
      <text:p text:style-name="P115"><text:span text:style-name="Source_20_Text"><text:span text:style-name="T66">+</text:span></text:span></text:p>
      <text:p text:style-name="P115"><text:span text:style-name="Source_20_Text"><text:span text:style-name="T66"/></text:span></text:p>
      <text:p text:style-name="P112"><text:span text:style-name="Source_20_Text"><text:span text:style-name="T54">Dans ce fichier, dé-commenter les lignes :</text:span></text:span></text:p>
      <text:p text:style-name="P111"><text:span text:style-name="Source_20_Text"><text:span text:style-name="T149">#mappings:</text:span></text:span></text:p>
      <text:p text:style-name="P155">#<text:tab/> products:</text:p>
      <text:p text:style-name="P155"># <text:tab/><text:tab/>uri_prefix: /images/products</text:p>
      <text:p text:style-name="P155"># <text:tab/><text:tab/>upload_destination: '%kernel.project_dir%/public/images/products'</text:p>
      <text:p text:style-name="P156"># <text:tab/><text:tab/>namer: Vich\UploaderBundle\Naming\SmartUniqueNamer</text:p>
      <text:p text:style-name="P156"><text:span text:style-name="Source_20_Text"><text:span text:style-name="T103"/></text:span></text:p>
      <text:p text:style-name="P156"><text:span text:style-name="Source_20_Text"><text:span text:style-name="T103">mappings → Indique au bundle le dossier contenant les fichiers (images, …)</text:span></text:span></text:p>
      <text:p text:style-name="P157"><text:span text:style-name="Source_20_Text"><text:span text:style-name="T101"/></text:span></text:p>
      <text:p text:style-name="P157"><text:span text:style-name="Source_20_Text"><text:span text:style-name="T101">products → Libre → Dans SymRecipe, nous remplaçons « products: » par « recipe_images: »</text:span></text:span></text:p>
      <text:p text:style-name="P157"><text:span text:style-name="Source_20_Text"><text:span text:style-name="T101"/></text:span></text:p>
      <text:p text:style-name="P158"><text:span text:style-name="Source_20_Text"><text:span text:style-name="T101">uri_prefix: /images/products → </text:span></text:span><text:span text:style-name="Source_20_Text"><text:span text:style-name="T102">Chemin de base. Dans SymRecipe, nous remplaçons « </text:span></text:span><text:span text:style-name="Source_20_Text"><text:span text:style-name="T101">/images/products » </text:span></text:span><text:span text:style-name="Source_20_Text"><text:span text:style-name="T102">par « </text:span></text:span><text:span text:style-name="Source_20_Text"><text:span text:style-name="T101">/images/r</text:span></text:span><text:span text:style-name="Source_20_Text"><text:span text:style-name="T104">ecette</text:span></text:span><text:span text:style-name="Source_20_Text"><text:span text:style-name="T101">  »</text:span></text:span></text:p>
      <text:p text:style-name="P157"><text:span text:style-name="Source_20_Text"><text:span text:style-name="T101"/></text:span></text:p>
      <text:p text:style-name="P111"><text:span text:style-name="Source_20_Text"><text:span text:style-name="T54">upload_destination: '%kernel.project_dir%/public/images/</text:span></text:span><text:span text:style-name="Source_20_Text"><text:span text:style-name="T57">products</text:span></text:span><text:span text:style-name="Source_20_Text"><text:span text:style-name="T54">' → </text:span></text:span><text:span text:style-name="Source_20_Text"><text:span text:style-name="T56">Dossier où sont enregistrées les images</text:span></text:span></text:p>
      <text:p text:style-name="P113"><text:span text:style-name="Source_20_Text"><text:span text:style-name="T56">Dans SymRecipe, nous remplaçons « </text:span></text:span><text:span text:style-name="Source_20_Text"><text:span text:style-name="T54">%kernel.project_dir%/public/images/</text:span></text:span><text:span text:style-name="Source_20_Text"><text:span text:style-name="T56">products</text:span></text:span><text:span text:style-name="Source_20_Text"><text:span text:style-name="T54"> » </text:span></text:span><text:span text:style-name="Source_20_Text"><text:span text:style-name="T56">par « </text:span></text:span><text:span text:style-name="Source_20_Text"><text:span text:style-name="T54">%kernel.project_dir%/public/images/rec</text:span></text:span><text:span text:style-name="Source_20_Text"><text:span text:style-name="T57">ette</text:span></text:span><text:span text:style-name="Source_20_Text"><text:span text:style-name="T54"> »</text:span></text:span></text:p>
      <text:p text:style-name="P113"><text:span text:style-name="Source_20_Text"><text:span text:style-name="T54"/></text:span></text:p>
      <text:p text:style-name="P113"><text:span text:style-name="Source_20_Text"><text:span text:style-name="T54">namer: Vich\UploaderBundle\Naming\SmartUniqueNamer → </text:span></text:span><text:span text:style-name="Source_20_Text"><text:span text:style-name="T58">Obligatoire → On ne modifie pas le namer et utilisons le SmartUniqueNamer </text:span></text:span><text:span text:style-name="Source_20_Text"><text:span text:style-name="T59">(namer de base)</text:span></text:span></text:p>
      <text:p text:style-name="P113"><text:span text:style-name="Source_20_Text"><text:span text:style-name="T59"/></text:span></text:p>
      <text:p text:style-name="P105"><text:span text:style-name="Source_20_Text"><text:span text:style-name="T61">+</text:span></text:span></text:p>
      <text:p text:style-name="P113"><text:span text:style-name="Source_20_Text"><text:span text:style-name="T59"/></text:span></text:p>
      <text:p text:style-name="P113"><text:span text:style-name="Source_20_Text"><text:span text:style-name="T58">On ajoute ensuite :</text:span></text:span><text:span text:style-name="Source_20_Text"><text:span text:style-name="T60"> </text:span></text:span><text:span text:style-name="Source_20_Text"><text:span text:style-name="T114">#[Vich\Uploadable]</text:span></text:span><text:span text:style-name="Source_20_Text"><text:span text:style-name="T58"> </text:span></text:span><text:span text:style-name="Source_20_Text"><text:span text:style-name="T60">dans le fichier de l’entité (ici, Recipe.php), juste au dessus de la class</text:span></text:span></text:p>
      <text:p text:style-name="P113"><text:span text:style-name="Source_20_Text"><text:span text:style-name="T60"/></text:span></text:p>
      <text:p text:style-name="P105"><text:span text:style-name="Source_20_Text"><text:span text:style-name="T61">+</text:span></text:span></text:p>
      <text:p text:style-name="P105"><text:span text:style-name="Source_20_Text"><text:span text:style-name="T61"/></text:span></text:p>
      <text:p text:style-name="P105"><text:span text:style-name="Source_20_Text"><text:span text:style-name="T61">On importe les class pour faire fonctionner le bundle :</text:span></text:span></text:p>
      <text:p text:style-name="P104"><text:span text:style-name="Source_20_Text"><text:span text:style-name="T151">use Symfony\Component\HttpFoundation\File\File;</text:span></text:span></text:p>
      <text:p text:style-name="P88">use Vich\UploaderBundle\Mapping\Annotation as Vich;</text:p>
      <text:p text:style-name="P105"><text:span text:style-name="Source_20_Text"><text:span text:style-name="T61"/></text:span></text:p>
      <text:p text:style-name="P105"><text:span text:style-name="Source_20_Text"><text:span text:style-name="T61">+</text:span></text:span></text:p>
      <text:p text:style-name="P105"><text:span text:style-name="Source_20_Text"><text:span text:style-name="T61"/></text:span></text:p>
      <text:p text:style-name="P108"><text:span text:style-name="Source_20_Text"><text:span text:style-name="T62">On copie ensuite les parties imageFile et imageName :</text:span></text:span></text:p>
      <text:p text:style-name="P107"><text:span text:style-name="Source_20_Text"><text:span text:style-name="T155"><text:s text:c="4"/></text:span></text:span><text:span text:style-name="Source_20_Text"><text:span text:style-name="T152">// NOTE: This is not a mapped field of entity metadata, just a simple property.</text:span></text:span></text:p>
      <text:p text:style-name="P89"><text:s text:c="4"/><text:span text:style-name="T285">#[Vich\UploadableField(mapping: 'products', fileNameProperty: 'imageName', size: 'imageSize')]</text:span></text:p>
      <text:p text:style-name="P89"><text:soft-page-break/><text:s text:c="4"/><text:span text:style-name="T285">private ?File $imageFile = null;</text:span></text:p>
      <text:p text:style-name="P150"/>
      <text:p text:style-name="P89"><text:s text:c="4"/><text:span text:style-name="T285">#[ORM\Column(nullable: true)]</text:span></text:p>
      <text:p text:style-name="P89"><text:s text:c="4"/><text:span text:style-name="T285">private ?string $imageName = null;</text:span></text:p>
      <text:p text:style-name="P88"/>
      <text:p text:style-name="P151"><text:span text:style-name="Source_20_Text"><text:span text:style-name="T62">Que l’on ajoute juste en-dessous de la partie (paramétrage) $name, </text:span></text:span><text:span text:style-name="Source_20_Text"><text:span text:style-name="T63">en paramétrant selon notre projet (voir SymRecipe). </text:span></text:span><text:span text:style-name="Source_20_Text"><text:span text:style-name="T64">Par exemple, en remplaçant ‘product_image’ par ‘recipe_images’ et en supprimant la partie size: 'imageSize' si non nécéssaire.</text:span></text:span></text:p>
      <text:p text:style-name="P151"><text:span text:style-name="Source_20_Text"><text:span text:style-name="T64"/></text:span></text:p>
      <text:p text:style-name="P152"><text:span text:style-name="Source_20_Text"><text:span text:style-name="T65">+</text:span></text:span></text:p>
      <text:p text:style-name="P152"><text:span text:style-name="Source_20_Text"><text:span text:style-name="T65"/></text:span></text:p>
      <text:p text:style-name="P152"><text:span text:style-name="Source_20_Text"><text:span text:style-name="T65">On récupère ensuite <text:s/>les Getter et Setter pour les propriété utiliser (ici imageName et imageFile), que l’on peut trouver dans le lien Git et on les intègre dans notre fichier Entity (Recipe.php)</text:span></text:span></text:p>
      <text:p text:style-name="P152"><text:span text:style-name="Source_20_Text"><text:span text:style-name="T65"/></text:span></text:p>
      <text:p text:style-name="P152"><text:span text:style-name="Source_20_Text"><text:span text:style-name="T65"/></text:span></text:p>
      <text:p text:style-name="P125"><text:span text:style-name="Source_20_Text"><text:span text:style-name="T12">PARAMÉTRAGE </text:span></text:span><text:span text:style-name="Source_20_Text"><text:span text:style-name="T14">ENVOIS DE MAILS</text:span></text:span><text:span text:style-name="Source_20_Text"><text:span text:style-name="T12"> :</text:span></text:span></text:p>
      <text:p text:style-name="P125"><text:span text:style-name="Source_20_Text"><text:span text:style-name="T12"/></text:span></text:p>
      <text:p text:style-name="P125"><text:span text:style-name="Source_20_Text"><text:span text:style-name="T67">Pour paramétrer l’envoi de mail automatique, nous avons besoin d’un MAILER_DSN.</text:span></text:span></text:p>
      <text:p text:style-name="P125"><text:span text:style-name="Source_20_Text"><text:span text:style-name="T67"/></text:span></text:p>
      <text:p text:style-name="P125"><text:span text:style-name="Source_20_Text"><text:span text:style-name="T67">Dans le fichier .env.dev.local (ou .env si .env.dev.local n’existe pas), il faut ajouter la ligne MAILER_DSN</text:span></text:span></text:p>
      <text:p text:style-name="P125"><text:span text:style-name="Source_20_Text"><text:span text:style-name="T67">Cette ligne est disponible sur le site MailTrap → Email Testing → Inboxes → My Inbox → dans le menu déroulant sélectionner Symfony et copier la ligne MAILER_DSN</text:span></text:span></text:p>
      <text:p text:style-name="P125"><text:span text:style-name="Source_20_Text"><text:span text:style-name="T67"/></text:span></text:p>
      <text:p text:style-name="P125"><text:span text:style-name="Source_20_Text"><text:span text:style-name="T67">Disponible à cette adresse :</text:span></text:span></text:p>
      <text:p text:style-name="P125"><text:a xlink:type="simple" xlink:href="https://mailtrap.io/inboxes/2195481/messages" text:style-name="Internet_20_link" text:visited-style-name="Visited_20_Internet_20_Link"><text:span text:style-name="Source_20_Text"><text:span text:style-name="T67">https://mailtrap.io/inboxes/2195481/messages</text:span></text:span></text:a></text:p>
      <text:p text:style-name="P125"><text:span text:style-name="Source_20_Text"><text:span text:style-name="T67"/></text:span></text:p>
      <text:p text:style-name="P117"><text:span text:style-name="Source_20_Text"><text:span text:style-name="T69">Dans le fichier messenger.yaml, commenter la ligne :</text:span></text:span></text:p>
      <text:p text:style-name="P116"><text:span text:style-name="Source_20_Text"><text:span text:style-name="T150"># Symfony\Component\Mailer\Messenger\SendEmailMessage: async</text:span></text:span></text:p>
      <text:p text:style-name="P117"><text:span text:style-name="Source_20_Text"><text:span text:style-name="T69">Pour que les mails partent directement dans la boite de réception du site MailTrap, sans passer par la BDD.</text:span></text:span></text:p>
      <text:p text:style-name="P117"><text:span text:style-name="Source_20_Text"><text:span text:style-name="T69"/></text:span></text:p>
      <text:p text:style-name="P117"><text:span text:style-name="Source_20_Text"><text:span text:style-name="T69">Si cette ligne n’est pas commentée, il faut utiliser la commande (dans le terminal) :</text:span></text:span></text:p>
      <text:p text:style-name="P117">php bin/console messenger:consume -vv</text:p>
      <text:p text:style-name="P161">+</text:p>
      <text:p text:style-name="P161">0 ou 1 (selon le cas)</text:p>
      <text:p text:style-name="P161"/>
      <text:p text:style-name="P161"><text:soft-page-break/><text:span text:style-name="Source_20_Text"><text:span text:style-name="T55">Pour que les mails envoyés arrivent dans la boite de réception de MailTrap car ils sont stockés avant dans la BDD (et sont ensuite supprimés et partent sur MailTrap).</text:span></text:span></text:p>
      <text:p text:style-name="P117"><text:span text:style-name="Source_20_Text"><text:span text:style-name="T67"/></text:span></text:p>
      <text:p text:style-name="P125"><text:span text:style-name="Source_20_Text"><text:span text:style-name="T67">Ensuite, le reste du code est dispo sur la doc Symfony (dans Creating &amp; Sending Messages).</text:span></text:span></text:p>
      <text:p text:style-name="P125"><text:span text:style-name="Source_20_Text"><text:span text:style-name="T67">Le code est à placer dans le Controller de Contact (par exemple), après le persist / flush de $contact.</text:span></text:span></text:p>
      <text:p text:style-name="P125"><text:span text:style-name="Source_20_Text"><text:span text:style-name="T67"/></text:span></text:p>
      <text:p text:style-name="P126"><text:span text:style-name="Source_20_Text"><text:span text:style-name="T67">/!</text:span></text:span><text:span text:style-name="Source_20_Text"><text:span text:style-name="T68">\ <text:s/>Penser à copier également les lignes « use » pour MailerInterface et Email </text:span></text:span><text:span text:style-name="Source_20_Text"><text:span text:style-name="T71">(Email, que l’on supprimera plus tard si nous utilisons htmlTemplate('emails/signup.html.twig') (template de Symfony) avec use Symfony\Bridge\Twig\Mime\TemplatedEmail;) </text:span></text:span><text:span text:style-name="Source_20_Text"><text:span text:style-name="T68">/!\</text:span></text:span></text:p>
      <text:p text:style-name="P125"><text:span text:style-name="Source_20_Text"><text:span text:style-name="T68"/></text:span></text:p>
      <text:p text:style-name="P125"><text:span text:style-name="Source_20_Text"><text:span text:style-name="T68"/></text:span></text:p>
      <text:p text:style-name="P117"><text:span text:style-name="Source_20_Text"><text:span text:style-name="T51">Si MailTrap est indisponible</text:span></text:span><text:span text:style-name="Source_20_Text"><text:span text:style-name="T69"> (ou tout autre site du même type), il est possible d’utiliser MailHog, qui lui passe par le réseau local et non par internet.</text:span></text:span></text:p>
      <text:p text:style-name="P117"><text:span text:style-name="Source_20_Text"><text:span text:style-name="T69"/></text:span></text:p>
      <text:p text:style-name="P117"><text:span text:style-name="Source_20_Text"><text:span text:style-name="T69">Pour installer MailHog via le terminal, il faut au préalable installer GO :</text:span></text:span></text:p>
      <text:p text:style-name="P117"><text:span text:style-name="Source_20_Text"><text:span text:style-name="T69"/></text:span></text:p>
      <text:p text:style-name="P117"><text:span text:style-name="Source_20_Text"><text:span text:style-name="T69">$ sudo apt-get -y install golang-go</text:span></text:span></text:p>
      <text:p text:style-name="P117"><text:span text:style-name="Source_20_Text"><text:span text:style-name="T69">+</text:span></text:span></text:p>
      <text:p text:style-name="P117"><text:span text:style-name="Source_20_Text"><text:span text:style-name="T69">mdp</text:span></text:span></text:p>
      <text:p text:style-name="P117"><text:span text:style-name="Source_20_Text"><text:span text:style-name="T69"/></text:span></text:p>
      <text:p text:style-name="P117"><text:span text:style-name="Source_20_Text"><text:span text:style-name="T69">Puis, installer la dernière version de MailHog :</text:span></text:span></text:p>
      <text:p text:style-name="P117"><text:span text:style-name="Source_20_Text"><text:span text:style-name="T69"/></text:span></text:p>
      <text:p text:style-name="P117"><text:span text:style-name="Source_20_Text"><text:span text:style-name="T69">$ go install </text:span></text:span><text:a xlink:type="simple" xlink:href="mailto:github.com/mailhog/MailHog@latest" text:style-name="Internet_20_link" text:visited-style-name="Visited_20_Internet_20_Link"><text:span text:style-name="Source_20_Text">github.com/mailhog/MailHog@latest</text:span></text:a></text:p>
      <text:p text:style-name="P117"><text:span text:style-name="Source_20_Text"><text:span text:style-name="T69"/></text:span></text:p>
      <text:p text:style-name="P119"><text:span text:style-name="Source_20_Text"><text:span text:style-name="T70">Vérifier que MailHog est bien installé et est trouvable :</text:span></text:span></text:p>
      <text:p text:style-name="P119"><text:span text:style-name="Source_20_Text"><text:span text:style-name="T70"/></text:span></text:p>
      <text:p text:style-name="P119"><text:span text:style-name="Source_20_Text"><text:span text:style-name="T70">$ ~/go/bin/MailHog</text:span></text:span></text:p>
      <text:p text:style-name="P119"><text:span text:style-name="Source_20_Text"><text:span text:style-name="T69"/></text:span></text:p>
      <text:p text:style-name="P119"><text:span text:style-name="Source_20_Text"><text:span text:style-name="T70">Déplacer MailHog dans « usr/local/bin/Mailhog » :</text:span></text:span></text:p>
      <text:p text:style-name="P119"><text:span text:style-name="Source_20_Text"><text:span text:style-name="T70"/></text:span></text:p>
      <text:p text:style-name="P119"><text:span text:style-name="Source_20_Text"><text:span text:style-name="T70">$ sudo cp ~/go/bin/MailHog /usr/local/bin/Mailhog</text:span></text:span></text:p>
      <text:p text:style-name="P119"><text:span text:style-name="Source_20_Text"><text:span text:style-name="T70"/></text:span></text:p>
      <text:p text:style-name="P119"><text:span text:style-name="Source_20_Text"><text:span text:style-name="T70">Lancer MailHog :</text:span></text:span></text:p>
      <text:p text:style-name="P119"><text:span text:style-name="Source_20_Text"><text:span text:style-name="T70"/></text:span></text:p>
      <text:p text:style-name="P119"><text:span text:style-name="Source_20_Text"><text:span text:style-name="T70">$ Mailhog</text:span></text:span></text:p>
      <text:p text:style-name="P119"><text:span text:style-name="Source_20_Text"><text:span text:style-name="T70"/></text:span></text:p>
      <text:p text:style-name="P119"><text:span text:style-name="Source_20_Text"><text:span text:style-name="T70">Dans Symfony, vérifier le fichier .env.dev..local (ou .env) et mettre:</text:span></text:span></text:p>
      <text:p text:style-name="P119"><text:span text:style-name="Source_20_Text"><text:span text:style-name="T70"/></text:span></text:p>
      <text:p text:style-name="P118"><text:span text:style-name="Source_20_Text"><text:span text:style-name="T133">MAILER_DSN</text:span></text:span><text:span text:style-name="Source_20_Text"><text:span text:style-name="T116">=</text:span></text:span><text:span text:style-name="Source_20_Text"><text:span text:style-name="T141">smtp://localhost:</text:span></text:span><text:span text:style-name="Source_20_Text"><text:span text:style-name="T156">1025</text:span></text:span></text:p>
      <text:p text:style-name="P118"><text:span text:style-name="Source_20_Text"><text:span text:style-name="T156"/></text:span></text:p>
      <text:p text:style-name="P118"><text:span text:style-name="Source_20_Text"><text:span text:style-name="T70">Si une ligne MAILER_DSN existe déjà, remplacer la par la ligne ci-dessus</text:span></text:span></text:p>
      <text:p text:style-name="P119"><text:soft-page-break/><text:span text:style-name="Source_20_Text"><text:span text:style-name="T70"/></text:span></text:p>
      <text:p text:style-name="P119"><text:span text:style-name="Source_20_Text"><text:span text:style-name="T70"/></text:span></text:p>
      <text:p text:style-name="P119"><text:span text:style-name="Source_20_Text"><text:span text:style-name="T70"/></text:span></text:p>
      <text:p text:style-name="P119"><text:span text:style-name="Source_20_Text"><text:span text:style-name="T70">Lancer MailHog dans le navigateur (entrer cette adresse dans le navigateur) :</text:span></text:span></text:p>
      <text:p text:style-name="P119"><text:span text:style-name="Source_20_Text"><text:span text:style-name="T70"/></text:span></text:p>
      <text:p text:style-name="P119"><text:a xlink:type="simple" xlink:href="http://0.0.0.0:8025/" text:style-name="Internet_20_link" text:visited-style-name="Visited_20_Internet_20_Link"><text:span text:style-name="Source_20_Text"><text:span text:style-name="T70">http://0.0.0.0:8025/</text:span></text:span></text:a></text:p>
      <text:p text:style-name="P119"><text:span text:style-name="Source_20_Text"><text:span text:style-name="T70"/></text:span></text:p>
      <text:p text:style-name="P119"><text:span text:style-name="Source_20_Text"><text:span text:style-name="T70"/></text:span></text:p>
      <text:p text:style-name="P127"><text:span text:style-name="Source_20_Text"><text:span text:style-name="T15">ReCAPTCHA v3</text:span></text:span><text:span text:style-name="Source_20_Text"><text:span text:style-name="T12"> :</text:span></text:span></text:p>
      <text:p text:style-name="P127"><text:span text:style-name="Source_20_Text"><text:span text:style-name="T12"/></text:span></text:p>
      <text:p text:style-name="P127"><text:span text:style-name="Source_20_Text"><text:span text:style-name="T72">KarserRecaptcha3Bundle</text:span></text:span></text:p>
      <text:p text:style-name="P127"><text:span text:style-name="Source_20_Text"><text:span text:style-name="T72"/></text:span></text:p>
      <text:p text:style-name="P127"><text:span text:style-name="Source_20_Text"><text:span text:style-name="T72">Installation :</text:span></text:span></text:p>
      <text:p text:style-name="P127"><text:span text:style-name="Source_20_Text"><text:span text:style-name="T72"/></text:span></text:p>
      <text:p text:style-name="P129"><text:span text:style-name="Source_20_Text"><text:span text:style-name="T74">Dans le terminal</text:span></text:span></text:p>
      <text:p text:style-name="P117"><text:span text:style-name="Source_20_Text"><text:span text:style-name="T153">co</text:span></text:span><text:span text:style-name="Source_20_Text"><text:span text:style-name="T154">m</text:span></text:span><text:span text:style-name="Source_20_Text"><text:span text:style-name="T153">poser require karser/karser-recaptcha3-bundle</text:span></text:span></text:p>
      <text:p text:style-name="P127"><text:span text:style-name="Source_20_Text"><text:span text:style-name="T72">+</text:span></text:span></text:p>
      <text:p text:style-name="P127"><text:span text:style-name="Source_20_Text"><text:span text:style-name="T72">n</text:span></text:span></text:p>
      <text:p text:style-name="P127"><text:span text:style-name="Source_20_Text"><text:span text:style-name="T72">(reCaptcha Google)</text:span></text:span></text:p>
      <text:p text:style-name="P127"><text:span text:style-name="Source_20_Text"><text:span text:style-name="T72">+</text:span></text:span></text:p>
      <text:p text:style-name="P127"><text:span text:style-name="Source_20_Text"><text:span text:style-name="T72">y</text:span></text:span></text:p>
      <text:p text:style-name="P127"><text:span text:style-name="Source_20_Text"><text:span text:style-name="T72">(reCaptcha Karser)</text:span></text:span></text:p>
      <text:p text:style-name="P128"><text:span text:style-name="Source_20_Text"><text:span text:style-name="T73">+</text:span></text:span></text:p>
      <text:p text:style-name="P128"><text:span text:style-name="Source_20_Text"><text:span text:style-name="T73">Le fichier karser_recaptcha3.yaml est créé</text:span></text:span></text:p>
      <text:p text:style-name="P129"><text:span text:style-name="Source_20_Text"><text:span text:style-name="T74">+</text:span></text:span></text:p>
      <text:p text:style-name="P129"><text:span text:style-name="Source_20_Text"><text:span text:style-name="T74">Aller à cette adresse :</text:span></text:span><text:a xlink:type="simple" xlink:href="https://developers.google.com/recaptcha/docs/v3?hl=fr" text:style-name="Internet_20_link" text:visited-style-name="Visited_20_Internet_20_Link"><text:span text:style-name="Source_20_Text">https://developers.google.com/recaptcha/docs/v3?hl=fr</text:span></text:a></text:p>
      <text:p text:style-name="P129"><text:span text:style-name="Source_20_Text"><text:span text:style-name="T74">+</text:span></text:span></text:p>
      <text:p text:style-name="P129"><text:span text:style-name="Source_20_Text"><text:span text:style-name="T74">Cliquer sur : </text:span></text:span><text:a xlink:type="simple" xlink:href="https://www.google.com/recaptcha/admin/create?hl=fr" text:style-name="Internet_20_link" text:visited-style-name="Visited_20_Internet_20_Link"><text:span text:style-name="Source_20_Text"><text:span text:style-name="T106">console d'administration reCAPTCHA</text:span></text:span></text:a></text:p>
      <text:p text:style-name="P129"><text:span text:style-name="Source_20_Text"><text:span text:style-name="T74">+</text:span></text:span></text:p>
      <text:p text:style-name="P129"><text:span text:style-name="Source_20_Text"><text:span text:style-name="T74">Mettre un Libellé (exemple : SymRecipe)</text:span></text:span></text:p>
      <text:p text:style-name="P129"><text:span text:style-name="Source_20_Text"><text:span text:style-name="T74">+</text:span></text:span></text:p>
      <text:p text:style-name="P129"><text:span text:style-name="Source_20_Text"><text:span text:style-name="T74">Mettre en Type de reCaptcha : Sur la base d’un score (v3)</text:span></text:span></text:p>
      <text:p text:style-name="P129"><text:span text:style-name="Source_20_Text"><text:span text:style-name="T74">+</text:span></text:span></text:p>
      <text:p text:style-name="P129"><text:span text:style-name="Source_20_Text"><text:span text:style-name="T74">Mettre en nom de domaine : localhost </text:span></text:span><text:span text:style-name="Source_20_Text"><text:span text:style-name="T75">(et, optionnel, 127.0.0.1)</text:span></text:span></text:p>
      <text:p text:style-name="P129"><text:span text:style-name="Source_20_Text"><text:span text:style-name="T74">+</text:span></text:span></text:p>
      <text:p text:style-name="P129"><text:span text:style-name="Source_20_Text"><text:span text:style-name="T74">Cocher la case : J'accepte les Conditions d'utilisation de Google Cloud Platform</text:span></text:span><text:span text:style-name="Source_20_Text"><text:span text:style-name="T107">, ainsi que celles de </text:span></text:span><text:a xlink:type="simple" xlink:href="https://console.cloud.google.com/terms" office:target-frame-name="_blank" xlink:show="new" text:style-name="Internet_20_link" text:visited-style-name="Visited_20_Internet_20_Link"><text:span text:style-name="Source_20_Text"><text:span text:style-name="T74">l'ensemble des API et services concernés</text:span></text:span></text:a><text:span text:style-name="Source_20_Text"><text:span text:style-name="T107">.</text:span></text:span></text:p>
      <text:p text:style-name="P129"><text:span text:style-name="Source_20_Text"><text:span text:style-name="T74">+</text:span></text:span></text:p>
      <text:p text:style-name="P129"><text:span text:style-name="Source_20_Text"><text:span text:style-name="T74">Envoyer</text:span></text:span></text:p>
      <text:p text:style-name="P129"><text:span text:style-name="Source_20_Text"><text:span text:style-name="T74">+</text:span></text:span></text:p>
      <text:p text:style-name="P129"><text:span text:style-name="Source_20_Text"><text:span text:style-name="T74">Copier la clé du site </text:span></text:span></text:p>
      <text:p text:style-name="P129"><text:span text:style-name="Source_20_Text"><text:span text:style-name="T74">+</text:span></text:span></text:p>
      <text:p text:style-name="P129"><text:span text:style-name="Source_20_Text"><text:span text:style-name="T74">Coller la clé dans le fichier .env, après RECAPTCHA3_KEY=</text:span></text:span></text:p>
      <text:p text:style-name="P129"><text:span text:style-name="Source_20_Text"><text:span text:style-name="T74">+</text:span></text:span></text:p>
      <text:p text:style-name="P129"><text:soft-page-break/><text:span text:style-name="Source_20_Text"><text:span text:style-name="T74">Copier la clé secrète</text:span></text:span></text:p>
      <text:p text:style-name="P129"><text:span text:style-name="Source_20_Text"><text:span text:style-name="T74">+</text:span></text:span></text:p>
      <text:p text:style-name="P129"><text:span text:style-name="Source_20_Text"><text:span text:style-name="T74"/></text:span></text:p>
      <text:p text:style-name="P160"><text:span text:style-name="Source_20_Text"><text:span text:style-name="T74">Coller la clé secrète dans le fichier .env, après RECAPTCHA3_SECRET=</text:span></text:span><text:line-break/><text:span text:style-name="Source_20_Text"><text:span text:style-name="T74">+</text:span></text:span></text:p>
      <text:p text:style-name="P160"><text:span text:style-name="Source_20_Text"><text:span text:style-name="T74">Ajouter dans notre formulaire ( exemple : ContactType.php) :</text:span></text:span></text:p>
      <text:p text:style-name="P159"><text:span text:style-name="Source_20_Text"><text:span text:style-name="T117">-&gt;</text:span></text:span><text:span text:style-name="Source_20_Text"><text:span text:style-name="T158">add</text:span></text:span><text:span text:style-name="Source_20_Text"><text:span text:style-name="T117">(</text:span></text:span><text:span text:style-name="Source_20_Text"><text:span text:style-name="T142">'captcha'</text:span></text:span><text:span text:style-name="Source_20_Text"><text:span text:style-name="T117">, </text:span></text:span><text:span text:style-name="Source_20_Text"><text:span text:style-name="T160">Recaptcha3Type</text:span></text:span><text:span text:style-name="Source_20_Text"><text:span text:style-name="T117">::</text:span></text:span><text:span text:style-name="Source_20_Text"><text:span text:style-name="T126">class</text:span></text:span><text:span text:style-name="Source_20_Text"><text:span text:style-name="T117">, [</text:span></text:span></text:p>
      <text:p text:style-name="P139"><text:span text:style-name="T274"><text:tab/>'constraints'</text:span> =&gt; <text:span text:style-name="T256">new</text:span> <text:span text:style-name="T262">Recaptcha3</text:span>(),</text:p>
      <text:p text:style-name="P139"><text:span text:style-name="T274"><text:tab/>'action_name'</text:span> =&gt; <text:span text:style-name="T274">'homepage'</text:span>,</text:p>
      <text:p text:style-name="P139"><text:span text:style-name="T274"><text:tab/>'script_nonce_csp'</text:span> =&gt; <text:span text:style-name="T277">$nonceCSP</text:span>,</text:p>
      <text:p text:style-name="P139"><text:span text:style-name="T274"><text:tab/>'locale'</text:span> =&gt; <text:span text:style-name="T274">'de'</text:span>,</text:p>
      <text:p text:style-name="P139">])</text:p>
      <text:p text:style-name="P139"/>
      <text:p text:style-name="P144"><text:span text:style-name="Source_20_Text"><text:span text:style-name="T105">Les 2 dernières lignes du ‘add’ ne sont pas obligatoires...</text:span></text:span></text:p>
      <text:p text:style-name="P160"><text:span text:style-name="Source_20_Text"><text:span text:style-name="T74"/></text:span></text:p>
      <text:p text:style-name="P160"><text:span text:style-name="Source_20_Text"><text:span text:style-name="T74"/></text:span></text:p>
      <text:p text:style-name="P130"><text:span text:style-name="Source_20_Text"><text:span text:style-name="T16">L</text:span></text:span><text:span text:style-name="Source_20_Text"><text:span text:style-name="T12">ES SERVICE</text:span></text:span><text:span text:style-name="Source_20_Text"><text:span text:style-name="T16">S</text:span></text:span><text:span text:style-name="Source_20_Text"><text:span text:style-name="T12"> :</text:span></text:span></text:p>
      <text:p text:style-name="P130"><text:span text:style-name="Source_20_Text"><text:span text:style-name="T12"/></text:span></text:p>
      <text:p text:style-name="P130"><text:span text:style-name="Source_20_Text"><text:span text:style-name="T76">Pour voir tous les services disponible sur Symfony :</text:span></text:span></text:p>
      <text:p text:style-name="P130"><text:span text:style-name="Source_20_Text"><text:span text:style-name="T76">php bin/console debug :autowiring --all</text:span></text:span></text:p>
      <text:p text:style-name="P130"><text:span text:style-name="Source_20_Text"><text:span text:style-name="T76"/></text:span></text:p>
      <text:p text:style-name="P131"><text:span text:style-name="Source_20_Text"><text:span text:style-name="T77">Pour trouver les services par « thèmes », exemple pour les mails :</text:span></text:span></text:p>
      <text:p text:style-name="P131"><text:span text:style-name="Source_20_Text"><text:span text:style-name="T76">php bin/console debug :autowiring </text:span></text:span><text:span text:style-name="Source_20_Text"><text:span text:style-name="T77">mail</text:span></text:span></text:p>
      <text:p text:style-name="P131"><text:span text:style-name="Source_20_Text"><text:span text:style-name="T77"/></text:span></text:p>
      <text:p text:style-name="P131"><text:span text:style-name="Source_20_Text"><text:span text:style-name="T77"/></text:span></text:p>
      <text:p text:style-name="P132"><text:span text:style-name="Source_20_Text"><text:span text:style-name="T52">Pour créer un service :</text:span></text:span></text:p>
      <text:p text:style-name="P132"><text:span text:style-name="Source_20_Text"><text:span text:style-name="T78"/></text:span></text:p>
      <text:p text:style-name="P132"><text:span text:style-name="Source_20_Text"><text:span text:style-name="T78">On créé un nouveau dossier dans src, « service » </text:span></text:span></text:p>
      <text:p text:style-name="P132"><text:span text:style-name="Source_20_Text"><text:span text:style-name="T78"/></text:span></text:p>
      <text:p text:style-name="P132"><text:span text:style-name="Source_20_Text"><text:span text:style-name="T78">Puis, par exemple, un nouveau fichier « MailService.php »</text:span></text:span></text:p>
      <text:p text:style-name="P132"><text:span text:style-name="Source_20_Text"><text:span text:style-name="T78"/></text:span></text:p>
      <text:p text:style-name="P133"><text:span text:style-name="Source_20_Text"><text:span text:style-name="T79">On donne le namespace : App\Service</text:span></text:span></text:p>
      <text:p text:style-name="P133"><text:span text:style-name="Source_20_Text"><text:span text:style-name="T79"/></text:span></text:p>
      <text:p text:style-name="P133"><text:span text:style-name="Source_20_Text"><text:span text:style-name="T79">On créé la class MailService</text:span></text:span></text:p>
      <text:p text:style-name="P133"><text:span text:style-name="Source_20_Text"><text:span text:style-name="T79"/></text:span></text:p>
      <text:p text:style-name="P134"><text:span text:style-name="Source_20_Text"><text:span text:style-name="T81">Pour la suite, v</text:span></text:span><text:span text:style-name="Source_20_Text"><text:span text:style-name="T80">oir </text:span></text:span><text:span text:style-name="Source_20_Text"><text:span text:style-name="T79">MailService.</text:span></text:span><text:span text:style-name="Source_20_Text"><text:span text:style-name="T81">php et ContactController.php sur</text:span></text:span><text:span text:style-name="Source_20_Text"><text:span text:style-name="T80"> SymRecipe…</text:span></text:span></text:p>
      <text:p text:style-name="P134"><text:span text:style-name="Source_20_Text"><text:span text:style-name="T80"/></text:span></text:p>
      <text:p text:style-name="P134"><text:span text:style-name="Source_20_Text"><text:span text:style-name="T80"/></text:span></text:p>
      <text:p text:style-name="P135"><text:span text:style-name="Source_20_Text"><text:span text:style-name="T12">SYSTÈME D’ADMINISTRATION A</text:span></text:span><text:span text:style-name="Source_20_Text"><text:span text:style-name="T17">VEC EASY ADMIN</text:span></text:span><text:span text:style-name="Source_20_Text"><text:span text:style-name="T12"> :</text:span></text:span></text:p>
      <text:p text:style-name="P135"><text:span text:style-name="Source_20_Text"><text:span text:style-name="T12"/></text:span></text:p>
      <text:p text:style-name="P135"><text:span text:style-name="Source_20_Text"><text:span text:style-name="T82">Installation : $ </text:span></text:span><text:span text:style-name="Source_20_Text"><text:span text:style-name="T108">composer require easycorp/easyadmin-bundle</text:span></text:span></text:p>
      <text:p text:style-name="P135"><text:span text:style-name="Source_20_Text"><text:span text:style-name="T82"/></text:span></text:p>
      <text:p text:style-name="P135"><text:span text:style-name="Source_20_Text"><text:span text:style-name="T82">Création des DashBoard : $ php bin/console make:admin:dashboard</text:span></text:span></text:p>
      <text:p text:style-name="P135"><text:span text:style-name="Source_20_Text"><text:span text:style-name="T82">+</text:span></text:span></text:p>
      <text:p text:style-name="P135"><text:soft-page-break/><text:span text:style-name="Source_20_Text"><text:span text:style-name="T82">Entrer le nom du dashboard (si ok avec DashboardContoller → Entrée)</text:span></text:span></text:p>
      <text:p text:style-name="P135"><text:span text:style-name="Source_20_Text"><text:span text:style-name="T82">+</text:span></text:span></text:p>
      <text:p text:style-name="P135"><text:span text:style-name="Source_20_Text"><text:span text:style-name="T82">Si ok avec src/Controller/Admin/ → Entrée</text:span></text:span></text:p>
      <text:p text:style-name="P136"><text:span text:style-name="Source_20_Text"><text:span text:style-name="T83">+</text:span></text:span></text:p>
      <text:p text:style-name="P136"><text:span text:style-name="Source_20_Text"><text:span text:style-name="T83">Le fichier DashboardController.</text:span></text:span><text:span text:style-name="Source_20_Text"><text:span text:style-name="T84">php</text:span></text:span><text:span text:style-name="Source_20_Text"><text:span text:style-name="T83"> est créé</text:span></text:span></text:p>
      <text:p text:style-name="P121"><text:span text:style-name="Source_20_Text"><text:span text:style-name="T84">+</text:span></text:span></text:p>
      <text:p text:style-name="P121"><text:span text:style-name="Source_20_Text"><text:span text:style-name="T84">Voir les modifications du DashboardController et la création du template admin/dashboard.html.twig dans SymRecipe</text:span></text:span></text:p>
      <text:p text:style-name="P121"><text:span text:style-name="Source_20_Text"><text:span text:style-name="T84">+</text:span></text:span></text:p>
      <text:p text:style-name="P121"><text:span text:style-name="Source_20_Text"><text:span text:style-name="T84">En première ligne de dashboard.html.twig, mettre :</text:span></text:span></text:p>
      <text:p text:style-name="P120"><text:span text:style-name="Source_20_Text"><text:span text:style-name="T118">{% </text:span></text:span><text:span text:style-name="Source_20_Text"><text:span text:style-name="T162">extends</text:span></text:span><text:span text:style-name="Source_20_Text"><text:span text:style-name="T118"> </text:span></text:span><text:span text:style-name="Source_20_Text"><text:span text:style-name="T143">'@EasyAdmin/page/content.html.twig'</text:span></text:span><text:span text:style-name="Source_20_Text"><text:span text:style-name="T118"> %}</text:span></text:span></text:p>
      <text:p text:style-name="P137"><text:span text:style-name="Source_20_Text"><text:span text:style-name="T85">(Mise en page de base d’EasyAdmin)</text:span></text:span></text:p>
      <text:p text:style-name="P137"><text:span text:style-name="Source_20_Text"><text:span text:style-name="T85">+</text:span></text:span></text:p>
      <text:p text:style-name="P137"><text:span text:style-name="Source_20_Text"><text:span text:style-name="T85">La configuration et personnalisation du dashboard ce fait dans le controller.</text:span></text:span></text:p>
      <text:p text:style-name="P137"><text:span text:style-name="Source_20_Text"><text:span text:style-name="T85">Toutes les options de configuration sont disponible ici :</text:span></text:span></text:p>
      <text:p text:style-name="P137"><text:span text:style-name="Source_20_Text"><text:span text:style-name="T85">https://symfony.com/bundles/EasyAdminBundle/current/dashboards.html</text:span></text:span></text:p>
      <text:p text:style-name="P123"><text:span text:style-name="Source_20_Text"><text:span text:style-name="T86">+</text:span></text:span></text:p>
      <text:p text:style-name="P123"><text:span text:style-name="Source_20_Text"><text:span text:style-name="T86">Pour conserver la mise en page du panneau d’administration, il faut utiliser un block « content » au lieu d’un block « body »</text:span></text:span></text:p>
      <text:p text:style-name="P122"><text:span text:style-name="Source_20_Text"><text:span text:style-name="T119">{% </text:span></text:span><text:span text:style-name="Source_20_Text"><text:span text:style-name="T163">block</text:span></text:span><text:span text:style-name="Source_20_Text"><text:span text:style-name="T119"> </text:span></text:span><text:span text:style-name="Source_20_Text"><text:span text:style-name="T134">content</text:span></text:span><text:span text:style-name="Source_20_Text"><text:span text:style-name="T119"> %}</text:span></text:span></text:p>
      <text:p text:style-name="P122"><text:span text:style-name="Source_20_Text"><text:span text:style-name="T86">+</text:span></text:span></text:p>
      <text:p text:style-name="P122"><text:span text:style-name="Source_20_Text"><text:span text:style-name="T86">Décommenter cette ligne dans le Controller :</text:span></text:span></text:p>
      <text:p text:style-name="P122"><text:span text:style-name="Source_20_Text"><text:span text:style-name="T163">yield</text:span></text:span><text:span text:style-name="Source_20_Text"><text:span text:style-name="T119"> </text:span></text:span><text:span text:style-name="Source_20_Text"><text:span text:style-name="T161">MenuItem</text:span></text:span><text:span text:style-name="Source_20_Text"><text:span text:style-name="T119">::</text:span></text:span><text:span text:style-name="Source_20_Text"><text:span text:style-name="T159">linkToCrud</text:span></text:span><text:span text:style-name="Source_20_Text"><text:span text:style-name="T119">(</text:span></text:span><text:span text:style-name="Source_20_Text"><text:span text:style-name="T144">'The Label'</text:span></text:span><text:span text:style-name="Source_20_Text"><text:span text:style-name="T119">, </text:span></text:span><text:span text:style-name="Source_20_Text"><text:span text:style-name="T144">'fas fa-list'</text:span></text:span><text:span text:style-name="Source_20_Text"><text:span text:style-name="T119">, </text:span></text:span><text:span text:style-name="Source_20_Text"><text:span text:style-name="T161">EntityClass</text:span></text:span><text:span text:style-name="Source_20_Text"><text:span text:style-name="T119">::</text:span></text:span><text:span text:style-name="Source_20_Text"><text:span text:style-name="T127">class</text:span></text:span><text:span text:style-name="Source_20_Text"><text:span text:style-name="T119">);</text:span></text:span></text:p>
      <text:p text:style-name="P122"><text:span text:style-name="Source_20_Text"><text:span text:style-name="T86">(pour les liens avec le CRUD)</text:span></text:span></text:p>
      <text:p text:style-name="P122"><text:span text:style-name="Source_20_Text"><text:span text:style-name="T86">+</text:span></text:span></text:p>
      <text:p text:style-name="P122"><text:span text:style-name="Source_20_Text"><text:span text:style-name="T86">Mise en place des icons (site pour les trouver, avec une recherche « cook » : </text:span></text:span></text:p>
      <text:p text:style-name="P122"><text:a xlink:type="simple" xlink:href="https://fontawesome.com/search?o=r&amp;f=sharp" text:style-name="Internet_20_link" text:visited-style-name="Visited_20_Internet_20_Link"><text:span text:style-name="Source_20_Text">https://fontawesome.com/search?o=r&amp;f=sharp</text:span></text:a><text:span text:style-name="Source_20_Text"><text:span text:style-name="T86">)</text:span></text:span></text:p>
      <text:p text:style-name="P124"><text:span text:style-name="Source_20_Text"><text:span text:style-name="T87">Voir le nom de l’icon voulue et le mettre dans la ligne précédente à la place de « list » dans « fas fa-list »</text:span></text:span></text:p>
      <text:p text:style-name="P110"><text:span text:style-name="Source_20_Text"><text:span text:style-name="T88">⇒ Si on recharge notre page .../admin de notre application, nous avons une erreur car il faut mettre en place les CrudController</text:span></text:span></text:p>
      <text:p text:style-name="P110"><text:span text:style-name="Source_20_Text"><text:span text:style-name="T88"/></text:span></text:p>
      <text:p text:style-name="P110"><text:span text:style-name="Source_20_Text"><text:span text:style-name="T53"/></text:span></text:p>
      <text:p text:style-name="P110"><text:span text:style-name="Source_20_Text"><text:span text:style-name="T53">Mise en place WYSIWYG</text:span></text:span><text:span text:style-name="Source_20_Text"><text:span text:style-name="T88"> → What You See Is What You Get</text:span></text:span></text:p>
      <text:p text:style-name="P110"><text:span text:style-name="Source_20_Text"><text:span text:style-name="T88"/></text:span></text:p>
      <text:p text:style-name="P110"><text:span text:style-name="Source_20_Text"><text:span text:style-name="T88">Installer CKEditor Bundle :</text:span></text:span></text:p>
      <text:p text:style-name="P110"><text:span text:style-name="Source_20_Text"><text:span text:style-name="T88">(page d’instruction de l’installation : </text:span></text:span><text:a xlink:type="simple" xlink:href="https://symfony.com/bundles/FOSCKEditorBundle/current/installation.html" text:style-name="Internet_20_link" text:visited-style-name="Visited_20_Internet_20_Link"><text:span text:style-name="Source_20_Text">https://symfony.com/bundles/FOSCKEditorBundle/current/installation.html</text:span></text:a><text:span text:style-name="Source_20_Text"><text:span text:style-name="T88">)</text:span></text:span></text:p>
      <text:p text:style-name="P110"><text:span text:style-name="Source_20_Text"><text:span text:style-name="T88"/></text:span></text:p>
      <text:p text:style-name="P110"><text:span text:style-name="Source_20_Text"><text:span text:style-name="T88">$ </text:span></text:span><text:span text:style-name="Source_20_Text"><text:span text:style-name="T164">composer require friendsofsymfony/ckeditor-bundle</text:span></text:span></text:p>
      <text:p text:style-name="P110"><text:span text:style-name="Source_20_Text"><text:span text:style-name="T88">+</text:span></text:span></text:p>
      <text:p text:style-name="P110"><text:span text:style-name="Source_20_Text"><text:span text:style-name="T88">y (pour installer la recette)</text:span></text:span></text:p>
      <text:p text:style-name="P110"><text:span text:style-name="Source_20_Text"><text:span text:style-name="T88">+</text:span></text:span></text:p>
      <text:p text:style-name="P109"><text:span text:style-name="Source_20_Text"><text:span text:style-name="T164">$ php bin/console ckeditor:install</text:span></text:span></text:p>
      <text:p text:style-name="P110"><text:span text:style-name="Source_20_Text"><text:span text:style-name="T88">+</text:span></text:span></text:p>
      <text:p text:style-name="P110"><text:span text:style-name="Source_20_Text"><text:span text:style-name="T88">drop</text:span></text:span></text:p>
      <text:p text:style-name="P110"><text:span text:style-name="Source_20_Text"><text:span text:style-name="T88">+</text:span></text:span></text:p>
      <text:p text:style-name="P109"><text:span text:style-name="Source_20_Text"><text:span text:style-name="T164">$ php bin/console assets:install public</text:span></text:span></text:p>
      <text:p text:style-name="P110"><text:soft-page-break/><text:span text:style-name="Source_20_Text"><text:span text:style-name="T88">(pour installer le Assets)</text:span></text:span></text:p>
      <text:p text:style-name="P110"><text:span text:style-name="Source_20_Text"><text:span text:style-name="T88">+</text:span></text:span></text:p>
      <text:p text:style-name="P110"><text:span text:style-name="Source_20_Text"><text:span text:style-name="T88">Dans le fichier /packages/fos_ckeditor.yaml :</text:span></text:span></text:p>
      <text:p text:style-name="P110"><text:span text:style-name="Source_20_Text"><text:span text:style-name="T88">Copier celui du projet SymRecipe pour la configuration</text:span></text:span></text:p>
      <text:p text:style-name="P110"><text:span text:style-name="Source_20_Text"><text:span text:style-name="T88"/></text:span></text:p>
      <text:p text:style-name="P110"><text:span text:style-name="Source_20_Text"><text:span text:style-name="T88"/></text:span></text:p>
      <text:p text:style-name="P138"><text:span text:style-name="Source_20_Text"><text:span text:style-name="T12">SYSTÈME D’ADMINISTRATION A</text:span></text:span><text:span text:style-name="Source_20_Text"><text:span text:style-name="T17">VEC EASY ADMIN</text:span></text:span><text:span text:style-name="Source_20_Text"><text:span text:style-name="T12"> :</text:span></text:span></text:p>
      <text:p text:style-name="P138"><text:span text:style-name="Source_20_Text"><text:span text:style-name="T22"/></text:span></text:p>
      <text:p text:style-name="P138"><text:span text:style-name="Source_20_Text"><text:span text:style-name="T89">php bin/console make:admin:crud</text:span></text:span></text:p>
      <text:p text:style-name="P138"><text:span text:style-name="Source_20_Text"><text:span text:style-name="T89">+</text:span></text:span></text:p>
      <text:p text:style-name="P138"><text:span text:style-name="Source_20_Text"><text:span text:style-name="T89">Choisir l’entité (exemple pour SymRecipe : 4 pour l’entité User)</text:span></text:span></text:p>
      <text:p text:style-name="P138"><text:span text:style-name="Source_20_Text"><text:span text:style-name="T89">+</text:span></text:span></text:p>
      <text:p text:style-name="P138"><text:span text:style-name="Source_20_Text"><text:span text:style-name="T89">Choisir le chemin de création du Controller (si OK, Entrée)</text:span></text:span></text:p>
      <text:p text:style-name="P138"><text:span text:style-name="Source_20_Text"><text:span text:style-name="T89">+</text:span></text:span></text:p>
      <text:p text:style-name="P138"><text:span text:style-name="Source_20_Text"><text:span text:style-name="T89">Choisir le NameSpace du Controller (si OK, Entrée)</text:span></text:span></text:p>
      <text:p text:style-name="P138"><text:span text:style-name="Source_20_Text"><text:span text:style-name="T89">+</text:span></text:span></text:p>
      <text:p text:style-name="P138"><text:span text:style-name="Source_20_Text"><text:span text:style-name="T89">Le fichier NomCrudController est créé (ex : UserCrudController)</text:span></text:span></text:p>
      <text:p text:style-name="P138"><text:span text:style-name="Source_20_Text"><text:span text:style-name="T89">+</text:span></text:span></text:p>
      <text:p text:style-name="P138"><text:span text:style-name="Source_20_Text"><text:span text:style-name="T89">Voir le projet SymRecipe pour la modification du fichiers</text:span></text:span></text:p>
      <text:p text:style-name="P138"><text:span text:style-name="Source_20_Text"><text:span text:style-name="T89"/></text:span></text:p>
      <text:p text:style-name="P138"><text:span text:style-name="Source_20_Text"><text:span text:style-name="T89"/></text:span></text:p>
      <text:p text:style-name="P138"><text:span text:style-name="Source_20_Text"><text:span text:style-name="T89"/></text:span></text:p>
      <text:p text:style-name="P175"><text:span text:style-name="Source_20_Text"><text:span text:style-name="T18">I</text:span></text:span><text:span text:style-name="Source_20_Text"><text:span text:style-name="T18">nstaller le test pack Sym</text:span></text:span><text:span text:style-name="Source_20_Text"><text:span text:style-name="T18">fony</text:span></text:span><text:span text:style-name="Source_20_Text"><text:span text:style-name="T12"> :</text:span></text:span></text:p>
      <text:p text:style-name="P175"><text:span text:style-name="Source_20_Text"><text:span text:style-name="T12"/></text:span></text:p>
      <text:p text:style-name="P138"><text:span text:style-name="Source_20_Text"><text:span text:style-name="T89">composer require --</text:span></text:span><text:span text:style-name="Source_20_Text"><text:span text:style-name="T90">dev </text:span></text:span><text:span text:style-name="Source_20_Text"><text:span text:style-name="T89">symfony/test-pack</text:span></text:span></text:p>
      <text:p text:style-name="P138"><text:span text:style-name="Source_20_Text"><text:span text:style-name="T89"/></text:span></text:p>
      <text:p text:style-name="P176"><text:span text:style-name="Source_20_Text"><text:span text:style-name="T19">Pour lancer les tes</text:span></text:span><text:span text:style-name="Source_20_Text"><text:span text:style-name="T19">ts</text:span></text:span><text:span text:style-name="Source_20_Text"><text:span text:style-name="T12"> </text:span></text:span><text:span text:style-name="Source_20_Text"><text:span text:style-name="T21">et voir si OK/NOK</text:span></text:span><text:span text:style-name="Source_20_Text"><text:span text:style-name="T12">:</text:span></text:span></text:p>
      <text:p text:style-name="P176"><text:span text:style-name="Source_20_Text"><text:span text:style-name="T91"/></text:span></text:p>
      <text:p text:style-name="P176"><text:span text:style-name="Source_20_Text"><text:span text:style-name="T91">Lancer la methode : $ php bin/phpunit</text:span></text:span></text:p>
      <text:p text:style-name="P176"><text:span text:style-name="Source_20_Text"><text:span text:style-name="T91"/></text:span></text:p>
      <text:p text:style-name="P177"><text:span text:style-name="Source_20_Text"><text:span text:style-name="T19">Pour </text:span></text:span><text:span text:style-name="Source_20_Text"><text:span text:style-name="T20">créer</text:span></text:span><text:span text:style-name="Source_20_Text"><text:span text:style-name="T19"> </text:span></text:span><text:span text:style-name="Source_20_Text"><text:span text:style-name="T20">un</text:span></text:span><text:span text:style-name="Source_20_Text"><text:span text:style-name="T19"> test</text:span></text:span><text:span text:style-name="Source_20_Text"><text:span text:style-name="T12"> :</text:span></text:span></text:p>
      <text:p text:style-name="P176"><text:span text:style-name="Source_20_Text"><text:span text:style-name="T91"/></text:span></text:p>
      <text:p text:style-name="P164"><text:span text:style-name="Source_20_Text"><text:span text:style-name="T92">$ php bin/console make:test</text:span></text:span></text:p>
      <text:p text:style-name="P165"><text:span text:style-name="Source_20_Text"><text:span text:style-name="T93">+</text:span></text:span></text:p>
      <text:p text:style-name="P165"><text:span text:style-name="Source_20_Text"><text:span text:style-name="T93">Choisir un type de TEST </text:span></text:span></text:p>
      <text:p text:style-name="P165"><text:span text:style-name="Source_20_Text"><text:span text:style-name="T93">(TestCase → Test Unitaire)</text:span></text:span></text:p>
      <text:p text:style-name="P167"><text:span text:style-name="Source_20_Text"><text:span text:style-name="T95">(WebTestCase → Test Fonctionnel)</text:span></text:span></text:p>
      <text:p text:style-name="P165"><text:span text:style-name="Source_20_Text"><text:span text:style-name="T93">+</text:span></text:span></text:p>
      <text:p text:style-name="P165"><text:span text:style-name="Source_20_Text"><text:span text:style-name="T93">Nom du test (avec la route, si nécessaire), </text:span></text:span><text:span text:style-name="Source_20_Text"><text:span text:style-name="T94">par exemple :</text:span></text:span></text:p>
      <text:p text:style-name="P165"><text:span text:style-name="Source_20_Text"><text:span text:style-name="T93">\App\Tests\Unit\BasicTest</text:span></text:span></text:p>
      <text:p text:style-name="P167"><text:span text:style-name="Source_20_Text"><text:span text:style-name="T95">ou</text:span></text:span></text:p>
      <text:p text:style-name="P165"><text:span text:style-name="Source_20_Text"><text:span text:style-name="T95">\</text:span></text:span><text:span text:style-name="Source_20_Text"><text:span text:style-name="T93">App\Tests\Functional\BasicTest</text:span></text:span></text:p>
      <text:p text:style-name="P166"><text:span text:style-name="Source_20_Text"><text:span text:style-name="T94">+</text:span></text:span></text:p>
      <text:p text:style-name="P166"><text:span text:style-name="Source_20_Text"><text:span text:style-name="T94">Le fichier BasicTest est créé</text:span></text:span></text:p>
      <text:p text:style-name="P110"><text:span text:style-name="Source_20_Text"><text:span text:style-name="T95"/></text:span></text:p>
      <text:p text:style-name="P168"><text:span text:style-name="Source_20_Text"><text:span text:style-name="T95">/!\ Créer un fichier .env.test.local et copier dedans le contenu de .env.dev.local </text:span></text:span><text:span text:style-name="Source_20_Text"><text:span text:style-name="T96">+ Ajouter la ligne : </text:span></text:span><text:span text:style-name="Source_20_Text"><text:span text:style-name="T135">RECAPTCHA3_ENABLED</text:span></text:span><text:span text:style-name="Source_20_Text"><text:span text:style-name="T120">=</text:span></text:span><text:span text:style-name="Source_20_Text"><text:span text:style-name="T157">0</text:span></text:span></text:p>
      <text:p text:style-name="P168"><text:span text:style-name="Source_20_Text"><text:span text:style-name="T95">/!\</text:span></text:span></text:p>
      <text:p text:style-name="P169"><text:soft-page-break/><text:span text:style-name="Source_20_Text"><text:span text:style-name="T97">+</text:span></text:span></text:p>
      <text:p text:style-name="P169"><text:span text:style-name="Source_20_Text"><text:span text:style-name="T97">Ensuite il faut créer une nouvelle BDD :</text:span></text:span></text:p>
      <text:p text:style-name="P169"><text:span text:style-name="Source_20_Text"><text:span text:style-name="T97">php bin/console doctrine:database:create --env=test</text:span></text:span></text:p>
      <text:p text:style-name="P169"><text:span text:style-name="Source_20_Text"><text:span text:style-name="T97"/></text:span></text:p>
      <text:p text:style-name="P169"><text:span text:style-name="Source_20_Text"><text:span text:style-name="T97">→ La BDD symrecipe_test est créée</text:span></text:span></text:p>
      <text:p text:style-name="P169"><text:span text:style-name="Source_20_Text"><text:span text:style-name="T97"/></text:span></text:p>
      <text:p text:style-name="P170"><text:span text:style-name="Source_20_Text"><text:span text:style-name="T98">On peut également ajouter au fichier composer.json :</text:span></text:span></text:p>
      <text:p text:style-name="P170"><text:span text:style-name="Source_20_Text"><text:span text:style-name="T98"/></text:span></text:p>
      <text:p text:style-name="P170"><text:span text:style-name="Source_20_Text"><text:span text:style-name="T136">"fixtures_test"</text:span></text:span><text:span text:style-name="Source_20_Text"><text:span text:style-name="T121">: [</text:span></text:span></text:p>
      <text:p text:style-name="P139"><text:span text:style-name="T274">"php bin/console doctrine:database:drop --force --env=test"</text:span>,</text:p>
      <text:p text:style-name="P139"><text:span text:style-name="T274">"php bin/console doctrine:database:create --env=test"</text:span>,</text:p>
      <text:p text:style-name="P139"><text:span text:style-name="T274">"php bin/console doctrine:schema:update --force --complete –env=test",</text:span></text:p>
      <text:p text:style-name="P154">"php bin/console doctrine:fixtures:load --append --env=test"</text:p>
      <text:p text:style-name="P139">]</text:p>
      <text:p text:style-name="P170"><text:span text:style-name="Source_20_Text"><text:span text:style-name="T98"/></text:span></text:p>
      <text:p text:style-name="P170"><text:span text:style-name="Source_20_Text"><text:span text:style-name="T98">Pour pouvoir </text:span></text:span><text:span text:style-name="Source_20_Text"><text:span text:style-name="T99">créer </text:span></text:span><text:span text:style-name="Source_20_Text"><text:span text:style-name="T98">la BDD symrecipe_test </text:span></text:span><text:span text:style-name="Source_20_Text"><text:span text:style-name="T99">et ses tables (sans les remplir) </text:span></text:span><text:span text:style-name="Source_20_Text"><text:span text:style-name="T98">avec la commande :</text:span></text:span></text:p>
      <text:p text:style-name="P170"><text:span text:style-name="Source_20_Text"><text:span text:style-name="T98">composer fixtures_test</text:span></text:span></text:p>
      <text:p text:style-name="P169"><text:span text:style-name="Source_20_Text"><text:span text:style-name="T97"/></text:span></text:p>
      <text:p text:style-name="P123"><text:span text:style-name="Source_20_Text"><text:span text:style-name="T8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ira Code" svg:font-family="'Fira Code', SFMono-Regular, Consolas, Menlo, monospace"/>
    <style:font-face style:name="Google Sans" svg:font-family="'Google Sans', Roboto, Arial, sans-serif"/>
    <style:font-face style:name="Google Sans1" svg:font-family="'Google Sans', arial, sans-serif"/>
    <style:font-face style:name="JetBrains Mono" svg:font-family="'JetBrains Mono', ui-monospace, 'Roboto Mono', SFMono-Regular, Menlo, Monaco, Consolas, 'Liberation Mon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apple-system1" svg:font-family="apple-system, system-ui, BlinkMacSystemFont, 'Segoe UI', Roboto, 'Helvetica Neue', Arial, sans-serif"/>
    <style:font-face style:name="ui-monospace" svg:font-family="ui-monospace, SFMono-Regular, 'SF Mono', Menlo, Consolas, 'Liberation Mono', monospac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5T08:43:22.127904604</meta:creation-date>
    <dc:date>2023-05-03T14:44:44.765046673</dc:date>
    <meta:editing-duration>P34DT21H17M16S</meta:editing-duration>
    <meta:editing-cycles>121</meta:editing-cycles>
    <meta:generator>LibreOffice/7.4.4.2$Linux_X86_64 LibreOffice_project/40$Build-2</meta:generator>
    <meta:document-statistic meta:table-count="0" meta:image-count="0" meta:object-count="0" meta:page-count="20" meta:paragraph-count="471" meta:word-count="3240" meta:character-count="21893" meta:non-whitespace-character-count="19029"/>
  </office:meta>
</office:document-meta>
</file>